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1.8173in" svg:y="0.0394in">
            <draw:object draw:notify-on-update-of-ranges="Sheet1.B1:Sheet1.B78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6.076115095692">
            <text:p>566.07611509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3.652668827037">
            <text:p>533.6526688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7.036975533286">
            <text:p>557.03697553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84.664923942196">
            <text:p>584.66492394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7.269245681573">
            <text:p>607.26924568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3.729226405849">
            <text:p>613.729226405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45.417499269272">
            <text:p>645.417499269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10.873026711307">
            <text:p>710.873026711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40.344719841666">
            <text:p>740.344719841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4.683669544261">
            <text:p>804.68366954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44.552576811427">
            <text:p>844.55257681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4.170941982602">
            <text:p>854.170941982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98.692995125708">
            <text:p>898.692995125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53.535761931949">
            <text:p>953.53576193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09.35718428073">
            <text:p>1009.357184280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35.93297340414">
            <text:p>1035.932973404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35.93297340414">
            <text:p>1035.932973404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60.46726439675">
            <text:p>1060.467264396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09.90081057284">
            <text:p>1109.900810572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11.1340336957">
            <text:p>1111.134033695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20.26209521225">
            <text:p>1120.262095212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90.02851684982">
            <text:p>1190.028516849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86.26409291356">
            <text:p>1186.264092913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29.02986111364">
            <text:p>1229.029861113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29.02986111364">
            <text:p>1229.029861113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37.1389241148">
            <text:p>1237.138924114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15.23975930662">
            <text:p>1315.239759306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43.51181861997">
            <text:p>1343.5118186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27.92093811442">
            <text:p>1427.920938114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432.69431278815">
            <text:p>1432.694312788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43.72564532165">
            <text:p>1443.725645321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10.60518176153">
            <text:p>1510.605181761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22.10141602151">
            <text:p>1522.101416021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85.6040120125">
            <text:p>1585.604012012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85.6040120125">
            <text:p>1585.604012012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92.3367144022">
            <text:p>1592.33671440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92.3367144022">
            <text:p>1592.336714402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92.3367144022">
            <text:p>1592.336714402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48.32904967736">
            <text:p>1648.329049677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48.32904967736">
            <text:p>1648.329049677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53.78088736104">
            <text:p>1653.78088736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53.78088736104">
            <text:p>1653.78088736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94.41174258372">
            <text:p>1694.411742583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02.10241678147">
            <text:p>1702.102416781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02.10241678147">
            <text:p>1702.102416781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02.10241678147">
            <text:p>1702.102416781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05.97399351936">
            <text:p>1705.973993519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05.97399351936">
            <text:p>1705.973993519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785.15341796475">
            <text:p>1785.153417964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19.80476383418">
            <text:p>1819.804763834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23.95372784338">
            <text:p>1823.953727843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23.95372784338">
            <text:p>1823.953727843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30.63156461059">
            <text:p>1830.631564610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48.6805413308">
            <text:p>1848.680541330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67.08896711869">
            <text:p>1867.088967118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67.08896711869">
            <text:p>1867.088967118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67.08896711869">
            <text:p>1867.088967118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914.75488673877">
            <text:p>1914.754886738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934.50974310459">
            <text:p>1934.509743104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934.50974310459">
            <text:p>1934.509743104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934.50974310459">
            <text:p>1934.509743104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954.6764774058">
            <text:p>1954.676477405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954.6764774058">
            <text:p>1954.676477405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954.6764774058">
            <text:p>1954.676477405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975.26810648345">
            <text:p>1975.268106483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985.72747510256">
            <text:p>1985.727475102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06.98207365699">
            <text:p>2006.98207365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17.7809178887">
            <text:p>2017.780917888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17.7809178887">
            <text:p>2017.780917888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70.70403587655">
            <text:p>2070.704035876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82.20145992514">
            <text:p>2082.2014599251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82.20145992514">
            <text:p>2082.201459925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129.49692807126">
            <text:p>2129.496928071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135.37035702897">
            <text:p>2135.37035702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135.37035702897">
            <text:p>2135.37035702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10.90646472545">
            <text:p>2210.906464725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210.90646472545">
            <text:p>2210.906464725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210.90646472545">
            <text:p>2210.906464725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210.90646472545">
            <text:p>2210.906464725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237.2868914311">
            <text:p>2237.286891431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279.7905607055">
            <text:p>2279.790560705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307.850870506">
            <text:p>2307.85087050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307.850870506">
            <text:p>2307.85087050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324.84090936476">
            <text:p>2324.840909364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324.84090936476">
            <text:p>2324.840909364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324.84090936476">
            <text:p>2324.840909364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324.84090936476">
            <text:p>2324.840909364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354.02826029397">
            <text:p>2354.02826029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361.43996928491">
            <text:p>2361.439969284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361.43996928491">
            <text:p>2361.439969284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361.43996928491">
            <text:p>2361.439969284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361.43996928491">
            <text:p>2361.439969284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376.40429009626">
            <text:p>2376.404290096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376.40429009626">
            <text:p>2376.404290096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376.40429009626">
            <text:p>2376.40429009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391.79781033705">
            <text:p>2391.797810337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248.3952529699">
            <text:p>2248.395252969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08.15950520104">
            <text:p>1708.15950520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502.98995696698">
            <text:p>1502.98995696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549.66877338674">
            <text:p>1549.668773386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345.0553494453">
            <text:p>1345.055349445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199.81478880332">
            <text:p>1199.814788803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227.80381776837">
            <text:p>1227.803817768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149.47652615375">
            <text:p>1149.476526153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137.70686297206">
            <text:p>1137.706862972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14.41260921943">
            <text:p>1014.412609219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014.24113625741">
            <text:p>1014.241136257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44.027971279609">
            <text:p>944.027971279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043.15962741833">
            <text:p>1043.159627418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071.09205077885">
            <text:p>1071.092050778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077.24568001199">
            <text:p>1077.24568001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82.47971364022">
            <text:p>1182.479713640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9.5484006838">
            <text:p>1269.548400683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58.73049825963">
            <text:p>1158.730498259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228.35366273826">
            <text:p>1228.353662738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59.42225866568">
            <text:p>1259.422258665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321.55858804439">
            <text:p>1321.558588044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99.87431300119">
            <text:p>1399.874313001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438.81390991575">
            <text:p>1438.813909915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356.20919817634">
            <text:p>1356.209198176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327.40594985425">
            <text:p>1327.405949854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49.45637419547">
            <text:p>1249.456374195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55.73217500502">
            <text:p>1255.73217500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18.50026668497">
            <text:p>1218.50026668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75.48567780446">
            <text:p>1275.485677804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59.42225866568">
            <text:p>1259.422258665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297.55200928959">
            <text:p>1297.552009289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143.27542260195">
            <text:p>1143.27542260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056.3249508853">
            <text:p>1056.324950885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044.91951576935">
            <text:p>1044.919515769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119.59579357072">
            <text:p>1119.595793570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159.40220174762">
            <text:p>1159.402201747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177.14401951209">
            <text:p>1177.144019512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054.67707235714">
            <text:p>1054.677072357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031.46971206804">
            <text:p>1031.46971206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097.90579375017">
            <text:p>1097.905793750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092.90627965652">
            <text:p>1092.906279656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105.79702721021">
            <text:p>1105.797027210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231.03135873961">
            <text:p>1231.031358739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199.52995028686">
            <text:p>1199.529950286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246.37430069859">
            <text:p>1246.374300698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183.44177847054">
            <text:p>1183.441778470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204.10365753124">
            <text:p>1204.103657531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269.31340170704">
            <text:p>1269.31340170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286.73458311073">
            <text:p>1286.734583110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381.54212193741">
            <text:p>1381.542121937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341.99058544961">
            <text:p>1341.990585449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344.39609168744">
            <text:p>1344.3960916874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318.40065522211">
            <text:p>1318.400655222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343.19226157162">
            <text:p>1343.192261571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434.55687319838">
            <text:p>1434.556873198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53.40496935824">
            <text:p>1553.404969358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71.30432772982">
            <text:p>1571.304327729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10.09610920434">
            <text:p>1610.096109204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48.59388174969">
            <text:p>1548.593881749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72.94555217058">
            <text:p>1672.945552170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733.85794418011">
            <text:p>1733.857944180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49.03688804488">
            <text:p>1649.036888044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724.39028813444">
            <text:p>1724.390288134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760.80959825589">
            <text:p>1760.809598255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779.47859593339">
            <text:p>1779.478595933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813.90786126364">
            <text:p>1813.907861263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857.42578694815">
            <text:p>1857.425786948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974.80083744862">
            <text:p>1974.800837448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983.94239476144">
            <text:p>1983.942394761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015.93776994233">
            <text:p>2015.937769942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118.43063962726">
            <text:p>2118.430639627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130.46570822783">
            <text:p>2130.465708227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176.84161562098">
            <text:p>2176.84161562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205.64911399774">
            <text:p>2205.649113997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180.00523443221">
            <text:p>2180.005234432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192.75220153052">
            <text:p>2192.752201530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192.75220153052">
            <text:p>2192.752201530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118.61764179127">
            <text:p>2118.6176417913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130.65484128743">
            <text:p>2130.654841287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155.14430214743">
            <text:p>2155.144302147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155.14430214743">
            <text:p>2155.144302147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155.14430214743">
            <text:p>2155.144302147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973.6640628128">
            <text:p>1973.664062812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021.54119355455">
            <text:p>2021.541193554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76.15631404076">
            <text:p>1876.156314040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76.15631404076">
            <text:p>1876.156314040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737.10507479908">
            <text:p>1737.105074799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739.62327987077">
            <text:p>1739.623279870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731.59060471503">
            <text:p>1731.59060471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700.18826560127">
            <text:p>1700.188265601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598.71406941454">
            <text:p>1598.714069414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640.68087725582">
            <text:p>1640.680877255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536.48648818144">
            <text:p>1536.486488181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18.69454435499">
            <text:p>1718.69454435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779.87449383654">
            <text:p>1779.874493836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779.87449383654">
            <text:p>1779.874493836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96.91620172712">
            <text:p>1896.916201727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019.49998446087">
            <text:p>2019.499984460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116.37579249603">
            <text:p>2116.37579249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122.36463044665">
            <text:p>2122.364630446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272.26311580749">
            <text:p>2272.263115807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545.56009151388">
            <text:p>2545.560091513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328.25204048428">
            <text:p>2328.252040484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391.35097361619">
            <text:p>2391.350973616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974.31348801161">
            <text:p>1974.313488011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974.31348801161">
            <text:p>1974.313488011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82.58540075511">
            <text:p>2082.585400755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988.70975817599">
            <text:p>1988.709758176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092.75465162476">
            <text:p>2092.754651624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803.95509956891">
            <text:p>1803.9550995689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811.03350364196">
            <text:p>1811.03350364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860.44941544933">
            <text:p>1860.449415449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865.07582564443">
            <text:p>1865.075825644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658.8245140057">
            <text:p>1658.824514005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420.11612924726">
            <text:p>1420.116129247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463.16602036668">
            <text:p>1463.166020366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454.56444286496">
            <text:p>1454.56444286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341.39992470582">
            <text:p>1341.399924705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346.36636553525">
            <text:p>1346.366365535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476.21543860852">
            <text:p>1476.215438608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523.82886661707">
            <text:p>1523.828866617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561.70613707444">
            <text:p>1561.706137074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806.16114973536">
            <text:p>1806.161149735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532.97799601288">
            <text:p>1532.977996012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650.18487724955">
            <text:p>1650.1848772496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664.83678019073">
            <text:p>1664.836780190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786.79807758096">
            <text:p>1786.79807758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36.00563242986">
            <text:p>1836.005632429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923.0973349888">
            <text:p>1923.097334988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925.56598460198">
            <text:p>1925.565984602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928.04098029439">
            <text:p>1928.0409802944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928.04098029439">
            <text:p>1928.0409802944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928.04098029439">
            <text:p>1928.0409802944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948.07237165428">
            <text:p>1948.072371654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969.17041200571">
            <text:p>1969.170412005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990.07017985528">
            <text:p>1990.070179855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990.07017985528">
            <text:p>1990.0701798553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991.39115532134">
            <text:p>1991.391155321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702.14768506145">
            <text:p>1702.147685061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00.44645718992">
            <text:p>1600.4464571899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535.33157698183">
            <text:p>1535.331576981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529.07135537129">
            <text:p>1529.071355371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495.53266364931">
            <text:p>1495.532663649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495.53266364931">
            <text:p>1495.532663649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385.06013361672">
            <text:p>1385.060133616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390.19470305197">
            <text:p>1390.19470305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319.85977482156">
            <text:p>1319.8597748216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389.87267742312">
            <text:p>1389.872677423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525.57236405299">
            <text:p>1525.57236405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477.48771496323">
            <text:p>1477.487714963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481.86650373637">
            <text:p>1481.8665037364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365.20617048099">
            <text:p>1365.206170481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372.70210135349">
            <text:p>1372.702101353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300.12636034843">
            <text:p>1300.1263603484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182.2831203171">
            <text:p>1182.283120317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236.87592858875">
            <text:p>1236.875928588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242.5108621852">
            <text:p>1242.510862185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180.88700634478">
            <text:p>1180.8870063448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085.98911218046">
            <text:p>1085.989112180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236.36619524277">
            <text:p>1236.366195242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167.55931031881">
            <text:p>1167.5593103188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140.43015319829">
            <text:p>1140.430153198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113.55059314263">
            <text:p>1113.5505931426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956.309324932348">
            <text:p>956.3093249323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944.30654421731">
            <text:p>944.306544217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934.889962910063">
            <text:p>934.889962910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008.17000452941">
            <text:p>1008.1700045294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023.99928013598">
            <text:p>1023.99928013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002.44320139617">
            <text:p>1002.4432013962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047.2334029072">
            <text:p>1047.2334029072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114.12566743233">
            <text:p>1114.125667432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101.04115642844">
            <text:p>1101.041156428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064.32350899455">
            <text:p>1064.3235089946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108.363125881">
            <text:p>1108.36312588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124.98805324023">
            <text:p>1124.9880532402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200.62506892582">
            <text:p>1200.6250689258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248.59510601535">
            <text:p>1248.5951060154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294.94416358191">
            <text:p>1294.9441635819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308.49935273292">
            <text:p>1308.4993527329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358.26231623244">
            <text:p>1358.2623162324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396.18936171188">
            <text:p>1396.1893617119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455.81069561004">
            <text:p>1455.81069561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401.40693260698">
            <text:p>1401.40693260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414.62307720306">
            <text:p>1414.623077203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455.81069561004">
            <text:p>1455.8106956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411.95994398324">
            <text:p>1411.959943983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411.95994398324">
            <text:p>1411.9599439832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422.67309589965">
            <text:p>1422.6730958997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432.18135385053">
            <text:p>1432.1813538505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448.78034092884">
            <text:p>1448.7803409288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437.67192571146">
            <text:p>1437.671925711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378.86333033593">
            <text:p>1378.863330335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404.03036900826">
            <text:p>1404.0303690083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415.29043093685">
            <text:p>1415.2904309369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434.23539666709">
            <text:p>1434.2353966671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390.36583986949">
            <text:p>1390.365839869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504.73323685437">
            <text:p>1504.7332368544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554.43621294217">
            <text:p>1554.436212942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611.20402308184">
            <text:p>1611.2040230818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600.88681482305">
            <text:p>1600.886814823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568.24981232535">
            <text:p>1568.2498123254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522.29450258957">
            <text:p>1522.294502589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550.01906018">
            <text:p>1550.01906018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495.91717326272">
            <text:p>1495.9171732627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489.97362353037">
            <text:p>1489.9736235304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538.88786405663">
            <text:p>1538.887864056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577.73436286005">
            <text:p>1577.7343628601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581.0602851006">
            <text:p>1581.060285100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550.82031066342">
            <text:p>1550.8203106634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460.95051910319">
            <text:p>1460.950519103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351.68366342798">
            <text:p>1351.683663428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273.64121884033">
            <text:p>1273.641218840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300.13516402097">
            <text:p>1300.135164021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310.92938211859">
            <text:p>1310.929382118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258.15134870136">
            <text:p>1258.151348701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293.96674184964">
            <text:p>1293.9667418496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222.08336105846">
            <text:p>1222.083361058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246.45521307853">
            <text:p>1246.4552130785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284.89186400916">
            <text:p>1284.891864009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254.79662925849">
            <text:p>1254.7966292585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255.05909783126">
            <text:p>1255.0590978313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286.13124311811">
            <text:p>1286.1312431181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296.13301981029">
            <text:p>1296.1330198103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355.8835731217">
            <text:p>1355.8835731217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404.76998114294">
            <text:p>1404.7699811429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334.7697640747">
            <text:p>1334.7697640747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273.57363373983">
            <text:p>1273.5736337398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153.14923979374">
            <text:p>1153.1492397937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184.09862982027">
            <text:p>1184.0986298203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206.8434217241">
            <text:p>1206.843421724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221.58574478685">
            <text:p>1221.5857447869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161.0708300434">
            <text:p>1161.0708300434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173.79053786996">
            <text:p>1173.79053787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173.79053786996">
            <text:p>1173.79053787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134.72153221253">
            <text:p>1134.7215322125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250.09089680854">
            <text:p>1250.0908968085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322.55993430469">
            <text:p>1322.5599343047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406.58120657722">
            <text:p>1406.5812065772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406.58120657722">
            <text:p>1406.581206577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450.0933555572">
            <text:p>1450.0933555572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510.70026611866">
            <text:p>1510.7002661187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522.97069153037">
            <text:p>1522.9706915304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574.11262070093">
            <text:p>1574.1126207009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498.62598362954">
            <text:p>1498.6259836295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498.62598362954">
            <text:p>1498.6259836295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501.60293606289">
            <text:p>1501.602936062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501.60293606289">
            <text:p>1501.6029360629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651.64697653864">
            <text:p>1651.6469765386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546.09989066897">
            <text:p>1546.09989066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662.63106824109">
            <text:p>1662.631068241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671.43096803991">
            <text:p>1671.430968039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457.82243043306">
            <text:p>1457.822430433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449.37090314037">
            <text:p>1449.3709031404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449.37090314037">
            <text:p>1449.3709031404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483.77892940308">
            <text:p>1483.778929403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498.6025898957">
            <text:p>1498.6025898957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539.35669865002">
            <text:p>1539.35669865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662.17048169587">
            <text:p>1662.1704816959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782.66727037136">
            <text:p>1782.667270371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671.43096803991">
            <text:p>1671.4309680399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638.56663386145">
            <text:p>1638.5666338615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656.77764278727">
            <text:p>1656.7776427873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656.77764278727">
            <text:p>1656.7776427873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783.85975642099">
            <text:p>1783.85975642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705.76181146939">
            <text:p>1705.7618114694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802.07573275972">
            <text:p>1802.0757327597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696.11809881996">
            <text:p>1696.11809882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700.92628605639">
            <text:p>1700.926286056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587.51807436887">
            <text:p>1587.5180743689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727.36888481402">
            <text:p>1727.368884814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612.25930827624">
            <text:p>1612.2593082762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545.80115145815">
            <text:p>1545.801151458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603.64120122456">
            <text:p>1603.6412012246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701.89119664076">
            <text:p>1701.8911966408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741.40616574414">
            <text:p>1741.4061657441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502.44894926692">
            <text:p>1502.4489492669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658.60956982963">
            <text:p>1658.6095698296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607.077364302">
            <text:p>1607.077364302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528.47490823463">
            <text:p>1528.4749082346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560.06923495309">
            <text:p>1560.069234953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347.11261504678">
            <text:p>1347.1126150468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465.56721641567">
            <text:p>1465.5672164157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475.65950645294">
            <text:p>1475.6595064529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528.28025074914">
            <text:p>1528.280250749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494.77587405697">
            <text:p>1494.775874057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589.83158915805">
            <text:p>1589.8315891581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720.18815085933">
            <text:p>1720.18815085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786.78144970702">
            <text:p>1786.781449707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926.78335195802">
            <text:p>1926.783351958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869.16104653937">
            <text:p>1869.1610465394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731.10663236938">
            <text:p>1731.1066323694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732.10609853511">
            <text:p>1732.106098535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678.79654649486">
            <text:p>1678.7965464949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634.88327023226">
            <text:p>1634.8832702323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634.88327023226">
            <text:p>1634.883270232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665.74671648723">
            <text:p>1665.746716487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633.1033513874">
            <text:p>1633.1033513874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533.16160964768">
            <text:p>1533.1616096477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526.9190353778">
            <text:p>1526.9190353778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673.41213044168">
            <text:p>1673.4121304417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565.15611313414">
            <text:p>1565.156113134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568.42916092909">
            <text:p>1568.429160929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461.81810654772">
            <text:p>1461.8181065477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595.53890726634">
            <text:p>1595.5389072663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477.65827565929">
            <text:p>1477.6582756593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477.65827565929">
            <text:p>1477.6582756593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489.39572911101">
            <text:p>1489.39572911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489.39572911101">
            <text:p>1489.395729111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473.30428494511">
            <text:p>1473.3042849451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375.99765671442">
            <text:p>1375.9976567144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504.33239593382">
            <text:p>1504.3323959338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337.95075482988">
            <text:p>1337.9507548299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493.84549150095">
            <text:p>1493.845491501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494.589704845">
            <text:p>1494.589704845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512.67597118583">
            <text:p>1512.6759711858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476.93082431514">
            <text:p>1476.9308243151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526.9190353778">
            <text:p>1526.919035377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514.58516228301">
            <text:p>1514.585162283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467.17987118592">
            <text:p>1467.1798711859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467.17987118592">
            <text:p>1467.1798711859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467.17987118592">
            <text:p>1467.1798711859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548.59388174969">
            <text:p>1548.5938817497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518.41803892936">
            <text:p>1518.4180389294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532.37849784208">
            <text:p>1532.3784978421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495.70741623913">
            <text:p>1495.7074162391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569.24956292902">
            <text:p>1569.249562929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593.42031421781">
            <text:p>1593.4203142178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615.67815869181">
            <text:p>1615.6781586918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529.98518672301">
            <text:p>1529.98518672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555.16645625874">
            <text:p>1555.1664562587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586.31141478393">
            <text:p>1586.3114147839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420.1686491118">
            <text:p>1420.168649111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464.53876388321">
            <text:p>1464.5387638832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608.20806619162">
            <text:p>1608.2080661916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643.44741096137">
            <text:p>1643.4474109614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564.59493328295">
            <text:p>1564.594933283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469.92054188894">
            <text:p>1469.9205418889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414.81070682055">
            <text:p>1414.8107068206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404.21519901866">
            <text:p>1404.2151990187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414.47717745883">
            <text:p>1414.4771774588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508.72971525371">
            <text:p>1508.7297152537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533.40649625934">
            <text:p>1533.406496259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450.37815581134">
            <text:p>1450.3781558113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450.37815581134">
            <text:p>1450.3781558113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473.16863613959">
            <text:p>1473.1686361396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406.86978679487">
            <text:p>1406.8697867949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406.86978679487">
            <text:p>1406.8697867949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331.91792934472">
            <text:p>1331.9179293447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353.55131420507">
            <text:p>1353.5513142051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223.29800085767">
            <text:p>1223.2980008577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256.34020613119">
            <text:p>1256.3402061312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252.14530469947">
            <text:p>1252.145304699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284.30743158941">
            <text:p>1284.3074315894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420.52588723785">
            <text:p>1420.5258872379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297.07866770217">
            <text:p>1297.0786677022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294.83936920111">
            <text:p>1294.8393692011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262.15430190251">
            <text:p>1262.1543019025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295.95805112596">
            <text:p>1295.958051126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333.99078052565">
            <text:p>1333.9907805257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388.31497485623">
            <text:p>1388.3149748562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455.67824884471">
            <text:p>1455.6782488447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458.50901691393">
            <text:p>1458.509016913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458.50901691393">
            <text:p>1458.5090169139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458.50901691393">
            <text:p>1458.5090169139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467.78553208129">
            <text:p>1467.7855320813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492.61451710732">
            <text:p>1492.6145171073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492.61451710732">
            <text:p>1492.6145171073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493.35750414256">
            <text:p>1493.3575041426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494.84569946916">
            <text:p>1494.8456994692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507.75355690588">
            <text:p>507.7535569059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494.203424920253">
            <text:p>494.2034249203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502.144428986257">
            <text:p>502.1444289863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526.003662834819">
            <text:p>526.0036628348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562.151476268964">
            <text:p>562.151476269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625.436366493645">
            <text:p>625.4363664936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640.931872425868">
            <text:p>640.9318724259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644.788940158834">
            <text:p>644.7889401588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644.788940158834">
            <text:p>644.7889401588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658.084195414815">
            <text:p>658.0841954148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696.590264708335">
            <text:p>696.5902647083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724.866019671466">
            <text:p>724.8660196715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730.514168724812">
            <text:p>730.5141687248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806.732552762654">
            <text:p>806.7325527627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806.732552762654">
            <text:p>806.7325527627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845.854784807604">
            <text:p>845.8547848076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853.555791268203">
            <text:p>853.5557912682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858.932087710444">
            <text:p>858.9320877104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893.731723203111">
            <text:p>893.7317232031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932.338670000763">
            <text:p>932.3386700008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941.408165677639">
            <text:p>941.4081656776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943.777396125761">
            <text:p>943.7773961258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009.17680740162">
            <text:p>1009.1768074016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047.95359092784">
            <text:p>1047.9535909278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056.81333881517">
            <text:p>1056.8133388152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078.08038845252">
            <text:p>1078.0803884525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133.4755718775">
            <text:p>1133.4755718775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221.60128916117">
            <text:p>1221.6012891612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302.19850672529">
            <text:p>1302.1985067253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306.73609254915">
            <text:p>1306.7360925492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353.76127069461">
            <text:p>1353.7612706946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353.76127069461">
            <text:p>1353.7612706946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366.09008198233">
            <text:p>1366.0900819823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371.08471288234">
            <text:p>1371.0847128823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388.85726185653">
            <text:p>1388.8572618565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404.46171474374">
            <text:p>1404.4617147437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487.96448350577">
            <text:p>1487.9644835058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499.86689754728">
            <text:p>1499.8668975473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548.64384364357">
            <text:p>1548.6438436436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561.54102232158">
            <text:p>1561.5410223216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561.54102232158">
            <text:p>1561.5410223216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667.4247592064">
            <text:p>1667.4247592064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716.31322984372">
            <text:p>1716.3132298437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744.25372029486">
            <text:p>1744.2537202949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847.36429871473">
            <text:p>1847.3642987147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864.586798829">
            <text:p>1864.586798829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883.31496834347">
            <text:p>1883.3149683435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945.60485806109">
            <text:p>1945.6048580611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945.60485806109">
            <text:p>1945.6048580611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2008.11555862758">
            <text:p>2008.1155586276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2016.21296883983">
            <text:p>2016.2129688398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2016.21296883983">
            <text:p>2016.2129688398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2060.52629287434">
            <text:p>2060.5262928743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2077.65015065485">
            <text:p>2077.6501506549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2094.32973038916">
            <text:p>2094.3297303892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2141.41956483925">
            <text:p>2141.4195648393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2153.71801483586">
            <text:p>2153.7180148359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2153.71801483586">
            <text:p>2153.7180148359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2163.03495733296">
            <text:p>2163.034957333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2243.92820772991">
            <text:p>2243.9282077299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2243.92820772991">
            <text:p>2243.9282077299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2257.43599386998">
            <text:p>2257.43599387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2257.43599386998">
            <text:p>2257.43599387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2257.43599386998">
            <text:p>2257.43599387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2370.71195237211">
            <text:p>2370.7119523721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2401.06996751891">
            <text:p>2401.0699675189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2448.0933446719">
            <text:p>2448.0933446719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2480.47904584421">
            <text:p>2480.4790458442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2587.44523384386">
            <text:p>2587.4452338439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2603.16116248566">
            <text:p>2603.1611624857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2603.16116248566">
            <text:p>2603.1611624857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603.72597736184">
            <text:p>2603.7259773618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2639.81028160994">
            <text:p>2639.8102816099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2711.38420400792">
            <text:p>2711.3842040079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2711.38420400792">
            <text:p>2711.3842040079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2711.38420400792">
            <text:p>2711.3842040079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2741.11242644287">
            <text:p>2741.1124264429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2751.16723058629">
            <text:p>2751.1672305863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2792.05387713205">
            <text:p>2792.0538771321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2823.58766209731">
            <text:p>2823.5876620973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2823.58766209731">
            <text:p>2823.5876620973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2823.58766209731">
            <text:p>2823.5876620973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2823.58766209731">
            <text:p>2823.5876620973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2823.58766209731">
            <text:p>2823.5876620973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2842.31349216333">
            <text:p>2842.3134921633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2842.31349216333">
            <text:p>2842.3134921633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2842.31349216333">
            <text:p>2842.3134921633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2845.00890562199">
            <text:p>2845.008905622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2845.00890562199">
            <text:p>2845.008905622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2877.7572095716">
            <text:p>2877.7572095716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2886.06242518364">
            <text:p>2886.0624251836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2908.44584680406">
            <text:p>2908.4458468041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2908.44584680406">
            <text:p>2908.4458468041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2908.44584680406">
            <text:p>2908.4458468041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2822.25953996086">
            <text:p>2822.2595399609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2578.48035322595">
            <text:p>2578.480353226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2085.54875980424">
            <text:p>2085.5487598042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2335.58730321401">
            <text:p>2335.587303214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900.57769463313">
            <text:p>1900.5776946331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2027.75389724798">
            <text:p>2027.753897248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877.97301469696">
            <text:p>1877.973014697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761.11646080328">
            <text:p>1761.1164608033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404.85220837199">
            <text:p>1404.852208372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457.40193877989">
            <text:p>1457.4019387799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303.52461046204">
            <text:p>1303.524610462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158.54871248442">
            <text:p>1158.5487124844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084.82943116909">
            <text:p>1084.8294311691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105.61873652622">
            <text:p>1105.6187365262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112.17669935134">
            <text:p>1112.1766993513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161.25340822427">
            <text:p>1161.2534082243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108.0688894298">
            <text:p>1108.0688894298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111.35270263025">
            <text:p>1111.3527026303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185.10721926881">
            <text:p>1185.1072192688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269.34696766284">
            <text:p>1269.3469676628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208.01274063883">
            <text:p>1208.0127406388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276.91074460062">
            <text:p>1276.9107446006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233.84760383139">
            <text:p>1233.8476038314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321.92253847002">
            <text:p>1321.92253847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340.22951670797">
            <text:p>1340.229516708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466.68673915375">
            <text:p>1466.6867391538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433.7427457296">
            <text:p>1433.7427457296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375.87933373427">
            <text:p>1375.8793337343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418.8253626252">
            <text:p>1418.8253626252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493.70603400147">
            <text:p>1493.7060340015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393.77721092508">
            <text:p>1393.7772109251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436.48876286916">
            <text:p>1436.4887628692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373.35994894795">
            <text:p>1373.359948948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358.47373687626">
            <text:p>1358.4737368763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349.30892228012">
            <text:p>1349.3089222801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494.12448463587">
            <text:p>1494.1244846359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429.51562028245">
            <text:p>1429.515620282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429.34535116964">
            <text:p>1429.3453511696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335.04819301212">
            <text:p>1335.0481930121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364.18769288376">
            <text:p>1364.1876928838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289.15361440745">
            <text:p>1289.1536144075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344.62205010447">
            <text:p>1344.6220501045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330.38594963081">
            <text:p>1330.3859496308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330.38594963081">
            <text:p>1330.3859496308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438.16728104068">
            <text:p>1438.1672810407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427.22040453889">
            <text:p>1427.2204045389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443.35664473574">
            <text:p>1443.3566447357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398.93596373492">
            <text:p>1398.9359637349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378.84352619474">
            <text:p>1378.8435261947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313.63802508598">
            <text:p>1313.638025086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313.63802508598">
            <text:p>1313.638025086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216.1848120819">
            <text:p>1216.1848120819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149.10503933579">
            <text:p>1149.1050393358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250.10717509354">
            <text:p>1250.1071750935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237.72907844344">
            <text:p>1237.7290784434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373.75299445228">
            <text:p>1373.7529944523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438.29656031445">
            <text:p>1438.2965603145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457.86670682767">
            <text:p>1457.8667068277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522.99485224571">
            <text:p>1522.9948522457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430.06927516808">
            <text:p>1430.0692751681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455.39136351149">
            <text:p>1455.3913635115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472.53593851229">
            <text:p>1472.5359385123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390.62766004648">
            <text:p>1390.6276600465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283.53473509337">
            <text:p>1283.5347350934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217.88195049042">
            <text:p>1217.8819504904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380.3899594707">
            <text:p>1380.3899594707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380.3899594707">
            <text:p>1380.3899594707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290.15845118744">
            <text:p>1290.1584511874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1243.1142024332">
            <text:p>1243.1142024332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234.67276073961">
            <text:p>1234.6727607396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299.09715302384">
            <text:p>1299.0971530238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247.24871070025">
            <text:p>1247.248710700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285.7350705306">
            <text:p>1285.7350705306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389.98335690429">
            <text:p>1389.9833569043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352.3881909548">
            <text:p>1352.3881909548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279.15658034281">
            <text:p>1279.1565803428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364.69189178371">
            <text:p>1364.6918917837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373.59574925682">
            <text:p>1373.5957492568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459.28497288687">
            <text:p>1459.2849728869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488.24128406698">
            <text:p>1488.241284067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575.79207378672">
            <text:p>1575.7920737867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464.98573974621">
            <text:p>1464.9857397462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532.32957991586">
            <text:p>1532.3295799159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664.99558631451">
            <text:p>1664.9955863145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539.82581899895">
            <text:p>1539.825818999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542.99367564545">
            <text:p>1542.9936756455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425.67317875952">
            <text:p>1425.6731787595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502.8017361903">
            <text:p>1502.8017361903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578.72028467865">
            <text:p>1578.7202846787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677.59376002706">
            <text:p>1677.5937600271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724.85501655303">
            <text:p>1724.855016553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739.8597359692">
            <text:p>1739.8597359692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747.46041922364">
            <text:p>1747.4604192236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781.70781543574">
            <text:p>1781.7078154357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1781.70781543574">
            <text:p>1781.7078154357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562.67212252576">
            <text:p>1562.6721225258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384.54077476883">
            <text:p>1384.540774768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488.99146967109">
            <text:p>1488.9914696711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512.92627806237">
            <text:p>1512.9262780624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431.87161911969">
            <text:p>1431.8716191197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394.59721683809">
            <text:p>1394.5972168381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395.24580542984">
            <text:p>1395.2458054298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443.58453458605">
            <text:p>1443.5845345861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525.81483206543">
            <text:p>1525.8148320654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454.07975328575">
            <text:p>1454.0797532858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377.31043379088">
            <text:p>1377.3104337909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340.38857218484">
            <text:p>1340.3885721848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291.90330453043">
            <text:p>1291.9033045304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408.34545577826">
            <text:p>1408.3454557783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412.98863761723">
            <text:p>1412.9886376172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342.33772396385">
            <text:p>1342.3377239639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468.49276876012">
            <text:p>1468.4927687601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537.74165690341">
            <text:p>1537.7416569034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550.45714142475">
            <text:p>1550.4571414248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660.28761314901">
            <text:p>1660.287613149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644.81304363477">
            <text:p>1644.8130436348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659.36928866914">
            <text:p>1659.3692886691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718.29463690693">
            <text:p>1718.2946369069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742.24364613781">
            <text:p>1742.2436461378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787.92949950756">
            <text:p>1787.9294995076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683.58070079896">
            <text:p>1683.580700799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556.08653139759">
            <text:p>1556.0865313976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472.09563074636">
            <text:p>1472.0956307464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392.81670346396">
            <text:p>1392.816703464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245.37993697092">
            <text:p>1245.3799369709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1215.11496536752">
            <text:p>1215.1149653675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1.8173in" svg:y="0.0394in">
            <draw:object draw:notify-on-update-of-ranges="Sheet2.B2:Sheet2.B68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6.076115095692">
            <text:p>566.07611509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3.652668827037">
            <text:p>533.6526688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7.036975533286">
            <text:p>557.03697553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84.664923942196">
            <text:p>584.66492394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7.269245681573">
            <text:p>607.26924568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3.729226405849">
            <text:p>613.729226405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45.417499269272">
            <text:p>645.417499269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10.873026711307">
            <text:p>710.873026711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40.344719841666">
            <text:p>740.344719841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4.683669544261">
            <text:p>804.68366954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44.552576811427">
            <text:p>844.55257681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4.170941982602">
            <text:p>854.170941982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98.692995125708">
            <text:p>898.692995125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53.535761931949">
            <text:p>953.53576193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09.35718428073">
            <text:p>1009.357184280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35.93297340414">
            <text:p>1035.932973404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35.93297340414">
            <text:p>1035.93297340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60.46726439675">
            <text:p>1060.467264396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09.90081057284">
            <text:p>1109.900810572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11.1340336957">
            <text:p>1111.134033695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20.26209521225">
            <text:p>1120.262095212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90.02851684982">
            <text:p>1190.028516849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86.26409291356">
            <text:p>1186.264092913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29.02986111364">
            <text:p>1229.029861113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29.02986111364">
            <text:p>1229.029861113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37.1389241148">
            <text:p>1237.138924114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15.23975930662">
            <text:p>1315.239759306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43.51181861997">
            <text:p>1343.5118186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27.92093811442">
            <text:p>1427.920938114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432.69431278815">
            <text:p>1432.694312788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43.72564532165">
            <text:p>1443.725645321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10.60518176153">
            <text:p>1510.605181761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22.10141602151">
            <text:p>1522.101416021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85.6040120125">
            <text:p>1585.604012012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85.6040120125">
            <text:p>1585.604012012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92.3367144022">
            <text:p>1592.33671440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92.3367144022">
            <text:p>1592.336714402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92.3367144022">
            <text:p>1592.336714402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48.32904967736">
            <text:p>1648.329049677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48.32904967736">
            <text:p>1648.329049677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53.78088736104">
            <text:p>1653.780887361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53.78088736104">
            <text:p>1653.780887361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94.41174258372">
            <text:p>1694.411742583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02.10241678147">
            <text:p>1702.102416781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02.10241678147">
            <text:p>1702.102416781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02.10241678147">
            <text:p>1702.102416781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05.97399351936">
            <text:p>1705.973993519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05.97399351936">
            <text:p>1705.973993519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785.15341796475">
            <text:p>1785.153417964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19.80476383418">
            <text:p>1819.804763834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23.95372784338">
            <text:p>1823.953727843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23.95372784338">
            <text:p>1823.953727843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30.63156461059">
            <text:p>1830.631564610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48.6805413308">
            <text:p>1848.680541330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67.08896711869">
            <text:p>1867.088967118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67.08896711869">
            <text:p>1867.088967118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67.08896711869">
            <text:p>1867.088967118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914.75488673877">
            <text:p>1914.754886738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934.50974310459">
            <text:p>1934.509743104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934.50974310459">
            <text:p>1934.509743104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934.50974310459">
            <text:p>1934.509743104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954.6764774058">
            <text:p>1954.676477405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954.6764774058">
            <text:p>1954.676477405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954.6764774058">
            <text:p>1954.676477405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975.26810648345">
            <text:p>1975.268106483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985.72747510256">
            <text:p>1985.727475102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06.98207365699">
            <text:p>2006.98207365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17.7809178887">
            <text:p>2017.780917888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17.7809178887">
            <text:p>2017.780917888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70.70403587655">
            <text:p>2070.704035876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82.20145992514">
            <text:p>2082.201459925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82.20145992514">
            <text:p>2082.201459925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129.49692807126">
            <text:p>2129.496928071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135.37035702897">
            <text:p>2135.37035702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135.37035702897">
            <text:p>2135.37035702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10.90646472545">
            <text:p>2210.906464725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210.90646472545">
            <text:p>2210.906464725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210.90646472545">
            <text:p>2210.906464725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210.90646472545">
            <text:p>2210.906464725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237.2868914311">
            <text:p>2237.286891431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279.7905607055">
            <text:p>2279.790560705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307.850870506">
            <text:p>2307.85087050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307.850870506">
            <text:p>2307.85087050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324.84090936476">
            <text:p>2324.840909364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324.84090936476">
            <text:p>2324.840909364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324.84090936476">
            <text:p>2324.840909364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324.84090936476">
            <text:p>2324.840909364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354.02826029397">
            <text:p>2354.02826029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361.43996928491">
            <text:p>2361.439969284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361.43996928491">
            <text:p>2361.439969284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361.43996928491">
            <text:p>2361.439969284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361.43996928491">
            <text:p>2361.439969284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376.40429009626">
            <text:p>2376.404290096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376.40429009626">
            <text:p>2376.404290096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376.40429009626">
            <text:p>2376.40429009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391.79781033705">
            <text:p>2391.797810337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248.3952529699">
            <text:p>2248.395252969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08.15950520104">
            <text:p>1708.15950520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502.98995696698">
            <text:p>1502.98995696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549.66877338674">
            <text:p>1549.668773386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345.0553494453">
            <text:p>1345.055349445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199.81478880332">
            <text:p>1199.814788803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227.80381776837">
            <text:p>1227.803817768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149.47652615375">
            <text:p>1149.476526153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137.70686297206">
            <text:p>1137.706862972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14.41260921943">
            <text:p>1014.412609219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014.24113625741">
            <text:p>1014.241136257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44.027971279609">
            <text:p>944.027971279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043.15962741833">
            <text:p>1043.159627418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071.09205077885">
            <text:p>1071.092050778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077.24568001199">
            <text:p>1077.24568001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82.47971364022">
            <text:p>1182.479713640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9.5484006838">
            <text:p>1269.548400683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58.73049825963">
            <text:p>1158.730498259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228.35366273826">
            <text:p>1228.353662738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59.42225866568">
            <text:p>1259.422258665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321.55858804439">
            <text:p>1321.558588044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99.87431300119">
            <text:p>1399.874313001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438.81390991575">
            <text:p>1438.813909915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356.20919817634">
            <text:p>1356.209198176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327.40594985425">
            <text:p>1327.405949854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49.45637419547">
            <text:p>1249.456374195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55.73217500502">
            <text:p>1255.73217500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18.50026668497">
            <text:p>1218.50026668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75.48567780446">
            <text:p>1275.485677804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59.42225866568">
            <text:p>1259.422258665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297.55200928959">
            <text:p>1297.552009289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143.27542260195">
            <text:p>1143.27542260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056.3249508853">
            <text:p>1056.324950885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044.91951576935">
            <text:p>1044.919515769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119.59579357072">
            <text:p>1119.595793570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159.40220174762">
            <text:p>1159.402201747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177.14401951209">
            <text:p>1177.144019512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054.67707235714">
            <text:p>1054.677072357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031.46971206804">
            <text:p>1031.46971206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097.90579375017">
            <text:p>1097.905793750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092.90627965652">
            <text:p>1092.906279656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105.79702721021">
            <text:p>1105.797027210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231.03135873961">
            <text:p>1231.031358739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199.52995028686">
            <text:p>1199.529950286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246.37430069859">
            <text:p>1246.374300698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183.44177847054">
            <text:p>1183.441778470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204.10365753124">
            <text:p>1204.103657531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269.31340170704">
            <text:p>1269.31340170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286.73458311073">
            <text:p>1286.734583110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381.54212193741">
            <text:p>1381.542121937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341.99058544961">
            <text:p>1341.990585449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344.39609168744">
            <text:p>1344.396091687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318.40065522211">
            <text:p>1318.400655222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343.19226157162">
            <text:p>1343.192261571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434.55687319838">
            <text:p>1434.556873198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53.40496935824">
            <text:p>1553.404969358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71.30432772982">
            <text:p>1571.304327729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10.09610920434">
            <text:p>1610.096109204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48.59388174969">
            <text:p>1548.593881749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72.94555217058">
            <text:p>1672.945552170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733.85794418011">
            <text:p>1733.857944180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49.03688804488">
            <text:p>1649.036888044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724.39028813444">
            <text:p>1724.390288134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760.80959825589">
            <text:p>1760.809598255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779.47859593339">
            <text:p>1779.478595933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813.90786126364">
            <text:p>1813.907861263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857.42578694815">
            <text:p>1857.425786948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974.80083744862">
            <text:p>1974.800837448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983.94239476144">
            <text:p>1983.942394761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015.93776994233">
            <text:p>2015.937769942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118.43063962726">
            <text:p>2118.430639627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130.46570822783">
            <text:p>2130.465708227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176.84161562098">
            <text:p>2176.84161562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205.64911399774">
            <text:p>2205.649113997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180.00523443221">
            <text:p>2180.005234432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192.75220153052">
            <text:p>2192.752201530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192.75220153052">
            <text:p>2192.752201530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118.61764179127">
            <text:p>2118.6176417913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130.65484128743">
            <text:p>2130.654841287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155.14430214743">
            <text:p>2155.144302147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155.14430214743">
            <text:p>2155.144302147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155.14430214743">
            <text:p>2155.144302147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973.6640628128">
            <text:p>1973.664062812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021.54119355455">
            <text:p>2021.541193554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76.15631404076">
            <text:p>1876.156314040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76.15631404076">
            <text:p>1876.156314040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737.10507479908">
            <text:p>1737.105074799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739.62327987077">
            <text:p>1739.623279870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731.59060471503">
            <text:p>1731.59060471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700.18826560127">
            <text:p>1700.188265601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598.71406941454">
            <text:p>1598.714069414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640.68087725582">
            <text:p>1640.680877255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536.48648818144">
            <text:p>1536.486488181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18.69454435499">
            <text:p>1718.69454435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779.87449383654">
            <text:p>1779.874493836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779.87449383654">
            <text:p>1779.874493836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96.91620172712">
            <text:p>1896.916201727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019.49998446087">
            <text:p>2019.499984460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116.37579249603">
            <text:p>2116.37579249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122.36463044665">
            <text:p>2122.364630446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272.26311580749">
            <text:p>2272.263115807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545.56009151388">
            <text:p>2545.560091513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328.25204048428">
            <text:p>2328.252040484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391.35097361619">
            <text:p>2391.350973616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974.31348801161">
            <text:p>1974.313488011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974.31348801161">
            <text:p>1974.313488011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82.58540075511">
            <text:p>2082.585400755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988.70975817599">
            <text:p>1988.709758176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092.75465162476">
            <text:p>2092.754651624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803.95509956891">
            <text:p>1803.9550995689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811.03350364196">
            <text:p>1811.03350364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860.44941544933">
            <text:p>1860.449415449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865.07582564443">
            <text:p>1865.075825644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658.8245140057">
            <text:p>1658.824514005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420.11612924726">
            <text:p>1420.116129247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463.16602036668">
            <text:p>1463.166020366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454.56444286496">
            <text:p>1454.56444286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341.39992470582">
            <text:p>1341.399924705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346.36636553525">
            <text:p>1346.366365535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476.21543860852">
            <text:p>1476.215438608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523.82886661707">
            <text:p>1523.828866617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561.70613707444">
            <text:p>1561.706137074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806.16114973536">
            <text:p>1806.161149735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532.97799601288">
            <text:p>1532.977996012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650.18487724955">
            <text:p>1650.1848772496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664.83678019073">
            <text:p>1664.836780190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786.79807758096">
            <text:p>1786.79807758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36.00563242986">
            <text:p>1836.005632429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923.0973349888">
            <text:p>1923.0973349888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935.50428949927">
            <text:p>1935.504289499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842.77217301179">
            <text:p>1842.7721730118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781.49290685969">
            <text:p>1781.492906859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781.49290685969">
            <text:p>1781.492906859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798.58140776013">
            <text:p>1798.581407760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572.75875052315">
            <text:p>1572.7587505232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491.44349349928">
            <text:p>1491.4434934993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491.44349349928">
            <text:p>1491.4434934993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506.04335293725">
            <text:p>1506.043352937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652.00224583882">
            <text:p>1652.0022458388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720.20356238402">
            <text:p>1720.203562384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608.1676565847">
            <text:p>1608.167656584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516.31953423587">
            <text:p>1516.319534235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528.68178615311">
            <text:p>1528.6817861531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528.68178615311">
            <text:p>1528.6817861531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504.15562223454">
            <text:p>1504.155622234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504.15562223454">
            <text:p>1504.155622234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495.15999456939">
            <text:p>1495.1599945694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583.55088308041">
            <text:p>1583.5508830804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624.71513934706">
            <text:p>1624.715139347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384.74048207171">
            <text:p>1384.7404820717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374.58896358572">
            <text:p>1374.5889635857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511.63986728247">
            <text:p>1511.639867282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511.63986728247">
            <text:p>1511.6398672825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469.43681186712">
            <text:p>1469.436811867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459.42916991067">
            <text:p>1459.429169910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373.88078268529">
            <text:p>1373.8807826853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327.67213413788">
            <text:p>1327.6721341379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155.80788113855">
            <text:p>1155.8078811386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135.68131205523">
            <text:p>1135.681312055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132.25237516065">
            <text:p>1132.2523751607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167.04834654918">
            <text:p>1167.048346549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139.13108056586">
            <text:p>1139.1310805659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112.31200300444">
            <text:p>1112.312003004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127.36601662019">
            <text:p>1127.366016620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097.71748663681">
            <text:p>1097.7174866368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243.29129340174">
            <text:p>1243.2912934017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159.33219630119">
            <text:p>1159.332196301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176.61021314968">
            <text:p>1176.610213149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169.72878096438">
            <text:p>1169.728780964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306.22048154061">
            <text:p>1306.2204815406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375.70188741414">
            <text:p>1375.7018874142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591.75587795644">
            <text:p>1591.7558779564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607.10426729792">
            <text:p>1607.1042672979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593.44676190593">
            <text:p>1593.4467619059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656.80623552583">
            <text:p>1656.8062355258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607.10426729792">
            <text:p>1607.1042672979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480.23283136963">
            <text:p>1480.2328313696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503.97889007565">
            <text:p>1503.978890075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484.6279307081">
            <text:p>1484.627930708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502.47246324196">
            <text:p>1502.47246324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502.47246324196">
            <text:p>1502.472463242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590.91178097754">
            <text:p>1590.911780977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624.50894326703">
            <text:p>1624.50894326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642.29472614118">
            <text:p>1642.294726141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638.70648148485">
            <text:p>1638.706481484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530.05834041994">
            <text:p>1530.058340419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715.54647089544">
            <text:p>1715.5464708954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747.269592882">
            <text:p>1747.26959288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747.269592882">
            <text:p>1747.26959288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626.04980540834">
            <text:p>1626.0498054084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640.27440731459">
            <text:p>1640.274407314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643.86952930323">
            <text:p>1643.869529303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676.48052024498">
            <text:p>1676.480520245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715.79175920983">
            <text:p>1715.7917592098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727.64865590463">
            <text:p>1727.6486559046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793.75897816346">
            <text:p>1793.758978163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760.08324492719">
            <text:p>1760.083244927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760.08324492719">
            <text:p>1760.083244927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800.21715630267">
            <text:p>1800.217156302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683.06417446193">
            <text:p>1683.0641744619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615.10734372996">
            <text:p>1615.10734373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307.07412742768">
            <text:p>1307.0741274277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445.63878615993">
            <text:p>1445.638786159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460.41713081582">
            <text:p>1460.4171308158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386.19008477689">
            <text:p>1386.1900847769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386.19008477689">
            <text:p>1386.1900847769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369.42229418162">
            <text:p>1369.422294181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314.23147124231">
            <text:p>1314.231471242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398.14139157795">
            <text:p>1398.141391578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398.79328172439">
            <text:p>1398.793281724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415.79135959339">
            <text:p>1415.7913595934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410.46633332317">
            <text:p>1410.4663333232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384.43096030383">
            <text:p>1384.4309603038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548.81873566257">
            <text:p>1548.818735662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561.71883965559">
            <text:p>1561.7188396556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563.34647784179">
            <text:p>1563.3464778418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547.32094177211">
            <text:p>1547.3209417721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380.68774824985">
            <text:p>1380.6877482499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380.68774824985">
            <text:p>1380.6877482499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461.39530705883">
            <text:p>1461.3953070588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378.46735556988">
            <text:p>1378.467355569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379.89393019187">
            <text:p>1379.8939301919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421.74605342261">
            <text:p>1421.7460534226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362.34859101023">
            <text:p>1362.348591010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355.27105583755">
            <text:p>1355.2710558376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387.87342438138">
            <text:p>1387.8734243814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395.94574116368">
            <text:p>1395.9457411637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446.77166362211">
            <text:p>1446.771663622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365.13822466453">
            <text:p>1365.138224664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08.00017046309">
            <text:p>1308.0001704631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347.35839711599">
            <text:p>1347.358397116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347.35839711599">
            <text:p>1347.358397116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440.51948429429">
            <text:p>1440.519484294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498.06473552382">
            <text:p>1498.0647355238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521.61891382915">
            <text:p>1521.6189138292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524.68800939107">
            <text:p>1524.6880093911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524.68800939107">
            <text:p>1524.6880093911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593.94943484548">
            <text:p>1593.9494348455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611.06883000736">
            <text:p>1611.0688300074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661.0201309983">
            <text:p>1661.0201309983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669.80294142432">
            <text:p>1669.8029414243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456.58378235611">
            <text:p>1456.583782356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569.35217352931">
            <text:p>1569.3521735293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569.35217352931">
            <text:p>1569.3521735293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609.77212990775">
            <text:p>1609.7721299078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613.23464536975">
            <text:p>1613.2346453698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658.72419979108">
            <text:p>1658.7241997911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703.94527096268">
            <text:p>1703.9452709627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713.6784511399">
            <text:p>1713.678451139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610.63636458869">
            <text:p>1610.6363645887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593.52611023834">
            <text:p>1593.526110238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507.16643658742">
            <text:p>1507.1664365874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507.16643658742">
            <text:p>1507.1664365874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611.60973847653">
            <text:p>1611.6097384765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547.59532041508">
            <text:p>1547.595320415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626.46303280489">
            <text:p>1626.4630328049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626.46303280489">
            <text:p>1626.4630328049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752.85253539974">
            <text:p>1752.852535399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632.65897708047">
            <text:p>1632.658977080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662.51589767614">
            <text:p>1662.5158976761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607.29261349275">
            <text:p>1607.2926134928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516.30755944764">
            <text:p>1516.307559447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626.46303280489">
            <text:p>1626.4630328049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727.61756575264">
            <text:p>1727.6175657527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751.82899055325">
            <text:p>1751.8289905533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560.47496808096">
            <text:p>1560.474968081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713.80081959599">
            <text:p>1713.800819596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785.18661344643">
            <text:p>1785.186613446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719.69512783356">
            <text:p>1719.6951278336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776.46565591511">
            <text:p>1776.4656559151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499.4452246983">
            <text:p>1499.4452246983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558.65082901155">
            <text:p>1558.6508290116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520.72709073973">
            <text:p>1520.7270907397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369.40276030681">
            <text:p>1369.4027603068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434.89994038276">
            <text:p>1434.8999403828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522.27036408957">
            <text:p>1522.2703640896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670.6165581016">
            <text:p>1670.6165581016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799.91339054144">
            <text:p>1799.9133905414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962.38794201485">
            <text:p>1962.3879420149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902.64939475808">
            <text:p>1902.649394758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759.79287136012">
            <text:p>1759.7928713601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760.82574625023">
            <text:p>1760.825746250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675.28104897144">
            <text:p>1675.2810489715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631.54909860996">
            <text:p>1631.5490986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634.88327023226">
            <text:p>1634.8832702323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665.74671648723">
            <text:p>1665.746716487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633.1033513874">
            <text:p>1633.1033513874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533.16160964768">
            <text:p>1533.1616096477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526.9190353778">
            <text:p>1526.9190353778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673.41213044168">
            <text:p>1673.4121304417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561.89669749139">
            <text:p>1561.8966974914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578.33095785135">
            <text:p>1578.3309578514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518.03387851724">
            <text:p>1518.033878517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555.82174072293">
            <text:p>1555.8217407229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442.14244635354">
            <text:p>1442.142446353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442.14244635354">
            <text:p>1442.1424463535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453.32032201445">
            <text:p>1453.3203220145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453.32032201445">
            <text:p>1453.3203220145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432.50191013189">
            <text:p>1432.501910131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421.64078412695">
            <text:p>1421.640784127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463.24407491821">
            <text:p>1463.244074918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463.24407491821">
            <text:p>1463.244074918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466.10437396052">
            <text:p>1466.1043739605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478.38644395812">
            <text:p>1478.386443958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433.1862433576">
            <text:p>1433.1862433576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466.82119682972">
            <text:p>1466.8211968297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566.79092767301">
            <text:p>1566.79092767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553.80724304133">
            <text:p>1553.8072430413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553.80724304133">
            <text:p>1553.8072430413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553.80724304133">
            <text:p>1553.8072430413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554.00845802335">
            <text:p>1554.0084580234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630.88389554589">
            <text:p>1630.8838955459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604.71342267127">
            <text:p>1604.7134226713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599.57979424677">
            <text:p>1599.5797942468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569.45479754955">
            <text:p>1569.4547975496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562.91380563791">
            <text:p>1562.9138056379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566.17747216517">
            <text:p>1566.177472165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635.94193397251">
            <text:p>1635.9419339725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574.13843132649">
            <text:p>1574.1384313265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657.17803095594">
            <text:p>1657.1780309559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580.25350218611">
            <text:p>1580.2535021861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405.36634672759">
            <text:p>1405.3663467276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448.80220502103">
            <text:p>1448.802205021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589.25257853078">
            <text:p>1589.2525785308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710.68587307879">
            <text:p>1710.6858730788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625.41659772292">
            <text:p>1625.4165977229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523.47822758563">
            <text:p>1523.4782275856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341.27810703889">
            <text:p>1341.2781070389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331.75164053586">
            <text:p>1331.7516405359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340.97834240768">
            <text:p>1340.9783424077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425.39799722808">
            <text:p>1425.3979972281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447.40423223286">
            <text:p>1447.4042322329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393.61534848823">
            <text:p>1393.6153484882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393.61534848823">
            <text:p>1393.6153484882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500.24191700878">
            <text:p>1500.2419170088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431.54067148771">
            <text:p>1431.5406714877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430.8579084763">
            <text:p>1430.8579084763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393.63557923683">
            <text:p>1393.6355792368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375.74131597416">
            <text:p>1375.741315974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209.36711737306">
            <text:p>1209.367117373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241.65110984905">
            <text:p>1241.6511098491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237.55356835162">
            <text:p>1237.5535683516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268.96106631914">
            <text:p>1268.9610663192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341.59675384036">
            <text:p>1341.596753840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281.42743414545">
            <text:p>1281.4274341455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279.24180517694">
            <text:p>1279.2418051769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248.36779942405">
            <text:p>1248.3677994241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281.42743414545">
            <text:p>1281.4274341455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300.31126251265">
            <text:p>1300.3112625127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351.87400387682">
            <text:p>1351.8740038768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415.66609418864">
            <text:p>1415.6660941887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418.34323953711">
            <text:p>1418.343239537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437.37057211122">
            <text:p>1437.3705721112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437.37057211122">
            <text:p>1437.3705721112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456.91535665324">
            <text:p>1456.9153566532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431.88229739744">
            <text:p>1431.8822973974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349.4416872074">
            <text:p>1349.4416872074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202.82131595094">
            <text:p>1202.821315951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103.6993919582">
            <text:p>1103.6993919582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117.67970418549">
            <text:p>1117.6797041855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144.9798500979">
            <text:p>1144.9798500979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214.99962679156">
            <text:p>1214.9996267916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247.84855215261">
            <text:p>1247.8485521526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225.42161945455">
            <text:p>1225.4216194546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203.77149517007">
            <text:p>1203.7714951701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232.45369422054">
            <text:p>1232.4536942205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102.87523419886">
            <text:p>1102.8752341989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087.68091398784">
            <text:p>1087.6809139878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098.83572185503">
            <text:p>1098.835721855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218.56213283714">
            <text:p>1218.5621328372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187.68765091745">
            <text:p>1187.6876509175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172.82976618788">
            <text:p>1172.8297661879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066.13191457026">
            <text:p>1066.1319145703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1162.3782314212">
            <text:p>1162.3782314212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203.40934517466">
            <text:p>1203.4093451747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1124.0528353801">
            <text:p>1124.0528353801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138.12498383313">
            <text:p>1138.1249838331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175.58723670828">
            <text:p>1175.5872367083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197.64443807069">
            <text:p>1197.6444380707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237.15486683216">
            <text:p>1237.1548668322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189.09990105046">
            <text:p>1189.0999010505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243.30739508267">
            <text:p>1243.3073950827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308.37452144884">
            <text:p>1308.3745214488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294.82190511995">
            <text:p>1294.82190512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396.20966726259">
            <text:p>1396.2096672626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435.62950324219">
            <text:p>1435.6295032422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535.56487645849">
            <text:p>1535.5648764585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535.56487645849">
            <text:p>1535.5648764585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567.66081273875">
            <text:p>1567.6608127388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435.62950324219">
            <text:p>1435.6295032422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449.50220457654">
            <text:p>1449.5022045765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1449.50220457654">
            <text:p>1449.5022045765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475.16065875795">
            <text:p>1475.160658758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1463.6456299082">
            <text:p>1463.6456299082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435.54363381396">
            <text:p>1435.543633814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424.63651017716">
            <text:p>1424.6365101772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424.63651017716">
            <text:p>1424.6365101772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457.86670682767">
            <text:p>1457.8667068277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457.86670682767">
            <text:p>1457.866706827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569.19826266053">
            <text:p>1569.1982626605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440.97354534183">
            <text:p>1440.9735453418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448.62731075898">
            <text:p>1448.627310759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569.9167717831">
            <text:p>1569.9167717831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623.43756677617">
            <text:p>1623.4375667762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666.72998682805">
            <text:p>1666.7299868281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684.51124758837">
            <text:p>1684.5112475884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695.93832054885">
            <text:p>1695.9383205489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627.84197560506">
            <text:p>1627.8419756051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633.15891518481">
            <text:p>1633.1589151848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579.0059131122">
            <text:p>1579.0059131122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605.19639024376">
            <text:p>1605.1963902438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623.43756677617">
            <text:p>1623.4375667762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647.96121382385">
            <text:p>1647.9612138239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1789.51256382106">
            <text:p>1789.5125638211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666.26712681261">
            <text:p>1666.2671268126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711.90607021004">
            <text:p>1711.90607021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717.78732999282">
            <text:p>1717.7873299928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719.81835709336">
            <text:p>1719.8183570934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833.3234128007">
            <text:p>1833.3234128007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918.3131284106">
            <text:p>1918.3131284106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918.46646772264">
            <text:p>1918.4664677226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790.51383910529">
            <text:p>1790.5138391053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724.14253535871">
            <text:p>1724.1425353587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980.19802626407">
            <text:p>1980.1980262641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012.74672434972">
            <text:p>2012.7467243497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2033.89717402827">
            <text:p>2033.8971740283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993.35521503517">
            <text:p>1993.3552150352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2024.29057482991">
            <text:p>2024.2905748299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2046.38331616628">
            <text:p>2046.3833161663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183.79883331381">
            <text:p>2183.7988333138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998.00163398424">
            <text:p>1998.0016339842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2049.87894244034">
            <text:p>2049.8789424404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2006.01752118412">
            <text:p>2006.0175211841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2006.01752118412">
            <text:p>2006.0175211841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044.2916571476">
            <text:p>2044.2916571476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963.9937912749">
            <text:p>1963.9937912749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986.05611550558">
            <text:p>1986.0561155056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1844.41845362745">
            <text:p>1844.4184536275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844.41845362745">
            <text:p>1844.4184536275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028.86809483301">
            <text:p>2028.868094833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2051.06141330831">
            <text:p>2051.0614133083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2051.06141330831">
            <text:p>2051.0614133083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113.18469098192">
            <text:p>2113.1846909819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2174.45029470688">
            <text:p>2174.4502947069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2113.9291960917">
            <text:p>2113.9291960917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2186.3352427991">
            <text:p>2186.3352427991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2136.51089400696">
            <text:p>2136.510894007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896.1481436166">
            <text:p>1896.1481436166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1898.54804634159">
            <text:p>1898.5480463416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999.79128674142">
            <text:p>1999.7912867414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1999.79128674142">
            <text:p>1999.7912867414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1842.5776459888">
            <text:p>1842.5776459888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802.71867862149">
            <text:p>1802.7186786215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720.03405079924">
            <text:p>1720.0340507992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660.07228966468">
            <text:p>1660.0722896647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730.95056996337">
            <text:p>1730.9505699634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1832.44856864494">
            <text:p>1832.448568645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1925.35358612387">
            <text:p>1925.3535861239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968.30238469899">
            <text:p>1968.302384699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995.80018525859">
            <text:p>1995.8001852586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645.50376249201">
            <text:p>1645.503762492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646.18094775727">
            <text:p>1646.1809477573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650.70979936223">
            <text:p>1650.7097993622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382.87546471304">
            <text:p>1382.87546471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382.89538484477">
            <text:p>1382.8953848448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372.7708022151">
            <text:p>1372.7708022151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1370.26277831188">
            <text:p>1370.2627783119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351.74075993451">
            <text:p>1351.7407599345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354.18137913911">
            <text:p>1354.1813791391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349.30892228012">
            <text:p>1349.3089222801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453.93661135726">
            <text:p>1453.9366113573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531.10764599143">
            <text:p>1531.1076459914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488.56434824413">
            <text:p>1488.5643482441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420.21066780047">
            <text:p>1420.2106678005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1328.3977986593">
            <text:p>1328.3977986593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567.09783567537">
            <text:p>1567.0978356754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592.89154476279">
            <text:p>1592.8915447628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649.83038909946">
            <text:p>1649.8303890995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608.26194882664">
            <text:p>1608.2619488266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535.81053146441">
            <text:p>1535.8105314644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630.99472505239">
            <text:p>1630.9947250524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1618.6747460134">
            <text:p>1618.6747460134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514.10741284297">
            <text:p>1514.107412843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564.64593300371">
            <text:p>1564.6459330037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490.04300099813">
            <text:p>1490.0430009981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388.01388724512">
            <text:p>1388.0138872451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399.01750938209">
            <text:p>1399.0175093821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574.91314387697">
            <text:p>1574.913143877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457.11437370128">
            <text:p>1457.1143737013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457.11437370128">
            <text:p>1457.1143737013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364.18769288376">
            <text:p>1364.1876928838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394.62760595768">
            <text:p>1394.6276059577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394.62760595768">
            <text:p>1394.6276059577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415.68697021675">
            <text:p>1415.6869702168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399.91513935151">
            <text:p>1399.9151393515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399.91513935151">
            <text:p>1399.9151393515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569.86542788266">
            <text:p>1569.8654278827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556.83094966851">
            <text:p>1556.8309496685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576.05076931539">
            <text:p>1576.0507693154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469.51553691789">
            <text:p>1469.5155369179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446.92430196851">
            <text:p>1446.9243019685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473.2138496326">
            <text:p>1473.2138496326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521.01621609564">
            <text:p>1521.0162160957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479.75369562878">
            <text:p>1479.7536956288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304.1443836185">
            <text:p>1304.1443836185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319.59671360268">
            <text:p>1319.5967136027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305.81183791004">
            <text:p>1305.8118379101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448.27764888">
            <text:p>1448.27764888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520.19731296905">
            <text:p>1520.1973129691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542.07662856491">
            <text:p>1542.0766285649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614.26544889625">
            <text:p>1614.2654488963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509.48883648027">
            <text:p>1509.4888364803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645.70121730194">
            <text:p>1645.7012173019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638.51070149526">
            <text:p>1638.5107014953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652.95512166719">
            <text:p>1652.9551216672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97.80763727761">
            <text:p>1497.8076372776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409.16201375825">
            <text:p>1409.1620137583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531.64505673844">
            <text:p>1531.6450567384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440.45464178896">
            <text:p>1440.454641789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474.43566388642">
            <text:p>1474.4356638864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392.32180115312">
            <text:p>1392.3218011531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342.02810528145">
            <text:p>1342.0281052815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418.48993796168">
            <text:p>1418.4899379617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356.89927366834">
            <text:p>1356.8992736683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402.57396980596">
            <text:p>1402.573969806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456.71639396247">
            <text:p>1456.7163939625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515.20668746837">
            <text:p>1515.2066874684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468.48153745788">
            <text:p>1468.4815374579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576.51663537743">
            <text:p>1576.5166353774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588.41113372671">
            <text:p>1588.4111337267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644.34819230441">
            <text:p>1644.3481923044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658.89617444503">
            <text:p>1658.896174445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673.70387404433">
            <text:p>1673.7038740443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549.24363792516">
            <text:p>1549.2436379252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624.75638484453">
            <text:p>1624.7563848445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774.69231003436">
            <text:p>1774.6923100344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1598.38134779575">
            <text:p>1598.3813477958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601.79498300311">
            <text:p>1601.7949830031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475.72755728024">
            <text:p>1475.7275572802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545.77626173491">
            <text:p>1545.7762617349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644.03843736186">
            <text:p>1644.0384373619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751.54133390455">
            <text:p>1751.5413339046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736.33533209095">
            <text:p>1736.335332091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751.54133390455">
            <text:p>1751.5413339046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768.57854374026">
            <text:p>1768.5785437403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811.83672123407">
            <text:p>1811.8367212341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777.48528997053">
            <text:p>1777.4852899705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559.42303368623">
            <text:p>1559.4230336862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382.62651147929">
            <text:p>1382.6265114793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408.59342393105">
            <text:p>1408.5934239311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408.51075817849">
            <text:p>1408.5107581785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357.36931010737">
            <text:p>1357.3693101074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319.17059562496">
            <text:p>1319.170595625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328.51728782299">
            <text:p>1328.517287823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372.27042477052">
            <text:p>1372.2704247705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296.36930249085">
            <text:p>1296.3693024909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212.53661862479">
            <text:p>1212.5366186248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218.94120014105">
            <text:p>1218.9412001411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266.27466396677">
            <text:p>1266.274663966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239.07897689435">
            <text:p>1239.0789768944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345.80014595054">
            <text:p>1345.8001459505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321.64045941627">
            <text:p>1321.6404594163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331.02230818504">
            <text:p>1331.0223081851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390.23496674813">
            <text:p>1390.2349667481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486.68561911139">
            <text:p>1486.6856191114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424.56252010756">
            <text:p>1424.5625201076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507.60430147237">
            <text:p>1507.6043014724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519.05473249062">
            <text:p>1519.0547324906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531.46180615138">
            <text:p>1531.4618061514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594.96898200395">
            <text:p>1594.968982004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636.73683197894">
            <text:p>1636.7368319789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706.56535052855">
            <text:p>1706.5653505286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730.18627073808">
            <text:p>1730.1862707381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700.76055222748">
            <text:p>1700.7605522275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657.53568395778">
            <text:p>1657.5356839578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466.33950422417">
            <text:p>1466.3395042242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380.63810786456">
            <text:p>1380.6381078646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343.54002213029">
            <text:p>1343.5400221303</text:p>
          </table:table-cell>
        </table:table-row>
      </table:table>
      <table:table table:name="Sheet3" table:style-name="ta1">
        <table:shapes>
          <draw:frame draw:z-index="0" draw:style-name="gr1" svg:width="6.2988in" svg:height="3.5429in" svg:x="1.8173in" svg:y="0.0394in">
            <draw:object draw:notify-on-update-of-ranges="Sheet3.B1:Sheet3.B78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-1">
            <text:p>-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66.076115095692">
            <text:p>566.07611509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3.652668827037">
            <text:p>533.65266882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57.036975533286">
            <text:p>557.036975533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84.664923942196">
            <text:p>584.664923942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07.269245681573">
            <text:p>607.26924568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13.729226405849">
            <text:p>613.729226405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45.417499269272">
            <text:p>645.417499269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10.873026711307">
            <text:p>710.873026711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40.344719841666">
            <text:p>740.344719841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04.683669544261">
            <text:p>804.683669544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44.552576811427">
            <text:p>844.552576811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54.170941982602">
            <text:p>854.170941982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898.692995125708">
            <text:p>898.692995125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53.535761931949">
            <text:p>953.5357619319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09.35718428073">
            <text:p>1009.3571842807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35.93297340414">
            <text:p>1035.9329734042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35.93297340414">
            <text:p>1035.93297340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60.46726439675">
            <text:p>1060.4672643968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09.90081057284">
            <text:p>1109.900810572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11.1340336957">
            <text:p>1111.134033695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20.26209521225">
            <text:p>1120.262095212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190.02851684982">
            <text:p>1190.028516849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86.26409291356">
            <text:p>1186.264092913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29.02986111364">
            <text:p>1229.029861113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229.02986111364">
            <text:p>1229.029861113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37.1389241148">
            <text:p>1237.138924114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315.23975930662">
            <text:p>1315.239759306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343.51181861997">
            <text:p>1343.5118186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27.92093811442">
            <text:p>1427.920938114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432.69431278815">
            <text:p>1432.694312788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443.72564532165">
            <text:p>1443.725645321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10.60518176153">
            <text:p>1510.6051817615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522.10141602151">
            <text:p>1522.101416021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585.6040120125">
            <text:p>1585.6040120125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585.6040120125">
            <text:p>1585.604012012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592.3367144022">
            <text:p>1592.336714402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592.3367144022">
            <text:p>1592.336714402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592.3367144022">
            <text:p>1592.3367144022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648.32904967736">
            <text:p>1648.329049677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48.32904967736">
            <text:p>1648.3290496774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653.78088736104">
            <text:p>1653.780887361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653.78088736104">
            <text:p>1653.780887361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94.41174258372">
            <text:p>1694.411742583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702.10241678147">
            <text:p>1702.1024167815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702.10241678147">
            <text:p>1702.1024167815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702.10241678147">
            <text:p>1702.1024167815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705.97399351936">
            <text:p>1705.973993519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05.97399351936">
            <text:p>1705.973993519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785.15341796475">
            <text:p>1785.153417964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819.80476383418">
            <text:p>1819.8047638342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823.95372784338">
            <text:p>1823.953727843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823.95372784338">
            <text:p>1823.953727843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830.63156461059">
            <text:p>1830.6315646106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848.6805413308">
            <text:p>1848.680541330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867.08896711869">
            <text:p>1867.088967118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867.08896711869">
            <text:p>1867.0889671187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67.08896711869">
            <text:p>1867.088967118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914.75488673877">
            <text:p>1914.7548867388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934.50974310459">
            <text:p>1934.509743104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934.50974310459">
            <text:p>1934.509743104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934.50974310459">
            <text:p>1934.5097431046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954.6764774058">
            <text:p>1954.676477405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954.6764774058">
            <text:p>1954.6764774058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954.6764774058">
            <text:p>1954.6764774058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975.26810648345">
            <text:p>1975.268106483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985.72747510256">
            <text:p>1985.727475102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006.98207365699">
            <text:p>2006.982073657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017.7809178887">
            <text:p>2017.7809178887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017.7809178887">
            <text:p>2017.7809178887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070.70403587655">
            <text:p>2070.7040358766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082.20145992514">
            <text:p>2082.2014599252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082.20145992514">
            <text:p>2082.2014599252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129.49692807126">
            <text:p>2129.496928071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135.37035702897">
            <text:p>2135.37035702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135.37035702897">
            <text:p>2135.37035702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210.90646472545">
            <text:p>2210.906464725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210.90646472545">
            <text:p>2210.906464725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210.90646472545">
            <text:p>2210.906464725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210.90646472545">
            <text:p>2210.906464725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237.2868914311">
            <text:p>2237.286891431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279.7905607055">
            <text:p>2279.790560705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307.850870506">
            <text:p>2307.85087050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307.850870506">
            <text:p>2307.850870506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324.84090936476">
            <text:p>2324.8409093648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324.84090936476">
            <text:p>2324.8409093648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324.84090936476">
            <text:p>2324.840909364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324.84090936476">
            <text:p>2324.840909364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354.02826029397">
            <text:p>2354.02826029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361.43996928491">
            <text:p>2361.439969284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361.43996928491">
            <text:p>2361.439969284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361.43996928491">
            <text:p>2361.439969284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361.43996928491">
            <text:p>2361.439969284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376.40429009626">
            <text:p>2376.404290096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376.40429009626">
            <text:p>2376.404290096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376.40429009626">
            <text:p>2376.404290096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391.79781033705">
            <text:p>2391.797810337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248.3952529699">
            <text:p>2248.3952529699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08.15950520104">
            <text:p>1708.15950520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502.98995696698">
            <text:p>1502.989956967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549.66877338674">
            <text:p>1549.668773386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345.0553494453">
            <text:p>1345.0553494453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199.81478880332">
            <text:p>1199.8147888033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227.80381776837">
            <text:p>1227.803817768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149.47652615375">
            <text:p>1149.4765261538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137.70686297206">
            <text:p>1137.706862972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014.41260921943">
            <text:p>1014.4126092194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014.24113625741">
            <text:p>1014.2411362574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944.027971279609">
            <text:p>944.0279712796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043.15962741833">
            <text:p>1043.1596274183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071.09205077885">
            <text:p>1071.0920507789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077.24568001199">
            <text:p>1077.24568001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82.47971364022">
            <text:p>1182.479713640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69.5484006838">
            <text:p>1269.548400683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58.73049825963">
            <text:p>1158.730498259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228.35366273826">
            <text:p>1228.353662738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259.42225866568">
            <text:p>1259.4222586657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321.55858804439">
            <text:p>1321.5585880444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399.87431300119">
            <text:p>1399.874313001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438.81390991575">
            <text:p>1438.813909915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356.20919817634">
            <text:p>1356.209198176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327.40594985425">
            <text:p>1327.405949854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49.45637419547">
            <text:p>1249.456374195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255.73217500502">
            <text:p>1255.73217500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18.50026668497">
            <text:p>1218.50026668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275.48567780446">
            <text:p>1275.485677804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59.42225866568">
            <text:p>1259.4222586657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297.55200928959">
            <text:p>1297.552009289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143.27542260195">
            <text:p>1143.27542260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056.3249508853">
            <text:p>1056.324950885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044.91951576935">
            <text:p>1044.919515769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119.59579357072">
            <text:p>1119.595793570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159.40220174762">
            <text:p>1159.402201747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177.14401951209">
            <text:p>1177.1440195121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054.67707235714">
            <text:p>1054.6770723571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031.46971206804">
            <text:p>1031.469712068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097.90579375017">
            <text:p>1097.905793750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092.90627965652">
            <text:p>1092.906279656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105.79702721021">
            <text:p>1105.797027210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231.03135873961">
            <text:p>1231.0313587396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199.52995028686">
            <text:p>1199.5299502869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246.37430069859">
            <text:p>1246.374300698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183.44177847054">
            <text:p>1183.441778470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204.10365753124">
            <text:p>1204.1036575313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269.31340170704">
            <text:p>1269.31340170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286.73458311073">
            <text:p>1286.734583110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381.54212193741">
            <text:p>1381.542121937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341.99058544961">
            <text:p>1341.990585449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344.39609168744">
            <text:p>1344.396091687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318.40065522211">
            <text:p>1318.400655222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343.19226157162">
            <text:p>1343.192261571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434.55687319838">
            <text:p>1434.556873198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53.40496935824">
            <text:p>1553.404969358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571.30432772982">
            <text:p>1571.304327729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610.09610920434">
            <text:p>1610.0961092043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548.59388174969">
            <text:p>1548.5938817497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72.94555217058">
            <text:p>1672.9455521706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733.85794418011">
            <text:p>1733.8579441801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649.03688804488">
            <text:p>1649.036888044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724.39028813444">
            <text:p>1724.3902881344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760.80959825589">
            <text:p>1760.8095982559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779.47859593339">
            <text:p>1779.478595933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813.90786126364">
            <text:p>1813.907861263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857.42578694815">
            <text:p>1857.425786948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974.80083744862">
            <text:p>1974.800837448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983.94239476144">
            <text:p>1983.942394761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015.93776994233">
            <text:p>2015.937769942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118.43063962726">
            <text:p>2118.4306396273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130.46570822783">
            <text:p>2130.465708227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176.84161562098">
            <text:p>2176.841615621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205.64911399774">
            <text:p>2205.649113997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2180.00523443221">
            <text:p>2180.005234432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192.75220153052">
            <text:p>2192.7522015305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192.75220153052">
            <text:p>2192.7522015305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118.61764179127">
            <text:p>2118.6176417913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2130.65484128743">
            <text:p>2130.654841287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155.14430214743">
            <text:p>2155.144302147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155.14430214743">
            <text:p>2155.144302147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155.14430214743">
            <text:p>2155.144302147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973.6640628128">
            <text:p>1973.664062812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021.54119355455">
            <text:p>2021.541193554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876.15631404076">
            <text:p>1876.156314040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876.15631404076">
            <text:p>1876.1563140408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737.10507479908">
            <text:p>1737.105074799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739.62327987077">
            <text:p>1739.623279870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731.59060471503">
            <text:p>1731.59060471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700.18826560127">
            <text:p>1700.1882656013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598.71406941454">
            <text:p>1598.7140694146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640.68087725582">
            <text:p>1640.680877255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536.48648818144">
            <text:p>1536.486488181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718.69454435499">
            <text:p>1718.69454435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779.87449383654">
            <text:p>1779.8744938366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779.87449383654">
            <text:p>1779.874493836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896.91620172712">
            <text:p>1896.9162017271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019.49998446087">
            <text:p>2019.4999844609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116.37579249603">
            <text:p>2116.375792496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2122.36463044665">
            <text:p>2122.364630446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272.26311580749">
            <text:p>2272.2631158075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545.56009151388">
            <text:p>2545.5600915139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328.25204048428">
            <text:p>2328.252040484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391.35097361619">
            <text:p>2391.350973616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974.31348801161">
            <text:p>1974.313488011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974.31348801161">
            <text:p>1974.3134880116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2082.58540075511">
            <text:p>2082.585400755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988.70975817599">
            <text:p>1988.709758176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092.75465162476">
            <text:p>2092.7546516248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803.95509956891">
            <text:p>1803.9550995689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811.03350364196">
            <text:p>1811.03350364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860.44941544933">
            <text:p>1860.4494154493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865.07582564443">
            <text:p>1865.075825644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658.8245140057">
            <text:p>1658.8245140057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420.11612924726">
            <text:p>1420.116129247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463.16602036668">
            <text:p>1463.1660203667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454.56444286496">
            <text:p>1454.56444286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341.39992470582">
            <text:p>1341.399924705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346.36636553525">
            <text:p>1346.3663655353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476.21543860852">
            <text:p>1476.215438608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523.82886661707">
            <text:p>1523.8288666171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561.70613707444">
            <text:p>1561.706137074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806.16114973536">
            <text:p>1806.1611497354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532.97799601288">
            <text:p>1532.9779960129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650.18487724955">
            <text:p>1650.1848772496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664.83678019073">
            <text:p>1664.836780190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786.79807758096">
            <text:p>1786.79807758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836.00563242986">
            <text:p>1836.0056324299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702.63069657989">
            <text:p>1702.630696579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002.69065349595">
            <text:p>2002.690653496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204.28174068787">
            <text:p>2204.2817406879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343.31206930467">
            <text:p>2343.312069304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2559.19974705254">
            <text:p>2559.1997470526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524.74011522331">
            <text:p>2524.740115223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336.923370244">
            <text:p>2336.92337024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168.04192615956">
            <text:p>2168.0419261596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414.02065733705">
            <text:p>2414.020657337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370.15592122625">
            <text:p>2370.155921226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370.15592122625">
            <text:p>2370.1559212263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2370.15592122625">
            <text:p>2370.1559212263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01.46037075053">
            <text:p>2401.4603707505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448.49919051503">
            <text:p>2448.499190515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305.49538337216">
            <text:p>2305.4953833722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2197.41992769971">
            <text:p>2197.419927699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147.09489541646">
            <text:p>2147.0948954165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159.45880830269">
            <text:p>2159.458808302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989.08059777494">
            <text:p>1989.0805977749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2104.17605697177">
            <text:p>2104.1760569718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283.55943700262">
            <text:p>2283.559437002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177.48348234366">
            <text:p>2177.4834823437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2187.00763184556">
            <text:p>2187.007631845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105.65291465282">
            <text:p>2105.6529146528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123.53828397997">
            <text:p>2123.53828398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954.73617737457">
            <text:p>1954.736177374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824.00570961494">
            <text:p>1824.005709615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917.25958382962">
            <text:p>1917.2595838296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801.01080605406">
            <text:p>1801.010806054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616.61680255468">
            <text:p>1616.6168025547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478.03364783971">
            <text:p>1478.0336478397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632.45075986139">
            <text:p>1632.4507598614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619.23443013921">
            <text:p>1619.234430139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519.87240477339">
            <text:p>1519.872404773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472.50205933307">
            <text:p>1472.502059333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258.21730683235">
            <text:p>1258.2173068324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237.52166277339">
            <text:p>1237.521662773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1221.39924314642">
            <text:p>1221.3992431464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349.555506513">
            <text:p>1349.555506513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358.10859709298">
            <text:p>1358.10859709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320.4497759588">
            <text:p>1320.449775958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399.2825984041">
            <text:p>1399.282598404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509.08545823863">
            <text:p>1509.0854582386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509.08545823863">
            <text:p>1509.0854582386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462.01846538908">
            <text:p>1462.0184653891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462.01846538908">
            <text:p>1462.018465389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491.08443885606">
            <text:p>1491.084438856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655.66329524194">
            <text:p>1655.6632952419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724.1735005623">
            <text:p>1724.1735005623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762.66856109189">
            <text:p>1762.6685610919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787.8795536224">
            <text:p>1787.8795536224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836.02318909326">
            <text:p>1836.0231890933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906.01136656823">
            <text:p>1906.0113665682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018.88417966244">
            <text:p>2018.884179662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858.77440581065">
            <text:p>1858.7744058107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863.39247886857">
            <text:p>1863.3924788686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940.53162417749">
            <text:p>1940.5316241775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863.39247886857">
            <text:p>1863.392478868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863.39247886857">
            <text:p>1863.392478868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863.39247886857">
            <text:p>1863.392478868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2000.04126065226">
            <text:p>2000.041260652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010.76534247882">
            <text:p>2010.7653424788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968.54454788608">
            <text:p>1968.544547886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009.41854720589">
            <text:p>2009.418547205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965.96454192555">
            <text:p>1965.964541925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988.11258514141">
            <text:p>1988.1125851414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025.70012895232">
            <text:p>2025.7001289523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871.52956392913">
            <text:p>1871.5295639291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919.42539410006">
            <text:p>1919.4253941001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1959.22409206752">
            <text:p>1959.224092067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050.2729478752">
            <text:p>2050.272947875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033.59558785182">
            <text:p>2033.5955878518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981.21967375162">
            <text:p>1981.219673751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908.43631741628">
            <text:p>1908.4363174163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912.39005002607">
            <text:p>1912.390050026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813.00008519619">
            <text:p>1813.000085196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795.63782192332">
            <text:p>1795.6378219233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867.16159388728">
            <text:p>1867.1615938873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905.10359801771">
            <text:p>1905.103598017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909.95504757498">
            <text:p>1909.955047575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866.00024318358">
            <text:p>1866.000243183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737.40373011634">
            <text:p>1737.403730116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585.02807606836">
            <text:p>1585.0280760684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478.77357534363">
            <text:p>1478.7735753436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514.60905766926">
            <text:p>1514.6090576693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516.9065306426">
            <text:p>1516.906530642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541.85372785733">
            <text:p>1541.8537278573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543.44020114644">
            <text:p>1543.4402011464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442.25077386138">
            <text:p>1442.2507738614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476.31759413343">
            <text:p>1476.317594133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530.54621056228">
            <text:p>1530.5462105623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488.03367399263">
            <text:p>1488.0336739926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488.40279862494">
            <text:p>1488.4027986249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532.30512212393">
            <text:p>1532.3051221239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533.87199640999">
            <text:p>1533.87199641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618.26546610661">
            <text:p>1618.2654661066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719.35633840727">
            <text:p>1719.356338407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719.35633840727">
            <text:p>1719.3563384073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608.72009704586">
            <text:p>1608.7200970459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421.24090293286">
            <text:p>1421.240902932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388.35512974068">
            <text:p>1388.3551297407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07.14531495164">
            <text:p>1307.1453149517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327.38759625171">
            <text:p>1327.3875962517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200.56501064615">
            <text:p>1200.5650106462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140.32855646064">
            <text:p>1140.3285564607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154.36944484763">
            <text:p>1154.369444847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081.15208468071">
            <text:p>1081.1520846807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123.25057929645">
            <text:p>1123.2505792965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182.81480103628">
            <text:p>1182.8148010363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266.45006215119">
            <text:p>1266.4500621512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249.57021543329">
            <text:p>1249.570215433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239.24692145542">
            <text:p>1239.2469214554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377.51794339822">
            <text:p>1377.5179433982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387.71293020105">
            <text:p>1387.7129302011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430.04797281935">
            <text:p>1430.0479728194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413.8730561312">
            <text:p>1413.8730561312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457.84456829418">
            <text:p>1457.8445682942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460.66155209294">
            <text:p>1460.661552093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460.66155209294">
            <text:p>1460.661552093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616.05892620669">
            <text:p>1616.0589262067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514.87195668989">
            <text:p>1514.871956689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612.58428957567">
            <text:p>1612.5842895757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620.86107331389">
            <text:p>1620.8610733139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510.6764939072">
            <text:p>1510.676493907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513.72543024091">
            <text:p>1513.7254302409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513.72543024091">
            <text:p>1513.7254302409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513.72543024091">
            <text:p>1513.7254302409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529.15660010686">
            <text:p>1529.1566001069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571.61300665153">
            <text:p>1571.6130066515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598.40796042871">
            <text:p>1598.4079604287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709.52829587244">
            <text:p>1709.528295872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593.31453224418">
            <text:p>1593.3145322442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624.37150828765">
            <text:p>1624.3715082877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1642.26663207672">
            <text:p>1642.2666320767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642.26663207672">
            <text:p>1642.2666320767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767.04854702477">
            <text:p>1767.0485470248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690.38403520343">
            <text:p>1690.3840352034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784.92108415559">
            <text:p>1784.9210841556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680.91293595694">
            <text:p>1680.9129359569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685.63518183956">
            <text:p>1685.635181839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574.19005511697">
            <text:p>1574.190055117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711.60085776727">
            <text:p>1711.6008577673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598.51441982298">
            <text:p>1598.514419823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526.9190353778">
            <text:p>1526.9190353778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583.32888874554">
            <text:p>1583.3288887456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679.0314376639">
            <text:p>1679.0314376639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717.48001701896">
            <text:p>1717.480017019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484.6049719525">
            <text:p>1484.6049719525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629.776428339">
            <text:p>1629.776428339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593.42031421781">
            <text:p>1593.4203142178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620.9705447245">
            <text:p>1620.970544724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663.89899841081">
            <text:p>1663.8989984108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423.83360046435">
            <text:p>1423.8336004644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482.95380557191">
            <text:p>1482.9538055719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529.83890031247">
            <text:p>1529.8389003125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586.46870112717">
            <text:p>1586.468701127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550.39454322941">
            <text:p>1550.3945432294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652.89820270499">
            <text:p>1652.898202705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794.26185424369">
            <text:p>1794.2618542437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866.83481791558">
            <text:p>1866.8348179156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2020.20118497735">
            <text:p>2020.2011849774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956.94764276879">
            <text:p>1956.9476427688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806.14415952643">
            <text:p>1806.1441595264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807.23217769448">
            <text:p>1807.2321776945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808.32150749324">
            <text:p>1808.321507493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757.47332743814">
            <text:p>1757.473327438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757.47332743814">
            <text:p>1757.4733274382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793.18939259407">
            <text:p>1793.1893925941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735.1114336299">
            <text:p>1735.1114336299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743.43013731606">
            <text:p>1743.4301373161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735.36234904121">
            <text:p>1735.362349041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850.99740694705">
            <text:p>1850.997406947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855.57686977035">
            <text:p>1855.5768697704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860.17904844714">
            <text:p>1860.1790484472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712.08924992971">
            <text:p>1712.0892499297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860.75592641073">
            <text:p>1860.7559264107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725.8783013269">
            <text:p>1725.8783013269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725.8783013269">
            <text:p>1725.8783013269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725.8783013269">
            <text:p>1725.878301326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725.8783013269">
            <text:p>1725.8783013269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704.30826947591">
            <text:p>1704.3082694759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588.77915616564">
            <text:p>1588.7791561656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706.24687658951">
            <text:p>1706.2468765895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495.33466007241">
            <text:p>1495.3346600724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692.76851006486">
            <text:p>1692.7685100649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693.7241846705">
            <text:p>1693.7241846705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716.98854490563">
            <text:p>1716.9885449056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671.08183800081">
            <text:p>1671.0818380008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735.36234904121">
            <text:p>1735.362349041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719.44872228447">
            <text:p>1719.4487222845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658.60956982963">
            <text:p>1658.6095698296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658.60956982963">
            <text:p>1658.6095698296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658.60956982963">
            <text:p>1658.6095698296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763.41324573958">
            <text:p>1763.4132457396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708.6763462011">
            <text:p>1708.6763462011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726.37487657229">
            <text:p>1726.374876572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679.97166001065">
            <text:p>1679.9716600107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773.31548684465">
            <text:p>1773.3154868447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835.14576704277">
            <text:p>1835.1457670428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864.73166892583">
            <text:p>1864.7316689258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688.42189470987">
            <text:p>1688.4218947099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735.04871611409">
            <text:p>1735.0487161141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740.96404822568">
            <text:p>1740.9640482257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542.86968663209">
            <text:p>1542.869686632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595.37981738776">
            <text:p>1595.3798173878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703.15930440344">
            <text:p>1703.1593044034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742.73386663475">
            <text:p>1742.7338666348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684.03846038747">
            <text:p>1684.0384603875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578.1752808816">
            <text:p>1578.1752808816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502.68412214235">
            <text:p>1502.6841221424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514.82415007982">
            <text:p>1514.8241500798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297.06114316434">
            <text:p>1297.0611431643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365.8568513567">
            <text:p>1365.8568513567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386.04999077875">
            <text:p>1386.0499907788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317.85770877742">
            <text:p>1317.8577087774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322.50527629195">
            <text:p>1322.505276292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295.10138696168">
            <text:p>1295.1013869617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243.58118748295">
            <text:p>1243.581187483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295.1188585828">
            <text:p>1295.1188585828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223.29800085767">
            <text:p>1223.2980008577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241.52265100107">
            <text:p>1241.5226510011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1144.87061453608">
            <text:p>1144.8706145361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227.5526239842">
            <text:p>1227.5526239842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223.54745623752">
            <text:p>1223.5474562375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254.23924788101">
            <text:p>1254.239247881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383.83227882649">
            <text:p>1383.8322788265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266.41664922709">
            <text:p>1266.4166492271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264.28188309991">
            <text:p>1264.2818830999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233.10273731997">
            <text:p>1233.10273732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265.34836577446">
            <text:p>1265.3483657745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301.58058124283">
            <text:p>1301.5805812428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353.2460391772">
            <text:p>1353.2460391772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401.28419955202">
            <text:p>1401.284199552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403.90717603037">
            <text:p>1403.9071760304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534.60757235379">
            <text:p>1534.6075723538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839.47078963994">
            <text:p>1839.47078964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914.29672006597">
            <text:p>1914.296720066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639.21013064421">
            <text:p>1639.2101306442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583.82519733574">
            <text:p>1583.8251973357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755.25616176013">
            <text:p>1755.2561617601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944.06829434427">
            <text:p>1944.0682943443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061.63253256257">
            <text:p>2061.6325325626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2233.53916782161">
            <text:p>2233.5391678216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2156.47559439572">
            <text:p>2156.4755943957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2122.90434990289">
            <text:p>2122.9043499029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2238.43453906241">
            <text:p>2238.4345390624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137.93827969242">
            <text:p>2137.9382796924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366.91273449972">
            <text:p>2366.9127344997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2385.7351021697">
            <text:p>2385.7351021697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2322.92829344049">
            <text:p>2322.9282934405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2404.85923124521">
            <text:p>2404.8592312452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535.44212210302">
            <text:p>2535.442122103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2805.76281597231">
            <text:p>2805.7628159723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2682.81859242423">
            <text:p>2682.8185924242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2584.58918025276">
            <text:p>2584.5891802528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662.57988992979">
            <text:p>2662.5798899298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2641.4808637274">
            <text:p>2641.4808637274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2573.50365942817">
            <text:p>2573.5036594282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2573.50365942817">
            <text:p>2573.5036594282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2752.98177653443">
            <text:p>2752.9817765344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2336.83804370061">
            <text:p>2336.8380437006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318.77639996398">
            <text:p>2318.776399964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2525.70324944248">
            <text:p>2525.7032494425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2654.18801524215">
            <text:p>2654.1880152422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2741.50381264803">
            <text:p>2741.503812648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2900.36194898213">
            <text:p>2900.3619489821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3021.59072489326">
            <text:p>3021.5907248933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3264.92927871407">
            <text:p>3264.9292787141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3264.92927871407">
            <text:p>3264.9292787141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3341.29126100893">
            <text:p>3341.2912610089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3341.29126100893">
            <text:p>3341.2912610089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401.91284590037">
            <text:p>3401.9128459004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3561.4327241174">
            <text:p>3561.4327241174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3774.25619245591">
            <text:p>3774.2561924559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3822.34354639706">
            <text:p>3822.3435463971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3375.12236363762">
            <text:p>3375.1223636376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3286.38848799495">
            <text:p>3286.388487995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3299.94433216378">
            <text:p>3299.9443321638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3671.48464552962">
            <text:p>3671.4846455296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3994.09138422818">
            <text:p>3994.0913842282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4211.35201400722">
            <text:p>4211.3520140072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4412.66687402595">
            <text:p>4412.66687402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4729.16160154229">
            <text:p>4729.161601542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475.19953903173">
            <text:p>4475.1995390317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4475.19953903173">
            <text:p>4475.1995390317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4668.44877024453">
            <text:p>4668.4487702445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4500.37410984946">
            <text:p>4500.3741098495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4209.8746058283">
            <text:p>4209.8746058283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4275.87655938485">
            <text:p>4275.8765593849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3551.41981767197">
            <text:p>3551.419817672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4281.21568459278">
            <text:p>4281.2156845928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667.54086499945">
            <text:p>4667.5408649995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5061.2600438269">
            <text:p>5061.2600438269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5403.08309946581">
            <text:p>5403.0830994658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4275.11491411242">
            <text:p>4275.1149141124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3933.21781839186">
            <text:p>3933.2178183919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4318.18911979618">
            <text:p>4318.1891197962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5061.2600438269">
            <text:p>5061.2600438269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5340.56411389122">
            <text:p>5340.5641138912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4794.82471837522">
            <text:p>4794.8247183752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5202.23152223413">
            <text:p>5202.2315222341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4890.57465671465">
            <text:p>4890.5746567147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3511.66802660431">
            <text:p>3511.6680266043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3586.1778300825">
            <text:p>3586.1778300825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3129.75094579476">
            <text:p>3129.7509457948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3298.35705735273">
            <text:p>3298.3570573527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3241.33906784079">
            <text:p>3241.3390678408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3780.49856309792">
            <text:p>3780.4985630979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3970.63365502972">
            <text:p>3970.6336550297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4776.69322874458">
            <text:p>4776.6932287446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4869.7362539976">
            <text:p>4869.7362539976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5932.64000193478">
            <text:p>5932.6400019348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4404.16462571376">
            <text:p>4404.1646257138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4860.85977272449">
            <text:p>4860.8597727245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5197.44358785711">
            <text:p>5197.4435878571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5690.35507742923">
            <text:p>5690.3550774292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5772.47192058857">
            <text:p>5772.4719205886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5789.18051687322">
            <text:p>5789.1805168732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5879.95225769024">
            <text:p>5879.9522576903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5946.97271333139">
            <text:p>5946.9727133314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6160.6866785156">
            <text:p>6160.6866785156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6211.71015925646">
            <text:p>6211.7101592565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6343.04463239568">
            <text:p>6343.0446323957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6349.75729289692">
            <text:p>6349.7572928969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6601.2501211104">
            <text:p>6601.2501211104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7101.26344487821">
            <text:p>7101.2634448782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7186.31488219991">
            <text:p>7186.3148821999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6289.84999746502">
            <text:p>6289.849997465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6289.84999746502">
            <text:p>6289.849997465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4975.48486713183">
            <text:p>4975.4848671318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5254.33640804053">
            <text:p>5254.336408040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5291.40608010299">
            <text:p>5291.406080103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5319.55341670685">
            <text:p>5319.5534167069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6148.06151209149">
            <text:p>6148.0615120915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5655.49222452481">
            <text:p>5655.4922245248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4598.01621300391">
            <text:p>4598.0162130039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4416.93032028105">
            <text:p>4416.9303202811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4063.91993020821">
            <text:p>4063.9199302082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3900.14139798125">
            <text:p>3900.1413979813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3900.14139798125">
            <text:p>3900.1413979813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3910.3083585723">
            <text:p>3910.3083585723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4503.11836912184">
            <text:p>4503.1183691219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4165.48707039131">
            <text:p>4165.4870703913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4469.57402631913">
            <text:p>4469.5740263191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4489.64039242897">
            <text:p>4489.640392429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3777.67207772827">
            <text:p>3777.672077728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508.07500224032">
            <text:p>3508.0750022403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3525.59605256366">
            <text:p>3525.5960525637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3525.59605256366">
            <text:p>3525.5960525637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3533.90195506547">
            <text:p>3533.9019550655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3405.53318592794">
            <text:p>3405.5331859279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468.53025909779">
            <text:p>3468.5302590978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3601.7851171047">
            <text:p>3601.7851171047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3131.79293114467">
            <text:p>3131.7929311447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2805.27089332326">
            <text:p>2805.2708933233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2805.27089332326">
            <text:p>2805.2708933233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3392.0564098406">
            <text:p>3392.0564098406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3085.09481686833">
            <text:p>3085.0948168683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3130.15912981117">
            <text:p>3130.1591298112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3616.98366782114">
            <text:p>3616.9836678211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3140.19300377171">
            <text:p>3140.1930037717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815.9679840229">
            <text:p>2815.9679840229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3133.63299749669">
            <text:p>3133.6329974967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3135.27042819427">
            <text:p>3135.2704281943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3330.1644412137">
            <text:p>3330.1644412137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3337.8061508695">
            <text:p>3337.8061508695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117.55473505581">
            <text:p>3117.5547350558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2792.37872342375">
            <text:p>2792.3787234238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3252.54033443924">
            <text:p>3252.5403344392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2552.42955735692">
            <text:p>2552.4295573569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2556.23550195198">
            <text:p>2556.235501952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098.49568311858">
            <text:p>2098.4956831186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931.00773415618">
            <text:p>1931.0077341562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934.12000385423">
            <text:p>1934.1200038542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969.99877926842">
            <text:p>1969.9987792684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2067.7604142179">
            <text:p>2067.7604142179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2081.93052809049">
            <text:p>2081.9305280905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2154.05628503205">
            <text:p>2154.0562850321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2013.80224264366">
            <text:p>2013.8022426437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2021.94567210001">
            <text:p>2021.9456721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832.09886471963">
            <text:p>1832.0988647196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962.10718834427">
            <text:p>1962.1071883443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878.41395694037">
            <text:p>1878.4139569404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780.32008959477">
            <text:p>1780.3200895948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859.78265229191">
            <text:p>1859.7826522919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605.27691310462">
            <text:p>1605.2769131046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591.65031685305">
            <text:p>1591.6503168531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649.40520430398">
            <text:p>1649.405204304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650.3125302776">
            <text:p>1650.3125302776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702.88740796276">
            <text:p>1702.8874079628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537.11381630762">
            <text:p>1537.1138163076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332.620495715">
            <text:p>1332.620495715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430.47414041168">
            <text:p>1430.4741404117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360.72656354616">
            <text:p>1360.7265635462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321.4676317491">
            <text:p>1321.4676317491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359.49332320308">
            <text:p>1359.4933232031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232.18477912656">
            <text:p>1232.1847791266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319.43348696136">
            <text:p>1319.4334869614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366.92647954364">
            <text:p>1366.9264795436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385.86991152715">
            <text:p>1385.8699115272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383.95197369549">
            <text:p>1383.9519736955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531.03439192569">
            <text:p>1531.0343919257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530.2534511494">
            <text:p>1530.2534511494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636.69497598385">
            <text:p>1636.6949759839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701.68002891571">
            <text:p>1701.6800289157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774.134766989">
            <text:p>1774.134766989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780.45216081804">
            <text:p>1780.452160818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735.14279408814">
            <text:p>1735.1427940881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1620.77897945888">
            <text:p>1620.7789794589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708.95009454765">
            <text:p>1708.9500945477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667.1641516968">
            <text:p>1667.1641516968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680.58925340152">
            <text:p>1680.5892534015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730.76333221513">
            <text:p>1730.7633322151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623.95934283965">
            <text:p>1623.9593428397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728.79977870574">
            <text:p>1728.7997787058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611.77208185129">
            <text:p>1611.7720818513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514.53737377236">
            <text:p>1514.5373737724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514.91976631754">
            <text:p>1514.9197663175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526.45774520302">
            <text:p>1526.457745203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422.42014625894">
            <text:p>1422.420146259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228.21222700103">
            <text:p>1228.212227001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118.33069884102">
            <text:p>1118.330698841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171.61313779971">
            <text:p>1171.6131377997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126.09651986239">
            <text:p>1126.0965198624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144.57032418461">
            <text:p>1144.5703241846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118.95636756152">
            <text:p>1118.9563675615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066.45168308497">
            <text:p>1066.451683085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247.10289050804">
            <text:p>1247.102890508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281.18801728645">
            <text:p>1281.1880172865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352.82651078446">
            <text:p>1352.8265107845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380.84662147328">
            <text:p>1380.8466214733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447.46970193759">
            <text:p>1447.4697019376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363.89697833876">
            <text:p>1363.8969783388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394.32377434655">
            <text:p>1394.3237743466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320.95850777848">
            <text:p>1320.9585077785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351.60754225529">
            <text:p>1351.6075422553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361.42124498424">
            <text:p>1361.4212449842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391.7364527589">
            <text:p>1391.7364527589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332.99056527782">
            <text:p>1332.9905652778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445.37760480742">
            <text:p>1445.3776048074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446.77166362211">
            <text:p>1446.7716636221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455.89900684423">
            <text:p>1455.8990068442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433.63569248116">
            <text:p>1433.6356924812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442.4241317283">
            <text:p>1442.4241317283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448.69289115876">
            <text:p>1448.6928911588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400.01721564645">
            <text:p>1400.0172156465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359.43556990765">
            <text:p>1359.4355699077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361.9040801139">
            <text:p>1361.9040801139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287.11411521188">
            <text:p>1287.1141152119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323.45332181735">
            <text:p>1323.4533218174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252.71717245787">
            <text:p>1252.7171724579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332.86101755326">
            <text:p>1332.8610175533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314.17749943613">
            <text:p>1314.1774994361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349.65037060225">
            <text:p>1349.6503706023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374.38233541837">
            <text:p>1374.3823354184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405.94262863829">
            <text:p>1405.9426286383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405.94262863829">
            <text:p>1405.9426286383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366.24561332217">
            <text:p>1366.2456133222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387.09136569777">
            <text:p>1387.0913656978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384.53079091577">
            <text:p>1384.5307909158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385.17004792169">
            <text:p>1385.1700479217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345.41350306648">
            <text:p>1345.4135030665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506.17330851298">
            <text:p>1506.173308513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530.7658536444">
            <text:p>1530.7658536444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506.17330851298">
            <text:p>1506.173308513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506.17330851298">
            <text:p>1506.173308513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524.54273413648">
            <text:p>1524.5427341365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530.03395507704">
            <text:p>1530.033955077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574.19005511697">
            <text:p>1574.190055117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657.23524506393">
            <text:p>1657.2352450639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715.27060535848">
            <text:p>1715.270605358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715.02546601834">
            <text:p>1715.0254660183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661.59510724525">
            <text:p>1661.5951072453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665.28440235405">
            <text:p>1665.2844023541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554.81383936041">
            <text:p>1554.8138393604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15.08017212544">
            <text:p>1615.0801721255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615.18886402928">
            <text:p>1615.1888640293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734.73519653256">
            <text:p>1734.7351965326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688.83772559255">
            <text:p>1688.8377255926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616.05892620669">
            <text:p>1616.0589262067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643.95397899393">
            <text:p>1643.9539789939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595.0087310191">
            <text:p>1595.0087310191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502.82526120926">
            <text:p>1502.8252612093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463.24407491821">
            <text:p>1463.2440749182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305.35020071125">
            <text:p>1305.3502007113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224.37450434655">
            <text:p>1224.3745043466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208.59064257058">
            <text:p>1208.5906425706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339.10784493603">
            <text:p>1339.107844936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343.90677554852">
            <text:p>1343.9067755485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464.62813723448">
            <text:p>1464.6281372345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443.48685869621">
            <text:p>1443.4868586962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489.34951692252">
            <text:p>1489.3495169225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597.18469581427">
            <text:p>1597.1846958143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483.45793882884">
            <text:p>1483.4579388289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510.7240390783">
            <text:p>1510.7240390783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487.50337797779">
            <text:p>1487.5033779778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393.53443136707">
            <text:p>1393.5344313671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286.01064300959">
            <text:p>1286.0106430096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228.10224394352">
            <text:p>1228.1022439435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310.73250018853">
            <text:p>1310.7325001885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329.31749970657">
            <text:p>1329.3174997066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301.6335233043">
            <text:p>1301.6335233043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1214.18519118354">
            <text:p>1214.1851911835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176.33628446298">
            <text:p>1176.336284463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090.7952473135">
            <text:p>1090.7952473135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143.60227895349">
            <text:p>1143.6022789535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162.20936904602">
            <text:p>1162.209369046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307.59041271753">
            <text:p>1307.5904127175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397.75461921157">
            <text:p>1397.7546192116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357.89729007919">
            <text:p>1357.8972900792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421.5986807734">
            <text:p>1421.5986807734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467.67333493309">
            <text:p>1467.6733349331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552.95266036831">
            <text:p>1552.9526603683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599.31331752892">
            <text:p>1599.3133175289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641.31200545911">
            <text:p>1641.3120054591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497.15360340765">
            <text:p>1497.1536034077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567.5584231881">
            <text:p>1567.5584231881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702.79679510649">
            <text:p>1702.7967951065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607.4810038396">
            <text:p>1607.481003839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610.93365961856">
            <text:p>1610.9336596186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483.48086212116">
            <text:p>1483.4808621212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567.17458146379">
            <text:p>1567.1745814638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547.76997567647">
            <text:p>1547.7699756765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535.09834838512">
            <text:p>1535.0983483851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587.9119473239">
            <text:p>1587.9119473239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600.61990248605">
            <text:p>1600.6199024861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627.97999849599">
            <text:p>1627.979998496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628.86389954373">
            <text:p>1628.8638995437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1775.38152367697">
            <text:p>1775.381523677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438.3073346364">
            <text:p>1438.3073346364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287.12274354352">
            <text:p>1287.1227435435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402.66618711047">
            <text:p>1402.6661871105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423.88639565885">
            <text:p>1423.8863956589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335.02034489134">
            <text:p>1335.0203448913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302.5607070494">
            <text:p>1302.5607070494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278.68804666194">
            <text:p>1278.688046662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319.17059562496">
            <text:p>1319.170595625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309.95450064212">
            <text:p>1309.9545006421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256.72669391231">
            <text:p>1256.7266939123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352.47392683138">
            <text:p>1352.4739268314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299.7391167549">
            <text:p>1299.7391167549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213.51755470271">
            <text:p>1213.5175547027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315.69940330574">
            <text:p>1315.6994033058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299.87990591377">
            <text:p>1299.8799059138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339.34137169875">
            <text:p>1339.3413716988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404.55418045674">
            <text:p>1404.5541804568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412.48968994002">
            <text:p>1412.48968994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439.60142624532">
            <text:p>1439.6014262453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641.21379807176">
            <text:p>1641.2137980718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598.36804181159">
            <text:p>1598.3680418116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612.1104022856">
            <text:p>1612.1104022856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667.67096334341">
            <text:p>1667.6709633434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667.67096334341">
            <text:p>1667.6709633434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799.72780637032">
            <text:p>1799.7278063703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843.97561606355">
            <text:p>1843.9756160636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712.40990878588">
            <text:p>1712.4099087859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609.51573874927">
            <text:p>1609.5157387493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507.60430147237">
            <text:p>1507.6043014724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508.36229032718">
            <text:p>1508.3622903272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1464.1925451459">
            <text:p>1464.19254514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31">00/00/0000</text:date>, <text:time style:data-style-name="N2" text:time-value="0000-00-00T14:01:1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</meta:initial-creator>
    <meta:creation-date>2013-05-31T13:54:41</meta:creation-date>
    <dc:date>2013-05-31T14:07:06</dc:date>
    <dc:creator>michel </dc:creator>
    <meta:editing-duration>P0D</meta:editing-duration>
    <meta:editing-cycles>2</meta:editing-cycles>
    <meta:generator>LibreOffice/3.6$Linux_x86 LibreOffice_project/360m1$Build-2</meta:generator>
    <meta:document-statistic meta:table-count="3" meta:cell-count="45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7cm" svg:y="4.201cm" style:legend-expansion="high" chart:style-name="ch2"/>
        <chart:plot-area chart:style-name="ch3" table:cell-range-address="Sheet1.B1:Sheet1.B789" svg:x="0.77cm" svg:y="0.855cm" svg:width="11.738cm" svg:height="7.545cm">
          <chartooo:coordinate-region svg:x="1.762cm" svg:y="1.054cm" svg:width="10.692cm" svg:height="7.1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789" chart:class="chart:line">
            <chart:data-point chart:repeated="7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B1:Sheet1.B7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.076115095692">
                <text:p>566.076115095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.652668827037">
                <text:p>533.65266882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.036975533286">
                <text:p>557.036975533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4.664923942196">
                <text:p>584.664923942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.269245681573">
                <text:p>607.269245681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.729226405849">
                <text:p>613.729226405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5.417499269272">
                <text:p>645.417499269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.873026711307">
                <text:p>710.873026711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0.344719841666">
                <text:p>740.344719841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4.683669544261">
                <text:p>804.683669544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4.552576811427">
                <text:p>844.55257681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4.170941982602">
                <text:p>854.17094198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8.692995125708">
                <text:p>898.69299512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.535761931949">
                <text:p>953.53576193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.35718428073">
                <text:p>1009.35718428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0.46726439675">
                <text:p>1060.4672643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9.90081057284">
                <text:p>1109.90081057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1.1340336957">
                <text:p>1111.1340336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0.26209521225">
                <text:p>1120.26209521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0.02851684982">
                <text:p>1190.02851684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6.26409291356">
                <text:p>1186.2640929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7.1389241148">
                <text:p>1237.1389241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5.23975930662">
                <text:p>1315.23975930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3.51181861997">
                <text:p>1343.51181861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7.92093811442">
                <text:p>1427.9209381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2.69431278815">
                <text:p>1432.69431278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3.72564532165">
                <text:p>1443.72564532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0.60518176153">
                <text:p>1510.6051817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2.10141602151">
                <text:p>1522.10141602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.41174258372">
                <text:p>1694.4117425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5.15341796475">
                <text:p>1785.1534179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9.80476383418">
                <text:p>1819.80476383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0.63156461059">
                <text:p>1830.63156461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8.6805413308">
                <text:p>1848.6805413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14.75488673877">
                <text:p>1914.75488673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5.26810648345">
                <text:p>1975.2681064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5.72747510256">
                <text:p>1985.7274751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6.98207365699">
                <text:p>2006.98207365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0.70403587655">
                <text:p>2070.70403587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9.49692807126">
                <text:p>2129.49692807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37.2868914311">
                <text:p>2237.286891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79.7905607055">
                <text:p>2279.7905607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4.02826029397">
                <text:p>2354.02826029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1.79781033705">
                <text:p>2391.79781033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8.3952529699">
                <text:p>2248.3952529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8.15950520104">
                <text:p>1708.15950520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2.98995696698">
                <text:p>1502.98995696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9.66877338674">
                <text:p>1549.66877338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5.0553494453">
                <text:p>1345.0553494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9.81478880332">
                <text:p>1199.81478880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7.80381776837">
                <text:p>1227.80381776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9.47652615375">
                <text:p>1149.47652615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7.70686297206">
                <text:p>1137.70686297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.41260921943">
                <text:p>1014.4126092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4.24113625741">
                <text:p>1014.24113625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.027971279609">
                <text:p>944.027971279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3.15962741833">
                <text:p>1043.15962741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1.09205077885">
                <text:p>1071.09205077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7.24568001199">
                <text:p>1077.24568001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2.47971364022">
                <text:p>1182.47971364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9.5484006838">
                <text:p>1269.5484006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8.73049825963">
                <text:p>1158.73049825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8.35366273826">
                <text:p>1228.35366273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1.55858804439">
                <text:p>1321.55858804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9.87431300119">
                <text:p>1399.87431300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8.81390991575">
                <text:p>1438.813909915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6.20919817634">
                <text:p>1356.20919817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7.40594985425">
                <text:p>1327.405949854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9.45637419547">
                <text:p>1249.45637419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5.73217500502">
                <text:p>1255.73217500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18.50026668497">
                <text:p>1218.500266684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5.48567780446">
                <text:p>1275.48567780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7.55200928959">
                <text:p>1297.55200928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3.27542260195">
                <text:p>1143.27542260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6.3249508853">
                <text:p>1056.3249508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4.91951576935">
                <text:p>1044.91951576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9.59579357072">
                <text:p>1119.59579357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9.40220174762">
                <text:p>1159.402201747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7.14401951209">
                <text:p>1177.14401951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4.67707235714">
                <text:p>1054.6770723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1.46971206804">
                <text:p>1031.46971206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7.90579375017">
                <text:p>1097.90579375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2.90627965652">
                <text:p>1092.90627965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5.79702721021">
                <text:p>1105.79702721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1.03135873961">
                <text:p>1231.031358739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9.52995028686">
                <text:p>1199.52995028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6.37430069859">
                <text:p>1246.37430069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3.44177847054">
                <text:p>1183.44177847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4.10365753124">
                <text:p>1204.10365753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9.31340170704">
                <text:p>1269.31340170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6.73458311073">
                <text:p>1286.734583110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1.54212193741">
                <text:p>1381.54212193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1.99058544961">
                <text:p>1341.99058544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4.39609168744">
                <text:p>1344.39609168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8.40065522211">
                <text:p>1318.40065522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43.19226157162">
                <text:p>1343.19226157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34.55687319838">
                <text:p>1434.556873198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3.40496935824">
                <text:p>1553.40496935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1.30432772982">
                <text:p>1571.30432772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0.09610920434">
                <text:p>1610.096109204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2.94555217058">
                <text:p>1672.94555217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33.85794418011">
                <text:p>1733.85794418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.03688804488">
                <text:p>1649.03688804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4.39028813444">
                <text:p>1724.39028813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0.80959825589">
                <text:p>1760.80959825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9.47859593339">
                <text:p>1779.47859593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3.90786126364">
                <text:p>1813.907861263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57.42578694815">
                <text:p>1857.42578694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4.80083744862">
                <text:p>1974.80083744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3.94239476144">
                <text:p>1983.94239476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5.93776994233">
                <text:p>2015.93776994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18.43063962726">
                <text:p>2118.43063962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30.46570822783">
                <text:p>2130.46570822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6.84161562098">
                <text:p>2176.84161562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05.64911399774">
                <text:p>2205.64911399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80.00523443221">
                <text:p>2180.00523443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8.61764179127">
                <text:p>2118.61764179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30.65484128743">
                <text:p>2130.654841287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73.6640628128">
                <text:p>1973.6640628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1.54119355455">
                <text:p>2021.54119355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37.10507479908">
                <text:p>1737.10507479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39.62327987077">
                <text:p>1739.62327987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1.59060471503">
                <text:p>1731.590604715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0.18826560127">
                <text:p>1700.18826560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8.71406941454">
                <text:p>1598.71406941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0.68087725582">
                <text:p>1640.68087725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6.48648818144">
                <text:p>1536.48648818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8.69454435499">
                <text:p>1718.69454435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6.91620172712">
                <text:p>1896.91620172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9.49998446087">
                <text:p>2019.49998446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6.37579249603">
                <text:p>2116.37579249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2.36463044665">
                <text:p>2122.364630446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72.26311580749">
                <text:p>2272.263115807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5.56009151388">
                <text:p>2545.56009151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8.25204048428">
                <text:p>2328.252040484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1.35097361619">
                <text:p>2391.350973616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2.58540075511">
                <text:p>2082.585400755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8.70975817599">
                <text:p>1988.709758175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2.75465162476">
                <text:p>2092.75465162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3.95509956891">
                <text:p>1803.95509956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1.03350364196">
                <text:p>1811.03350364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60.44941544933">
                <text:p>1860.449415449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65.07582564443">
                <text:p>1865.075825644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8.8245140057">
                <text:p>1658.82451400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0.11612924726">
                <text:p>1420.11612924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3.16602036668">
                <text:p>1463.16602036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4.56444286496">
                <text:p>1454.56444286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1.39992470582">
                <text:p>1341.39992470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6.36636553525">
                <text:p>1346.366365535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6.21543860852">
                <text:p>1476.21543860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23.82886661707">
                <text:p>1523.828866617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1.70613707444">
                <text:p>1561.70613707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6.16114973536">
                <text:p>1806.16114973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2.97799601288">
                <text:p>1532.97799601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0.18487724955">
                <text:p>1650.18487724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4.83678019073">
                <text:p>1664.83678019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6.79807758096">
                <text:p>1786.79807758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36.00563242986">
                <text:p>1836.0056324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23.0973349888">
                <text:p>1923.09733498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25.56598460198">
                <text:p>1925.565984601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28.04098029439">
                <text:p>1928.0409802943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28.04098029439">
                <text:p>1928.040980294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28.04098029439">
                <text:p>1928.040980294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48.07237165428">
                <text:p>1948.072371654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69.17041200571">
                <text:p>1969.170412005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90.07017985528">
                <text:p>1990.070179855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90.07017985528">
                <text:p>1990.070179855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91.39115532134">
                <text:p>1991.3911553213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02.14768506145">
                <text:p>1702.1476850614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00.44645718992">
                <text:p>1600.446457189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35.33157698183">
                <text:p>1535.331576981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29.07135537129">
                <text:p>1529.071355371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95.53266364931">
                <text:p>1495.5326636493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495.53266364931">
                <text:p>1495.532663649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85.06013361672">
                <text:p>1385.0601336167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90.19470305197">
                <text:p>1390.194703051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19.85977482156">
                <text:p>1319.8597748215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89.87267742312">
                <text:p>1389.8726774231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25.57236405299">
                <text:p>1525.572364052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477.48771496323">
                <text:p>1477.487714963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81.86650373637">
                <text:p>1481.8665037363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65.20617048099">
                <text:p>1365.206170480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72.70210135349">
                <text:p>1372.7021013534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00.12636034843">
                <text:p>1300.126360348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182.2831203171">
                <text:p>1182.28312031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36.87592858875">
                <text:p>1236.875928588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42.5108621852">
                <text:p>1242.51086218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80.88700634478">
                <text:p>1180.8870063447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85.98911218046">
                <text:p>1085.989112180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36.36619524277">
                <text:p>1236.3661952427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67.55931031881">
                <text:p>1167.559310318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40.43015319829">
                <text:p>1140.430153198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13.55059314263">
                <text:p>1113.550593142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56.309324932348">
                <text:p>956.30932493234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44.30654421731">
                <text:p>944.3065442173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34.889962910063">
                <text:p>934.8899629100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08.17000452941">
                <text:p>1008.170004529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3.99928013598">
                <text:p>1023.999280135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02.44320139617">
                <text:p>1002.443201396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47.2334029072">
                <text:p>1047.233402907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14.12566743233">
                <text:p>1114.125667432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101.04115642844">
                <text:p>1101.041156428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64.32350899455">
                <text:p>1064.323508994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08.363125881">
                <text:p>1108.3631258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24.98805324023">
                <text:p>1124.9880532402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200.62506892582">
                <text:p>1200.6250689258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248.59510601535">
                <text:p>1248.595106015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94.94416358191">
                <text:p>1294.944163581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08.49935273292">
                <text:p>1308.499352732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58.26231623244">
                <text:p>1358.2623162324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96.18936171188">
                <text:p>1396.189361711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55.81069561004">
                <text:p>1455.810695610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01.40693260698">
                <text:p>1401.4069326069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14.62307720306">
                <text:p>1414.623077203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55.81069561004">
                <text:p>1455.810695610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11.95994398324">
                <text:p>1411.959943983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11.95994398324">
                <text:p>1411.9599439832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22.67309589965">
                <text:p>1422.673095899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32.18135385053">
                <text:p>1432.1813538505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48.78034092884">
                <text:p>1448.7803409288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37.67192571146">
                <text:p>1437.671925711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78.86333033593">
                <text:p>1378.8633303359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04.03036900826">
                <text:p>1404.030369008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15.29043093685">
                <text:p>1415.2904309368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34.23539666709">
                <text:p>1434.2353966670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390.36583986949">
                <text:p>1390.365839869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504.73323685437">
                <text:p>1504.7332368543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54.43621294217">
                <text:p>1554.4362129421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11.20402308184">
                <text:p>1611.2040230818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00.88681482305">
                <text:p>1600.8868148230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68.24981232535">
                <text:p>1568.249812325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22.29450258957">
                <text:p>1522.294502589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50.01906018">
                <text:p>1550.019060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95.91717326272">
                <text:p>1495.9171732627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89.97362353037">
                <text:p>1489.973623530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8.88786405663">
                <text:p>1538.887864056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77.73436286005">
                <text:p>1577.7343628600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81.0602851006">
                <text:p>1581.06028510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50.82031066342">
                <text:p>1550.820310663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60.95051910319">
                <text:p>1460.950519103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351.68366342798">
                <text:p>1351.6836634279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73.64121884033">
                <text:p>1273.641218840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00.13516402097">
                <text:p>1300.1351640209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10.92938211859">
                <text:p>1310.929382118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258.15134870136">
                <text:p>1258.1513487013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293.96674184964">
                <text:p>1293.9667418496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22.08336105846">
                <text:p>1222.0833610584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46.45521307853">
                <text:p>1246.4552130785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284.89186400916">
                <text:p>1284.891864009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254.79662925849">
                <text:p>1254.796629258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255.05909783126">
                <text:p>1255.0590978312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286.13124311811">
                <text:p>1286.131243118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96.13301981029">
                <text:p>1296.133019810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55.8835731217">
                <text:p>1355.88357312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04.76998114294">
                <text:p>1404.7699811429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34.7697640747">
                <text:p>1334.769764074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273.57363373983">
                <text:p>1273.573633739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53.14923979374">
                <text:p>1153.1492397937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84.09862982027">
                <text:p>1184.0986298202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206.8434217241">
                <text:p>1206.843421724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221.58574478685">
                <text:p>1221.5857447868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61.0708300434">
                <text:p>1161.070830043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73.79053786996">
                <text:p>1173.7905378699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73.79053786996">
                <text:p>1173.7905378699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34.72153221253">
                <text:p>1134.7215322125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250.09089680854">
                <text:p>1250.0908968085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22.55993430469">
                <text:p>1322.5599343046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06.58120657722">
                <text:p>1406.581206577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06.58120657722">
                <text:p>1406.581206577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50.0933555572">
                <text:p>1450.093355557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10.70026611866">
                <text:p>1510.7002661186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22.97069153037">
                <text:p>1522.9706915303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74.11262070093">
                <text:p>1574.1126207009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98.62598362954">
                <text:p>1498.6259836295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98.62598362954">
                <text:p>1498.6259836295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01.60293606289">
                <text:p>1501.602936062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01.60293606289">
                <text:p>1501.6029360628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51.64697653864">
                <text:p>1651.6469765386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46.09989066897">
                <text:p>1546.0998906689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62.63106824109">
                <text:p>1662.631068241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71.43096803991">
                <text:p>1671.430968039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57.82243043306">
                <text:p>1457.8224304330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49.37090314037">
                <text:p>1449.3709031403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49.37090314037">
                <text:p>1449.3709031403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83.77892940308">
                <text:p>1483.778929403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98.6025898957">
                <text:p>1498.60258989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39.35669865002">
                <text:p>1539.356698650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62.17048169587">
                <text:p>1662.1704816958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82.66727037136">
                <text:p>1782.6672703713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71.43096803991">
                <text:p>1671.4309680399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38.56663386145">
                <text:p>1638.566633861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56.77764278727">
                <text:p>1656.777642787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56.77764278727">
                <text:p>1656.777642787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83.85975642099">
                <text:p>1783.8597564209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05.76181146939">
                <text:p>1705.7618114693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02.07573275972">
                <text:p>1802.0757327597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96.11809881996">
                <text:p>1696.1180988199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00.92628605639">
                <text:p>1700.926286056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87.51807436887">
                <text:p>1587.5180743688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27.36888481402">
                <text:p>1727.3688848140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12.25930827624">
                <text:p>1612.259308276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45.80115145815">
                <text:p>1545.801151458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03.64120122456">
                <text:p>1603.6412012245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701.89119664076">
                <text:p>1701.8911966407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41.40616574414">
                <text:p>1741.406165744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02.44894926692">
                <text:p>1502.4489492669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07.077364302">
                <text:p>1607.0773643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28.47490823463">
                <text:p>1528.474908234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60.06923495309">
                <text:p>1560.0692349530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347.11261504678">
                <text:p>1347.1126150467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65.56721641567">
                <text:p>1465.567216415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75.65950645294">
                <text:p>1475.659506452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28.28025074914">
                <text:p>1528.2802507491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494.77587405697">
                <text:p>1494.7758740569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89.83158915805">
                <text:p>1589.831589158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20.18815085933">
                <text:p>1720.1881508593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86.78144970702">
                <text:p>1786.7814497070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26.78335195802">
                <text:p>1926.7833519580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869.16104653937">
                <text:p>1869.161046539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31.10663236938">
                <text:p>1731.106632369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32.10609853511">
                <text:p>1732.106098535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78.79654649486">
                <text:p>1678.796546494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34.88327023226">
                <text:p>1634.8832702322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34.88327023226">
                <text:p>1634.883270232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65.74671648723">
                <text:p>1665.7467164872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33.1033513874">
                <text:p>1633.103351387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33.16160964768">
                <text:p>1533.161609647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73.41213044168">
                <text:p>1673.4121304416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65.15611313414">
                <text:p>1565.1561131341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68.42916092909">
                <text:p>1568.4291609290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61.81810654772">
                <text:p>1461.8181065477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95.53890726634">
                <text:p>1595.5389072663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77.65827565929">
                <text:p>1477.6582756592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77.65827565929">
                <text:p>1477.658275659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489.39572911101">
                <text:p>1489.395729111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89.39572911101">
                <text:p>1489.395729111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473.30428494511">
                <text:p>1473.304284945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75.99765671442">
                <text:p>1375.9976567144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04.33239593382">
                <text:p>1504.3323959338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37.95075482988">
                <text:p>1337.9507548298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493.84549150095">
                <text:p>1493.8454915009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494.589704845">
                <text:p>1494.5897048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12.67597118583">
                <text:p>1512.6759711858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476.93082431514">
                <text:p>1476.9308243151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14.58516228301">
                <text:p>1514.5851622830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67.17987118592">
                <text:p>1467.1798711859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67.17987118592">
                <text:p>1467.1798711859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67.17987118592">
                <text:p>1467.1798711859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18.41803892936">
                <text:p>1518.4180389293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32.37849784208">
                <text:p>1532.3784978420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95.70741623913">
                <text:p>1495.707416239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69.24956292902">
                <text:p>1569.249562929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93.42031421781">
                <text:p>1593.4203142178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15.67815869181">
                <text:p>1615.6781586918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29.98518672301">
                <text:p>1529.985186723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55.16645625874">
                <text:p>1555.166456258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86.31141478393">
                <text:p>1586.3114147839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20.1686491118">
                <text:p>1420.16864911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64.53876388321">
                <text:p>1464.538763883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08.20806619162">
                <text:p>1608.208066191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43.44741096137">
                <text:p>1643.4474109613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64.59493328295">
                <text:p>1564.5949332829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69.92054188894">
                <text:p>1469.9205418889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14.81070682055">
                <text:p>1414.810706820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04.21519901866">
                <text:p>1404.2151990186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14.47717745883">
                <text:p>1414.4771774588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08.72971525371">
                <text:p>1508.7297152537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33.40649625934">
                <text:p>1533.4064962593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50.37815581134">
                <text:p>1450.3781558113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50.37815581134">
                <text:p>1450.378155811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73.16863613959">
                <text:p>1473.168636139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06.86978679487">
                <text:p>1406.869786794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06.86978679487">
                <text:p>1406.869786794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31.91792934472">
                <text:p>1331.9179293447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53.55131420507">
                <text:p>1353.551314205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23.29800085767">
                <text:p>1223.2980008576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56.34020613119">
                <text:p>1256.340206131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52.14530469947">
                <text:p>1252.1453046994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84.30743158941">
                <text:p>1284.307431589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20.52588723785">
                <text:p>1420.525887237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97.07866770217">
                <text:p>1297.078667702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94.83936920111">
                <text:p>1294.8393692011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62.15430190251">
                <text:p>1262.1543019025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95.95805112596">
                <text:p>1295.9580511259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33.99078052565">
                <text:p>1333.990780525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88.31497485623">
                <text:p>1388.3149748562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55.67824884471">
                <text:p>1455.6782488447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58.50901691393">
                <text:p>1458.5090169139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58.50901691393">
                <text:p>1458.5090169139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58.50901691393">
                <text:p>1458.509016913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67.78553208129">
                <text:p>1467.785532081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492.61451710732">
                <text:p>1492.614517107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492.61451710732">
                <text:p>1492.614517107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493.35750414256">
                <text:p>1493.357504142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94.84569946916">
                <text:p>1494.8456994691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07.75355690588">
                <text:p>507.7535569058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94.203424920253">
                <text:p>494.20342492025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02.144428986257">
                <text:p>502.14442898625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26.003662834819">
                <text:p>526.00366283481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62.151476268964">
                <text:p>562.15147626896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625.436366493645">
                <text:p>625.43636649364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40.931872425868">
                <text:p>640.93187242586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644.788940158834">
                <text:p>644.78894015883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644.788940158834">
                <text:p>644.78894015883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58.084195414815">
                <text:p>658.0841954148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696.590264708335">
                <text:p>696.5902647083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724.866019671466">
                <text:p>724.86601967146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30.514168724812">
                <text:p>730.51416872481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06.732552762654">
                <text:p>806.73255276265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06.732552762654">
                <text:p>806.73255276265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45.854784807604">
                <text:p>845.8547848076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53.555791268203">
                <text:p>853.55579126820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58.932087710444">
                <text:p>858.93208771044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93.731723203111">
                <text:p>893.7317232031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32.338670000763">
                <text:p>932.33867000076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41.408165677639">
                <text:p>941.4081656776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43.777396125761">
                <text:p>943.77739612576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09.17680740162">
                <text:p>1009.1768074016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47.95359092784">
                <text:p>1047.9535909278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56.81333881517">
                <text:p>1056.8133388151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78.08038845252">
                <text:p>1078.0803884525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33.4755718775">
                <text:p>1133.47557187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221.60128916117">
                <text:p>1221.6012891611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302.19850672529">
                <text:p>1302.198506725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306.73609254915">
                <text:p>1306.736092549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353.76127069461">
                <text:p>1353.7612706946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353.76127069461">
                <text:p>1353.7612706946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66.09008198233">
                <text:p>1366.0900819823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371.08471288234">
                <text:p>1371.0847128823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388.85726185653">
                <text:p>1388.8572618565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04.46171474374">
                <text:p>1404.4617147437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87.96448350577">
                <text:p>1487.9644835057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99.86689754728">
                <text:p>1499.8668975472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548.64384364357">
                <text:p>1548.6438436435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561.54102232158">
                <text:p>1561.5410223215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61.54102232158">
                <text:p>1561.5410223215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67.4247592064">
                <text:p>1667.42475920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16.31322984372">
                <text:p>1716.313229843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44.25372029486">
                <text:p>1744.2537202948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47.36429871473">
                <text:p>1847.3642987147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864.586798829">
                <text:p>1864.58679882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883.31496834347">
                <text:p>1883.3149683434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45.60485806109">
                <text:p>1945.604858061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945.60485806109">
                <text:p>1945.604858061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08.11555862758">
                <text:p>2008.1155586275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16.21296883983">
                <text:p>2016.2129688398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16.21296883983">
                <text:p>2016.2129688398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60.52629287434">
                <text:p>2060.526292874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77.65015065485">
                <text:p>2077.6501506548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94.32973038916">
                <text:p>2094.329730389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41.41956483925">
                <text:p>2141.4195648392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53.71801483586">
                <text:p>2153.7180148358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53.71801483586">
                <text:p>2153.718014835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163.03495733296">
                <text:p>2163.0349573329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243.92820772991">
                <text:p>2243.9282077299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243.92820772991">
                <text:p>2243.9282077299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257.43599386998">
                <text:p>2257.4359938699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257.43599386998">
                <text:p>2257.4359938699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257.43599386998">
                <text:p>2257.4359938699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370.71195237211">
                <text:p>2370.711952372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401.06996751891">
                <text:p>2401.069967518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448.0933446719">
                <text:p>2448.093344671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480.47904584421">
                <text:p>2480.4790458442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587.44523384386">
                <text:p>2587.4452338438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603.16116248566">
                <text:p>2603.1611624856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603.16116248566">
                <text:p>2603.161162485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603.72597736184">
                <text:p>2603.7259773618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639.81028160994">
                <text:p>2639.8102816099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711.38420400792">
                <text:p>2711.384204007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711.38420400792">
                <text:p>2711.384204007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711.38420400792">
                <text:p>2711.3842040079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741.11242644287">
                <text:p>2741.1124264428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751.16723058629">
                <text:p>2751.167230586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792.05387713205">
                <text:p>2792.0538771320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823.58766209731">
                <text:p>2823.5876620973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842.31349216333">
                <text:p>2842.3134921633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842.31349216333">
                <text:p>2842.313492163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842.31349216333">
                <text:p>2842.3134921633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845.00890562199">
                <text:p>2845.0089056219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845.00890562199">
                <text:p>2845.0089056219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877.7572095716">
                <text:p>2877.757209571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886.06242518364">
                <text:p>2886.062425183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908.44584680406">
                <text:p>2908.4458468040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908.44584680406">
                <text:p>2908.4458468040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908.44584680406">
                <text:p>2908.4458468040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822.25953996086">
                <text:p>2822.2595399608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578.48035322595">
                <text:p>2578.4803532259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85.54875980424">
                <text:p>2085.548759804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335.58730321401">
                <text:p>2335.5873032140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900.57769463313">
                <text:p>1900.5776946331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27.75389724798">
                <text:p>2027.7538972479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77.97301469696">
                <text:p>1877.9730146969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61.11646080328">
                <text:p>1761.1164608032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04.85220837199">
                <text:p>1404.8522083719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57.40193877989">
                <text:p>1457.4019387798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03.52461046204">
                <text:p>1303.5246104620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58.54871248442">
                <text:p>1158.5487124844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84.82943116909">
                <text:p>1084.8294311690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05.61873652622">
                <text:p>1105.6187365262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12.17669935134">
                <text:p>1112.176699351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61.25340822427">
                <text:p>1161.2534082242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08.0688894298">
                <text:p>1108.068889429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11.35270263025">
                <text:p>1111.352702630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85.10721926881">
                <text:p>1185.107219268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269.34696766284">
                <text:p>1269.3469676628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208.01274063883">
                <text:p>1208.0127406388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76.91074460062">
                <text:p>1276.9107446006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233.84760383139">
                <text:p>1233.8476038313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21.92253847002">
                <text:p>1321.9225384700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40.22951670797">
                <text:p>1340.2295167079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66.68673915375">
                <text:p>1466.686739153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33.7427457296">
                <text:p>1433.742745729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75.87933373427">
                <text:p>1375.8793337342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18.8253626252">
                <text:p>1418.825362625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93.70603400147">
                <text:p>1493.7060340014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93.77721092508">
                <text:p>1393.7772109250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36.48876286916">
                <text:p>1436.4887628691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73.35994894795">
                <text:p>1373.3599489479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58.47373687626">
                <text:p>1358.4737368762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49.30892228012">
                <text:p>1349.3089222801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94.12448463587">
                <text:p>1494.124484635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29.51562028245">
                <text:p>1429.515620282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29.34535116964">
                <text:p>1429.3453511696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35.04819301212">
                <text:p>1335.0481930121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64.18769288376">
                <text:p>1364.18769288376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289.15361440745">
                <text:p>1289.153614407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44.62205010447">
                <text:p>1344.6220501044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30.38594963081">
                <text:p>1330.3859496308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30.38594963081">
                <text:p>1330.385949630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38.16728104068">
                <text:p>1438.1672810406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27.22040453889">
                <text:p>1427.2204045388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43.35664473574">
                <text:p>1443.3566447357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398.93596373492">
                <text:p>1398.9359637349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378.84352619474">
                <text:p>1378.8435261947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313.63802508598">
                <text:p>1313.6380250859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13.63802508598">
                <text:p>1313.6380250859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16.1848120819">
                <text:p>1216.184812081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49.10503933579">
                <text:p>1149.1050393357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250.10717509354">
                <text:p>1250.1071750935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237.72907844344">
                <text:p>1237.7290784434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373.75299445228">
                <text:p>1373.7529944522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8.29656031445">
                <text:p>1438.296560314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57.86670682767">
                <text:p>1457.866706827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22.99485224571">
                <text:p>1522.9948522457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30.06927516808">
                <text:p>1430.0692751680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55.39136351149">
                <text:p>1455.3913635114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72.53593851229">
                <text:p>1472.5359385122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90.62766004648">
                <text:p>1390.6276600464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83.53473509337">
                <text:p>1283.5347350933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17.88195049042">
                <text:p>1217.8819504904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80.3899594707">
                <text:p>1380.389959470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80.3899594707">
                <text:p>1380.389959470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90.15845118744">
                <text:p>1290.1584511874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43.1142024332">
                <text:p>1243.114202433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234.67276073961">
                <text:p>1234.6727607396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99.09715302384">
                <text:p>1299.0971530238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247.24871070025">
                <text:p>1247.248710700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285.7350705306">
                <text:p>1285.735070530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89.98335690429">
                <text:p>1389.9833569042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52.3881909548">
                <text:p>1352.388190954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279.15658034281">
                <text:p>1279.156580342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364.69189178371">
                <text:p>1364.6918917837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73.59574925682">
                <text:p>1373.5957492568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59.28497288687">
                <text:p>1459.2849728868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8.24128406698">
                <text:p>1488.2412840669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575.79207378672">
                <text:p>1575.7920737867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64.98573974621">
                <text:p>1464.985739746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32.32957991586">
                <text:p>1532.3295799158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664.99558631451">
                <text:p>1664.9955863145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39.82581899895">
                <text:p>1539.8258189989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42.99367564545">
                <text:p>1542.9936756454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25.67317875952">
                <text:p>1425.6731787595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2.8017361903">
                <text:p>1502.80173619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78.72028467865">
                <text:p>1578.7202846786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677.59376002706">
                <text:p>1677.5937600270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724.85501655303">
                <text:p>1724.8550165530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739.8597359692">
                <text:p>1739.859735969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747.46041922364">
                <text:p>1747.4604192236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781.70781543574">
                <text:p>1781.7078154357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81.70781543574">
                <text:p>1781.7078154357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62.67212252576">
                <text:p>1562.6721225257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384.54077476883">
                <text:p>1384.5407747688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88.99146967109">
                <text:p>1488.9914696710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12.92627806237">
                <text:p>1512.9262780623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31.87161911969">
                <text:p>1431.8716191196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94.59721683809">
                <text:p>1394.5972168380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95.24580542984">
                <text:p>1395.2458054298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43.58453458605">
                <text:p>1443.584534586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25.81483206543">
                <text:p>1525.814832065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454.07975328575">
                <text:p>1454.079753285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77.31043379088">
                <text:p>1377.3104337908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40.38857218484">
                <text:p>1340.3885721848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91.90330453043">
                <text:p>1291.9033045304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408.34545577826">
                <text:p>1408.3454557782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412.98863761723">
                <text:p>1412.9886376172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42.33772396385">
                <text:p>1342.3377239638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68.49276876012">
                <text:p>1468.4927687601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37.74165690341">
                <text:p>1537.7416569034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0.45714142475">
                <text:p>1550.4571414247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60.28761314901">
                <text:p>1660.2876131490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44.81304363477">
                <text:p>1644.8130436347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59.36928866914">
                <text:p>1659.36928866914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718.29463690693">
                <text:p>1718.2946369069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742.24364613781">
                <text:p>1742.2436461378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87.92949950756">
                <text:p>1787.9294995075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83.58070079896">
                <text:p>1683.5807007989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56.08653139759">
                <text:p>1556.0865313975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472.09563074636">
                <text:p>1472.0956307463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392.81670346396">
                <text:p>1392.8167034639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45.37993697092">
                <text:p>1245.37993697092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215.11496536752">
                <text:p>1215.11496536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7cm" svg:y="4.201cm" style:legend-expansion="high" chart:style-name="ch2"/>
        <chart:plot-area chart:style-name="ch3" table:cell-range-address="Sheet2.B2:Sheet2.B680" svg:x="0.77cm" svg:y="0.855cm" svg:width="11.738cm" svg:height="7.545cm">
          <chartooo:coordinate-region svg:x="1.762cm" svg:y="1.055cm" svg:width="10.729cm" svg:height="7.1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680" chart:class="chart:line">
            <chart:data-point chart:repeated="67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2.B2:Sheet2.B6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.076115095692">
                <text:p>566.076115095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.652668827037">
                <text:p>533.65266882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.036975533286">
                <text:p>557.036975533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4.664923942196">
                <text:p>584.664923942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.269245681573">
                <text:p>607.269245681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.729226405849">
                <text:p>613.729226405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5.417499269272">
                <text:p>645.417499269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.873026711307">
                <text:p>710.873026711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0.344719841666">
                <text:p>740.344719841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4.683669544261">
                <text:p>804.683669544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4.552576811427">
                <text:p>844.55257681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4.170941982602">
                <text:p>854.17094198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8.692995125708">
                <text:p>898.69299512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.535761931949">
                <text:p>953.53576193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.35718428073">
                <text:p>1009.35718428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0.46726439675">
                <text:p>1060.4672643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9.90081057284">
                <text:p>1109.90081057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1.1340336957">
                <text:p>1111.1340336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0.26209521225">
                <text:p>1120.26209521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0.02851684982">
                <text:p>1190.02851684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6.26409291356">
                <text:p>1186.2640929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7.1389241148">
                <text:p>1237.1389241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5.23975930662">
                <text:p>1315.23975930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3.51181861997">
                <text:p>1343.51181861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7.92093811442">
                <text:p>1427.9209381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2.69431278815">
                <text:p>1432.69431278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3.72564532165">
                <text:p>1443.72564532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0.60518176153">
                <text:p>1510.6051817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2.10141602151">
                <text:p>1522.10141602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.41174258372">
                <text:p>1694.4117425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5.15341796475">
                <text:p>1785.1534179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9.80476383418">
                <text:p>1819.80476383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0.63156461059">
                <text:p>1830.63156461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8.6805413308">
                <text:p>1848.6805413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14.75488673877">
                <text:p>1914.75488673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5.26810648345">
                <text:p>1975.2681064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5.72747510256">
                <text:p>1985.7274751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6.98207365699">
                <text:p>2006.98207365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0.70403587655">
                <text:p>2070.70403587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9.49692807126">
                <text:p>2129.49692807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37.2868914311">
                <text:p>2237.286891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79.7905607055">
                <text:p>2279.7905607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4.02826029397">
                <text:p>2354.02826029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1.79781033705">
                <text:p>2391.79781033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8.3952529699">
                <text:p>2248.3952529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8.15950520104">
                <text:p>1708.15950520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2.98995696698">
                <text:p>1502.98995696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9.66877338674">
                <text:p>1549.66877338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5.0553494453">
                <text:p>1345.0553494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9.81478880332">
                <text:p>1199.81478880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7.80381776837">
                <text:p>1227.80381776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9.47652615375">
                <text:p>1149.47652615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7.70686297206">
                <text:p>1137.70686297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.41260921943">
                <text:p>1014.4126092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4.24113625741">
                <text:p>1014.24113625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.027971279609">
                <text:p>944.027971279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3.15962741833">
                <text:p>1043.15962741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1.09205077885">
                <text:p>1071.09205077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7.24568001199">
                <text:p>1077.24568001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2.47971364022">
                <text:p>1182.47971364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9.5484006838">
                <text:p>1269.5484006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8.73049825963">
                <text:p>1158.73049825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8.35366273826">
                <text:p>1228.35366273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1.55858804439">
                <text:p>1321.55858804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9.87431300119">
                <text:p>1399.87431300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8.81390991575">
                <text:p>1438.813909915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6.20919817634">
                <text:p>1356.20919817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7.40594985425">
                <text:p>1327.405949854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9.45637419547">
                <text:p>1249.45637419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5.73217500502">
                <text:p>1255.73217500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18.50026668497">
                <text:p>1218.500266684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5.48567780446">
                <text:p>1275.48567780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7.55200928959">
                <text:p>1297.55200928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3.27542260195">
                <text:p>1143.27542260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6.3249508853">
                <text:p>1056.3249508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4.91951576935">
                <text:p>1044.91951576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9.59579357072">
                <text:p>1119.59579357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9.40220174762">
                <text:p>1159.402201747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7.14401951209">
                <text:p>1177.14401951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4.67707235714">
                <text:p>1054.6770723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1.46971206804">
                <text:p>1031.46971206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7.90579375017">
                <text:p>1097.90579375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2.90627965652">
                <text:p>1092.90627965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5.79702721021">
                <text:p>1105.79702721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1.03135873961">
                <text:p>1231.031358739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9.52995028686">
                <text:p>1199.52995028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6.37430069859">
                <text:p>1246.37430069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3.44177847054">
                <text:p>1183.44177847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4.10365753124">
                <text:p>1204.10365753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9.31340170704">
                <text:p>1269.31340170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6.73458311073">
                <text:p>1286.734583110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1.54212193741">
                <text:p>1381.54212193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1.99058544961">
                <text:p>1341.99058544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4.39609168744">
                <text:p>1344.39609168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8.40065522211">
                <text:p>1318.40065522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43.19226157162">
                <text:p>1343.19226157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34.55687319838">
                <text:p>1434.556873198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3.40496935824">
                <text:p>1553.40496935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1.30432772982">
                <text:p>1571.30432772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0.09610920434">
                <text:p>1610.096109204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2.94555217058">
                <text:p>1672.94555217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33.85794418011">
                <text:p>1733.85794418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.03688804488">
                <text:p>1649.03688804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4.39028813444">
                <text:p>1724.39028813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0.80959825589">
                <text:p>1760.80959825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9.47859593339">
                <text:p>1779.47859593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3.90786126364">
                <text:p>1813.907861263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57.42578694815">
                <text:p>1857.42578694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4.80083744862">
                <text:p>1974.80083744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3.94239476144">
                <text:p>1983.94239476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5.93776994233">
                <text:p>2015.93776994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18.43063962726">
                <text:p>2118.43063962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30.46570822783">
                <text:p>2130.46570822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6.84161562098">
                <text:p>2176.84161562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05.64911399774">
                <text:p>2205.64911399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80.00523443221">
                <text:p>2180.00523443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8.61764179127">
                <text:p>2118.61764179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30.65484128743">
                <text:p>2130.654841287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73.6640628128">
                <text:p>1973.6640628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1.54119355455">
                <text:p>2021.54119355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37.10507479908">
                <text:p>1737.10507479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39.62327987077">
                <text:p>1739.62327987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1.59060471503">
                <text:p>1731.590604715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0.18826560127">
                <text:p>1700.18826560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8.71406941454">
                <text:p>1598.71406941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0.68087725582">
                <text:p>1640.68087725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6.48648818144">
                <text:p>1536.48648818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8.69454435499">
                <text:p>1718.69454435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6.91620172712">
                <text:p>1896.91620172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9.49998446087">
                <text:p>2019.49998446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6.37579249603">
                <text:p>2116.37579249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2.36463044665">
                <text:p>2122.364630446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72.26311580749">
                <text:p>2272.263115807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5.56009151388">
                <text:p>2545.56009151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8.25204048428">
                <text:p>2328.252040484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1.35097361619">
                <text:p>2391.350973616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2.58540075511">
                <text:p>2082.585400755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8.70975817599">
                <text:p>1988.709758175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2.75465162476">
                <text:p>2092.75465162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3.95509956891">
                <text:p>1803.95509956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1.03350364196">
                <text:p>1811.03350364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60.44941544933">
                <text:p>1860.449415449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65.07582564443">
                <text:p>1865.075825644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8.8245140057">
                <text:p>1658.82451400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0.11612924726">
                <text:p>1420.11612924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3.16602036668">
                <text:p>1463.16602036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4.56444286496">
                <text:p>1454.56444286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1.39992470582">
                <text:p>1341.39992470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6.36636553525">
                <text:p>1346.366365535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6.21543860852">
                <text:p>1476.21543860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23.82886661707">
                <text:p>1523.828866617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1.70613707444">
                <text:p>1561.70613707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6.16114973536">
                <text:p>1806.16114973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2.97799601288">
                <text:p>1532.97799601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0.18487724955">
                <text:p>1650.18487724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4.83678019073">
                <text:p>1664.83678019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6.79807758096">
                <text:p>1786.79807758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36.00563242986">
                <text:p>1836.0056324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23.0973349888">
                <text:p>1923.097334988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35.50428949927">
                <text:p>1935.504289499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42.77217301179">
                <text:p>1842.772173011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81.49290685969">
                <text:p>1781.492906859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81.49290685969">
                <text:p>1781.492906859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98.58140776013">
                <text:p>1798.581407760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72.75875052315">
                <text:p>1572.758750523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91.44349349928">
                <text:p>1491.443493499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91.44349349928">
                <text:p>1491.443493499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06.04335293725">
                <text:p>1506.043352937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52.00224583882">
                <text:p>1652.002245838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20.20356238402">
                <text:p>1720.2035623840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08.1676565847">
                <text:p>1608.167656584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16.31953423587">
                <text:p>1516.3195342358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28.68178615311">
                <text:p>1528.6817861531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28.68178615311">
                <text:p>1528.681786153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04.15562223454">
                <text:p>1504.155622234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04.15562223454">
                <text:p>1504.1556222345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495.15999456939">
                <text:p>1495.159994569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83.55088308041">
                <text:p>1583.550883080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24.71513934706">
                <text:p>1624.715139347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84.74048207171">
                <text:p>1384.740482071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74.58896358572">
                <text:p>1374.5889635857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11.63986728247">
                <text:p>1511.639867282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11.63986728247">
                <text:p>1511.6398672824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69.43681186712">
                <text:p>1469.436811867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59.42916991067">
                <text:p>1459.429169910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73.88078268529">
                <text:p>1373.8807826852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27.67213413788">
                <text:p>1327.6721341378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55.80788113855">
                <text:p>1155.807881138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35.68131205523">
                <text:p>1135.681312055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132.25237516065">
                <text:p>1132.252375160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67.04834654918">
                <text:p>1167.048346549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139.13108056586">
                <text:p>1139.131080565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12.31200300444">
                <text:p>1112.3120030044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127.36601662019">
                <text:p>1127.3660166201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97.71748663681">
                <text:p>1097.717486636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43.29129340174">
                <text:p>1243.2912934017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159.33219630119">
                <text:p>1159.332196301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76.61021314968">
                <text:p>1176.610213149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169.72878096438">
                <text:p>1169.7287809643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06.22048154061">
                <text:p>1306.2204815406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75.70188741414">
                <text:p>1375.701887414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91.75587795644">
                <text:p>1591.7558779564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07.10426729792">
                <text:p>1607.1042672979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593.44676190593">
                <text:p>1593.4467619059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56.80623552583">
                <text:p>1656.806235525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07.10426729792">
                <text:p>1607.104267297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80.23283136963">
                <text:p>1480.2328313696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503.97889007565">
                <text:p>1503.9788900756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84.6279307081">
                <text:p>1484.62793070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502.47246324196">
                <text:p>1502.4724632419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02.47246324196">
                <text:p>1502.4724632419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90.91178097754">
                <text:p>1590.9117809775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24.50894326703">
                <text:p>1624.5089432670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42.29472614118">
                <text:p>1642.294726141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38.70648148485">
                <text:p>1638.7064814848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530.05834041994">
                <text:p>1530.0583404199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15.54647089544">
                <text:p>1715.5464708954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47.269592882">
                <text:p>1747.26959288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47.269592882">
                <text:p>1747.26959288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26.04980540834">
                <text:p>1626.0498054083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40.27440731459">
                <text:p>1640.274407314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43.86952930323">
                <text:p>1643.8695293032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76.48052024498">
                <text:p>1676.4805202449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15.79175920983">
                <text:p>1715.7917592098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27.64865590463">
                <text:p>1727.6486559046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93.75897816346">
                <text:p>1793.7589781634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60.08324492719">
                <text:p>1760.0832449271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60.08324492719">
                <text:p>1760.0832449271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00.21715630267">
                <text:p>1800.217156302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83.06417446193">
                <text:p>1683.0641744619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15.10734372996">
                <text:p>1615.107343729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07.07412742768">
                <text:p>1307.0741274276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45.63878615993">
                <text:p>1445.6387861599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60.41713081582">
                <text:p>1460.4171308158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86.19008477689">
                <text:p>1386.190084776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86.19008477689">
                <text:p>1386.190084776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69.42229418162">
                <text:p>1369.4222941816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314.23147124231">
                <text:p>1314.231471242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98.14139157795">
                <text:p>1398.1413915779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398.79328172439">
                <text:p>1398.793281724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15.79135959339">
                <text:p>1415.791359593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10.46633332317">
                <text:p>1410.466333323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384.43096030383">
                <text:p>1384.430960303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48.81873566257">
                <text:p>1548.8187356625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61.71883965559">
                <text:p>1561.7188396555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63.34647784179">
                <text:p>1563.346477841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47.32094177211">
                <text:p>1547.320941772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80.68774824985">
                <text:p>1380.687748249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380.68774824985">
                <text:p>1380.6877482498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61.39530705883">
                <text:p>1461.3953070588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378.46735556988">
                <text:p>1378.467355569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379.89393019187">
                <text:p>1379.8939301918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21.74605342261">
                <text:p>1421.7460534226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362.34859101023">
                <text:p>1362.3485910102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355.27105583755">
                <text:p>1355.271055837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387.87342438138">
                <text:p>1387.8734243813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395.94574116368">
                <text:p>1395.9457411636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46.77166362211">
                <text:p>1446.771663622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65.13822466453">
                <text:p>1365.138224664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08.00017046309">
                <text:p>1308.0001704630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47.35839711599">
                <text:p>1347.3583971159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47.35839711599">
                <text:p>1347.3583971159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40.51948429429">
                <text:p>1440.5194842942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98.06473552382">
                <text:p>1498.064735523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21.61891382915">
                <text:p>1521.618913829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24.68800939107">
                <text:p>1524.6880093910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24.68800939107">
                <text:p>1524.6880093910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93.94943484548">
                <text:p>1593.9494348454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11.06883000736">
                <text:p>1611.068830007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661.0201309983">
                <text:p>1661.02013099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669.80294142432">
                <text:p>1669.8029414243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56.58378235611">
                <text:p>1456.5837823561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69.35217352931">
                <text:p>1569.352173529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69.35217352931">
                <text:p>1569.3521735293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09.77212990775">
                <text:p>1609.7721299077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13.23464536975">
                <text:p>1613.2346453697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58.72419979108">
                <text:p>1658.724199791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03.94527096268">
                <text:p>1703.945270962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13.6784511399">
                <text:p>1713.678451139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10.63636458869">
                <text:p>1610.636364588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93.52611023834">
                <text:p>1593.5261102383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07.16643658742">
                <text:p>1507.1664365874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07.16643658742">
                <text:p>1507.166436587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11.60973847653">
                <text:p>1611.6097384765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47.59532041508">
                <text:p>1547.595320415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26.46303280489">
                <text:p>1626.463032804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26.46303280489">
                <text:p>1626.463032804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52.85253539974">
                <text:p>1752.8525353997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32.65897708047">
                <text:p>1632.6589770804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62.51589767614">
                <text:p>1662.5158976761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07.29261349275">
                <text:p>1607.292613492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16.30755944764">
                <text:p>1516.307559447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26.46303280489">
                <text:p>1626.4630328048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27.61756575264">
                <text:p>1727.6175657526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751.82899055325">
                <text:p>1751.8289905532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560.47496808096">
                <text:p>1560.4749680809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13.80081959599">
                <text:p>1713.8008195959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785.18661344643">
                <text:p>1785.1866134464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719.69512783356">
                <text:p>1719.6951278335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76.46565591511">
                <text:p>1776.4656559151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499.4452246983">
                <text:p>1499.445224698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58.65082901155">
                <text:p>1558.650829011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20.72709073973">
                <text:p>1520.7270907397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369.40276030681">
                <text:p>1369.4027603068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434.89994038276">
                <text:p>1434.899940382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22.27036408957">
                <text:p>1522.2703640895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70.6165581016">
                <text:p>1670.616558101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799.91339054144">
                <text:p>1799.9133905414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62.38794201485">
                <text:p>1962.3879420148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2.64939475808">
                <text:p>1902.6493947580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759.79287136012">
                <text:p>1759.792871360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760.82574625023">
                <text:p>1760.8257462502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75.28104897144">
                <text:p>1675.281048971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31.54909860996">
                <text:p>1631.5490986099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34.88327023226">
                <text:p>1634.8832702322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65.74671648723">
                <text:p>1665.7467164872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33.1033513874">
                <text:p>1633.103351387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33.16160964768">
                <text:p>1533.1616096476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73.41213044168">
                <text:p>1673.4121304416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61.89669749139">
                <text:p>1561.8966974913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78.33095785135">
                <text:p>1578.3309578513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18.03387851724">
                <text:p>1518.033878517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55.82174072293">
                <text:p>1555.8217407229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442.14244635354">
                <text:p>1442.1424463535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442.14244635354">
                <text:p>1442.1424463535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453.32032201445">
                <text:p>1453.320322014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53.32032201445">
                <text:p>1453.320322014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432.50191013189">
                <text:p>1432.5019101318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421.64078412695">
                <text:p>1421.640784126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63.24407491821">
                <text:p>1463.244074918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463.24407491821">
                <text:p>1463.2440749182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66.10437396052">
                <text:p>1466.104373960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478.38644395812">
                <text:p>1478.386443958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33.1862433576">
                <text:p>1433.186243357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466.82119682972">
                <text:p>1466.8211968297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66.79092767301">
                <text:p>1566.7909276730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53.80724304133">
                <text:p>1553.807243041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53.80724304133">
                <text:p>1553.807243041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53.80724304133">
                <text:p>1553.807243041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54.00845802335">
                <text:p>1554.0084580233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30.88389554589">
                <text:p>1630.8838955458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04.71342267127">
                <text:p>1604.713422671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99.57979424677">
                <text:p>1599.579794246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69.45479754955">
                <text:p>1569.4547975495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62.91380563791">
                <text:p>1562.9138056379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66.17747216517">
                <text:p>1566.177472165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35.94193397251">
                <text:p>1635.9419339725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74.13843132649">
                <text:p>1574.1384313264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7.17803095594">
                <text:p>1657.1780309559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80.25350218611">
                <text:p>1580.2535021861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05.36634672759">
                <text:p>1405.3663467275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48.80220502103">
                <text:p>1448.802205021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89.25257853078">
                <text:p>1589.2525785307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10.68587307879">
                <text:p>1710.6858730787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25.41659772292">
                <text:p>1625.416597722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23.47822758563">
                <text:p>1523.478227585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41.27810703889">
                <text:p>1341.278107038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331.75164053586">
                <text:p>1331.7516405358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340.97834240768">
                <text:p>1340.9783424076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25.39799722808">
                <text:p>1425.3979972280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47.40423223286">
                <text:p>1447.4042322328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93.61534848823">
                <text:p>1393.615348488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393.61534848823">
                <text:p>1393.6153484882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00.24191700878">
                <text:p>1500.2419170087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31.54067148771">
                <text:p>1431.5406714877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30.8579084763">
                <text:p>1430.85790847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93.63557923683">
                <text:p>1393.6355792368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75.74131597416">
                <text:p>1375.741315974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09.36711737306">
                <text:p>1209.3671173730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41.65110984905">
                <text:p>1241.651109849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37.55356835162">
                <text:p>1237.5535683516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68.96106631914">
                <text:p>1268.9610663191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41.59675384036">
                <text:p>1341.596753840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81.42743414545">
                <text:p>1281.427434145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79.24180517694">
                <text:p>1279.2418051769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48.36779942405">
                <text:p>1248.367799424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81.42743414545">
                <text:p>1281.4274341454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300.31126251265">
                <text:p>1300.311262512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351.87400387682">
                <text:p>1351.874003876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15.66609418864">
                <text:p>1415.6660941886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18.34323953711">
                <text:p>1418.343239537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37.37057211122">
                <text:p>1437.370572111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37.37057211122">
                <text:p>1437.370572111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56.91535665324">
                <text:p>1456.9153566532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31.88229739744">
                <text:p>1431.882297397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49.4416872074">
                <text:p>1349.44168720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02.82131595094">
                <text:p>1202.821315950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103.6993919582">
                <text:p>1103.699391958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117.67970418549">
                <text:p>1117.6797041854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144.9798500979">
                <text:p>1144.979850097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14.99962679156">
                <text:p>1214.9996267915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47.84855215261">
                <text:p>1247.8485521526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25.42161945455">
                <text:p>1225.421619454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203.77149517007">
                <text:p>1203.7714951700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32.45369422054">
                <text:p>1232.4536942205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102.87523419886">
                <text:p>1102.8752341988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87.68091398784">
                <text:p>1087.6809139878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98.83572185503">
                <text:p>1098.8357218550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18.56213283714">
                <text:p>1218.5621328371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187.68765091745">
                <text:p>1187.6876509174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172.82976618788">
                <text:p>1172.829766187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66.13191457026">
                <text:p>1066.131914570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62.3782314212">
                <text:p>1162.37823142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03.40934517466">
                <text:p>1203.409345174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24.0528353801">
                <text:p>1124.052835380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138.12498383313">
                <text:p>1138.124983833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175.58723670828">
                <text:p>1175.5872367082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97.64443807069">
                <text:p>1197.6444380706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237.15486683216">
                <text:p>1237.1548668321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189.09990105046">
                <text:p>1189.0999010504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243.30739508267">
                <text:p>1243.307395082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08.37452144884">
                <text:p>1308.3745214488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294.82190511995">
                <text:p>1294.8219051199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396.20966726259">
                <text:p>1396.2096672625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435.62950324219">
                <text:p>1435.629503242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35.56487645849">
                <text:p>1535.564876458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35.56487645849">
                <text:p>1535.564876458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67.66081273875">
                <text:p>1567.6608127387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435.62950324219">
                <text:p>1435.6295032421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449.50220457654">
                <text:p>1449.5022045765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49.50220457654">
                <text:p>1449.5022045765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475.16065875795">
                <text:p>1475.1606587579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463.6456299082">
                <text:p>1463.645629908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435.54363381396">
                <text:p>1435.5436338139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24.63651017716">
                <text:p>1424.6365101771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24.63651017716">
                <text:p>1424.6365101771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57.86670682767">
                <text:p>1457.866706827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57.86670682767">
                <text:p>1457.8667068276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69.19826266053">
                <text:p>1569.1982626605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440.97354534183">
                <text:p>1440.9735453418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448.62731075898">
                <text:p>1448.6273107589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69.9167717831">
                <text:p>1569.91677178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23.43756677617">
                <text:p>1623.4375667761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66.72998682805">
                <text:p>1666.7299868280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84.51124758837">
                <text:p>1684.5112475883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95.93832054885">
                <text:p>1695.938320548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27.84197560506">
                <text:p>1627.841975605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33.15891518481">
                <text:p>1633.1589151848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579.0059131122">
                <text:p>1579.005913112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05.19639024376">
                <text:p>1605.196390243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23.43756677617">
                <text:p>1623.4375667761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47.96121382385">
                <text:p>1647.9612138238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89.51256382106">
                <text:p>1789.5125638210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66.26712681261">
                <text:p>1666.2671268126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11.90607021004">
                <text:p>1711.906070210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17.78732999282">
                <text:p>1717.787329992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19.81835709336">
                <text:p>1719.818357093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33.3234128007">
                <text:p>1833.323412800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918.3131284106">
                <text:p>1918.313128410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18.46646772264">
                <text:p>1918.4664677226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90.51383910529">
                <text:p>1790.5138391052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24.14253535871">
                <text:p>1724.1425353587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80.19802626407">
                <text:p>1980.1980262640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12.74672434972">
                <text:p>2012.7467243497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33.89717402827">
                <text:p>2033.8971740282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993.35521503517">
                <text:p>1993.355215035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24.29057482991">
                <text:p>2024.2905748299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46.38331616628">
                <text:p>2046.3833161662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183.79883331381">
                <text:p>2183.7988333138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998.00163398424">
                <text:p>1998.0016339842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049.87894244034">
                <text:p>2049.8789424403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06.01752118412">
                <text:p>2006.017521184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06.01752118412">
                <text:p>2006.017521184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044.2916571476">
                <text:p>2044.291657147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63.9937912749">
                <text:p>1963.99379127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986.05611550558">
                <text:p>1986.056115505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44.41845362745">
                <text:p>1844.4184536274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44.41845362745">
                <text:p>1844.418453627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028.86809483301">
                <text:p>2028.868094833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051.06141330831">
                <text:p>2051.0614133083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051.06141330831">
                <text:p>2051.061413308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113.18469098192">
                <text:p>2113.1846909819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74.45029470688">
                <text:p>2174.4502947068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113.9291960917">
                <text:p>2113.929196091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186.3352427991">
                <text:p>2186.335242799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136.51089400696">
                <text:p>2136.5108940069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96.1481436166">
                <text:p>1896.148143616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98.54804634159">
                <text:p>1898.5480463415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999.79128674142">
                <text:p>1999.7912867414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999.79128674142">
                <text:p>1999.7912867414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42.5776459888">
                <text:p>1842.577645988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02.71867862149">
                <text:p>1802.7186786214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20.03405079924">
                <text:p>1720.0340507992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60.07228966468">
                <text:p>1660.0722896646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730.95056996337">
                <text:p>1730.9505699633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32.44856864494">
                <text:p>1832.4485686449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925.35358612387">
                <text:p>1925.353586123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968.30238469899">
                <text:p>1968.3023846989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995.80018525859">
                <text:p>1995.800185258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45.50376249201">
                <text:p>1645.5037624920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46.18094775727">
                <text:p>1646.1809477572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50.70979936223">
                <text:p>1650.7097993622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382.87546471304">
                <text:p>1382.8754647130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382.89538484477">
                <text:p>1382.8953848447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72.7708022151">
                <text:p>1372.770802215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70.26277831188">
                <text:p>1370.2627783118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51.74075993451">
                <text:p>1351.740759934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54.18137913911">
                <text:p>1354.181379139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49.30892228012">
                <text:p>1349.3089222801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453.93661135726">
                <text:p>1453.9366113572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531.10764599143">
                <text:p>1531.1076459914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488.56434824413">
                <text:p>1488.5643482441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420.21066780047">
                <text:p>1420.2106678004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328.3977986593">
                <text:p>1328.397798659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67.09783567537">
                <text:p>1567.0978356753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592.89154476279">
                <text:p>1592.8915447627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49.83038909946">
                <text:p>1649.8303890994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08.26194882664">
                <text:p>1608.2619488266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35.81053146441">
                <text:p>1535.8105314644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30.99472505239">
                <text:p>1630.994725052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18.6747460134">
                <text:p>1618.674746013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14.10741284297">
                <text:p>1514.107412842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564.64593300371">
                <text:p>1564.6459330037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90.04300099813">
                <text:p>1490.0430009981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388.01388724512">
                <text:p>1388.013887245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399.01750938209">
                <text:p>1399.0175093820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574.91314387697">
                <text:p>1574.9131438769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457.11437370128">
                <text:p>1457.1143737012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457.11437370128">
                <text:p>1457.1143737012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364.18769288376">
                <text:p>1364.1876928837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394.62760595768">
                <text:p>1394.6276059576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394.62760595768">
                <text:p>1394.6276059576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415.68697021675">
                <text:p>1415.686970216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99.91513935151">
                <text:p>1399.9151393515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99.91513935151">
                <text:p>1399.9151393515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569.86542788266">
                <text:p>1569.865427882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56.83094966851">
                <text:p>1556.8309496685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576.05076931539">
                <text:p>1576.0507693153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69.51553691789">
                <text:p>1469.515536917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46.92430196851">
                <text:p>1446.9243019685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73.2138496326">
                <text:p>1473.21384963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521.01621609564">
                <text:p>1521.0162160956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79.75369562878">
                <text:p>1479.7536956287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04.1443836185">
                <text:p>1304.144383618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19.59671360268">
                <text:p>1319.5967136026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05.81183791004">
                <text:p>1305.811837910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48.27764888">
                <text:p>1448.2776488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20.19731296905">
                <text:p>1520.197312969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542.07662856491">
                <text:p>1542.0766285649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14.26544889625">
                <text:p>1614.265448896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09.48883648027">
                <text:p>1509.4888364802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45.70121730194">
                <text:p>1645.7012173019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38.51070149526">
                <text:p>1638.5107014952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652.95512166719">
                <text:p>1652.9551216671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97.80763727761">
                <text:p>1497.8076372776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09.16201375825">
                <text:p>1409.1620137582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31.64505673844">
                <text:p>1531.6450567384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40.45464178896">
                <text:p>1440.454641788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74.43566388642">
                <text:p>1474.4356638864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92.32180115312">
                <text:p>1392.321801153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42.02810528145">
                <text:p>1342.0281052814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18.48993796168">
                <text:p>1418.4899379616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56.89927366834">
                <text:p>1356.89927366834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02.57396980596">
                <text:p>1402.5739698059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56.71639396247">
                <text:p>1456.716393962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15.20668746837">
                <text:p>1515.2066874683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68.48153745788">
                <text:p>1468.4815374578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76.51663537743">
                <text:p>1576.5166353774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88.41113372671">
                <text:p>1588.4111337267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644.34819230441">
                <text:p>1644.3481923044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58.89617444503">
                <text:p>1658.8961744450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673.70387404433">
                <text:p>1673.7038740443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49.24363792516">
                <text:p>1549.243637925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624.75638484453">
                <text:p>1624.7563848445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74.69231003436">
                <text:p>1774.6923100343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98.38134779575">
                <text:p>1598.381347795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01.79498300311">
                <text:p>1601.794983003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75.72755728024">
                <text:p>1475.7275572802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545.77626173491">
                <text:p>1545.7762617349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44.03843736186">
                <text:p>1644.0384373618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51.54133390455">
                <text:p>1751.541333904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36.33533209095">
                <text:p>1736.3353320909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51.54133390455">
                <text:p>1751.541333904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68.57854374026">
                <text:p>1768.5785437402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811.83672123407">
                <text:p>1811.836721234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77.48528997053">
                <text:p>1777.4852899705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559.42303368623">
                <text:p>1559.4230336862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382.62651147929">
                <text:p>1382.626511479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08.59342393105">
                <text:p>1408.5934239310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08.51075817849">
                <text:p>1408.5107581784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57.36931010737">
                <text:p>1357.3693101073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19.17059562496">
                <text:p>1319.1705956249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28.51728782299">
                <text:p>1328.5172878229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72.27042477052">
                <text:p>1372.2704247705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96.36930249085">
                <text:p>1296.3693024908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12.53661862479">
                <text:p>1212.5366186247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218.94120014105">
                <text:p>1218.9412001410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66.27466396677">
                <text:p>1266.2746639667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39.07897689435">
                <text:p>1239.0789768943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45.80014595054">
                <text:p>1345.8001459505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1.64045941627">
                <text:p>1321.6404594162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31.02230818504">
                <text:p>1331.0223081850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90.23496674813">
                <text:p>1390.2349667481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86.68561911139">
                <text:p>1486.6856191113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24.56252010756">
                <text:p>1424.5625201075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507.60430147237">
                <text:p>1507.6043014723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519.05473249062">
                <text:p>1519.0547324906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31.46180615138">
                <text:p>1531.4618061513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94.96898200395">
                <text:p>1594.968982003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36.73683197894">
                <text:p>1636.7368319789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06.56535052855">
                <text:p>1706.565350528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30.18627073808">
                <text:p>1730.1862707380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00.76055222748">
                <text:p>1700.760552227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57.53568395778">
                <text:p>1657.535683957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66.33950422417">
                <text:p>1466.3395042241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80.63810786456">
                <text:p>1380.638107864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43.54002213029">
                <text:p>1343.540022130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7cm" svg:y="4.201cm" style:legend-expansion="high" chart:style-name="ch2"/>
        <chart:plot-area chart:style-name="ch3" table:cell-range-address="Sheet3.B1:Sheet3.B789" svg:x="0.77cm" svg:y="0.855cm" svg:width="11.738cm" svg:height="7.545cm">
          <chartooo:coordinate-region svg:x="1.868cm" svg:y="1.055cm" svg:width="10.584cm" svg:height="7.0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3.B1:Sheet3.B789" chart:class="chart:line">
            <chart:data-point chart:repeated="78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3.B1:Sheet3.B7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6.076115095692">
                <text:p>566.076115095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.652668827037">
                <text:p>533.6526688270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57.036975533286">
                <text:p>557.036975533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84.664923942196">
                <text:p>584.664923942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7.269245681573">
                <text:p>607.2692456815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3.729226405849">
                <text:p>613.7292264058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5.417499269272">
                <text:p>645.4174992692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0.873026711307">
                <text:p>710.8730267113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40.344719841666">
                <text:p>740.344719841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4.683669544261">
                <text:p>804.6836695442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44.552576811427">
                <text:p>844.5525768114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4.170941982602">
                <text:p>854.170941982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8.692995125708">
                <text:p>898.6929951257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3.535761931949">
                <text:p>953.535761931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9.35718428073">
                <text:p>1009.357184280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35.93297340414">
                <text:p>1035.932973404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60.46726439675">
                <text:p>1060.467264396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9.90081057284">
                <text:p>1109.90081057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11.1340336957">
                <text:p>1111.13403369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20.26209521225">
                <text:p>1120.26209521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90.02851684982">
                <text:p>1190.028516849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86.26409291356">
                <text:p>1186.264092913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29.02986111364">
                <text:p>1229.029861113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37.1389241148">
                <text:p>1237.13892411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15.23975930662">
                <text:p>1315.239759306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3.51181861997">
                <text:p>1343.511818619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27.92093811442">
                <text:p>1427.92093811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32.69431278815">
                <text:p>1432.69431278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43.72564532165">
                <text:p>1443.72564532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10.60518176153">
                <text:p>1510.605181761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22.10141602151">
                <text:p>1522.1014160215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5.6040120125">
                <text:p>1585.6040120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92.3367144022">
                <text:p>1592.3367144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48.32904967736">
                <text:p>1648.329049677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53.78088736104">
                <text:p>1653.7808873610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94.41174258372">
                <text:p>1694.411742583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02.10241678147">
                <text:p>1702.102416781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05.97399351936">
                <text:p>1705.973993519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85.15341796475">
                <text:p>1785.153417964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19.80476383418">
                <text:p>1819.804763834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23.95372784338">
                <text:p>1823.953727843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30.63156461059">
                <text:p>1830.631564610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48.6805413308">
                <text:p>1848.680541330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67.08896711869">
                <text:p>1867.088967118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14.75488673877">
                <text:p>1914.754886738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934.50974310459">
                <text:p>1934.509743104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54.6764774058">
                <text:p>1954.67647740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75.26810648345">
                <text:p>1975.26810648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85.72747510256">
                <text:p>1985.727475102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6.98207365699">
                <text:p>2006.982073656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7.7809178887">
                <text:p>2017.78091788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70.70403587655">
                <text:p>2070.704035876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82.20145992514">
                <text:p>2082.201459925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29.49692807126">
                <text:p>2129.496928071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35.37035702897">
                <text:p>2135.370357028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210.90646472545">
                <text:p>2210.9064647254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37.2868914311">
                <text:p>2237.286891431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79.7905607055">
                <text:p>2279.79056070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307.850870506">
                <text:p>2307.8508705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24.84090936476">
                <text:p>2324.840909364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54.02826029397">
                <text:p>2354.028260293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61.43996928491">
                <text:p>2361.439969284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76.40429009626">
                <text:p>2376.404290096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391.79781033705">
                <text:p>2391.797810337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48.3952529699">
                <text:p>2248.395252969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08.15950520104">
                <text:p>1708.159505201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02.98995696698">
                <text:p>1502.989956966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49.66877338674">
                <text:p>1549.668773386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45.0553494453">
                <text:p>1345.05534944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99.81478880332">
                <text:p>1199.8147888033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7.80381776837">
                <text:p>1227.8038177683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9.47652615375">
                <text:p>1149.47652615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7.70686297206">
                <text:p>1137.706862972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14.41260921943">
                <text:p>1014.412609219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14.24113625741">
                <text:p>1014.241136257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4.027971279609">
                <text:p>944.0279712796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43.15962741833">
                <text:p>1043.159627418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71.09205077885">
                <text:p>1071.092050778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77.24568001199">
                <text:p>1077.245680011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82.47971364022">
                <text:p>1182.479713640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9.5484006838">
                <text:p>1269.5484006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58.73049825963">
                <text:p>1158.730498259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28.35366273826">
                <text:p>1228.353662738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21.55858804439">
                <text:p>1321.558588044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99.87431300119">
                <text:p>1399.874313001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438.81390991575">
                <text:p>1438.813909915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56.20919817634">
                <text:p>1356.209198176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7.40594985425">
                <text:p>1327.405949854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49.45637419547">
                <text:p>1249.456374195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55.73217500502">
                <text:p>1255.732175005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18.50026668497">
                <text:p>1218.500266684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75.48567780446">
                <text:p>1275.4856778044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59.42225866568">
                <text:p>1259.422258665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97.55200928959">
                <text:p>1297.552009289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43.27542260195">
                <text:p>1143.275422601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56.3249508853">
                <text:p>1056.32495088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44.91951576935">
                <text:p>1044.919515769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19.59579357072">
                <text:p>1119.5957935707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59.40220174762">
                <text:p>1159.402201747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7.14401951209">
                <text:p>1177.1440195120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4.67707235714">
                <text:p>1054.677072357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31.46971206804">
                <text:p>1031.469712068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97.90579375017">
                <text:p>1097.905793750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92.90627965652">
                <text:p>1092.9062796565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05.79702721021">
                <text:p>1105.797027210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31.03135873961">
                <text:p>1231.0313587396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99.52995028686">
                <text:p>1199.5299502868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46.37430069859">
                <text:p>1246.374300698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83.44177847054">
                <text:p>1183.44177847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04.10365753124">
                <text:p>1204.103657531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69.31340170704">
                <text:p>1269.313401707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86.73458311073">
                <text:p>1286.734583110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81.54212193741">
                <text:p>1381.5421219374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41.99058544961">
                <text:p>1341.990585449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44.39609168744">
                <text:p>1344.3960916874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8.40065522211">
                <text:p>1318.400655222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43.19226157162">
                <text:p>1343.192261571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34.55687319838">
                <text:p>1434.5568731983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53.40496935824">
                <text:p>1553.404969358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1.30432772982">
                <text:p>1571.304327729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10.09610920434">
                <text:p>1610.096109204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48.59388174969">
                <text:p>1548.5938817496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72.94555217058">
                <text:p>1672.945552170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33.85794418011">
                <text:p>1733.8579441801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9.03688804488">
                <text:p>1649.036888044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24.39028813444">
                <text:p>1724.39028813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60.80959825589">
                <text:p>1760.809598255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79.47859593339">
                <text:p>1779.47859593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3.90786126364">
                <text:p>1813.907861263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57.42578694815">
                <text:p>1857.4257869481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974.80083744862">
                <text:p>1974.800837448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83.94239476144">
                <text:p>1983.9423947614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15.93776994233">
                <text:p>2015.937769942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18.43063962726">
                <text:p>2118.43063962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30.46570822783">
                <text:p>2130.4657082278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76.84161562098">
                <text:p>2176.841615620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205.64911399774">
                <text:p>2205.6491139977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80.00523443221">
                <text:p>2180.005234432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92.75220153052">
                <text:p>2192.7522015305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18.61764179127">
                <text:p>2118.617641791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30.65484128743">
                <text:p>2130.6548412874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55.14430214743">
                <text:p>2155.144302147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73.6640628128">
                <text:p>1973.664062812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021.54119355455">
                <text:p>2021.5411935545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6.15631404076">
                <text:p>1876.1563140407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37.10507479908">
                <text:p>1737.105074799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39.62327987077">
                <text:p>1739.62327987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731.59060471503">
                <text:p>1731.590604715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700.18826560127">
                <text:p>1700.188265601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98.71406941454">
                <text:p>1598.714069414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0.68087725582">
                <text:p>1640.680877255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36.48648818144">
                <text:p>1536.486488181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18.69454435499">
                <text:p>1718.694544354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79.87449383654">
                <text:p>1779.874493836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96.91620172712">
                <text:p>1896.916201727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19.49998446087">
                <text:p>2019.499984460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16.37579249603">
                <text:p>2116.375792496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22.36463044665">
                <text:p>2122.3646304466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72.26311580749">
                <text:p>2272.263115807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545.56009151388">
                <text:p>2545.5600915138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328.25204048428">
                <text:p>2328.2520404842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91.35097361619">
                <text:p>2391.350973616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74.31348801161">
                <text:p>1974.31348801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2.58540075511">
                <text:p>2082.5854007551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988.70975817599">
                <text:p>1988.7097581759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2.75465162476">
                <text:p>2092.75465162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03.95509956891">
                <text:p>1803.9550995689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11.03350364196">
                <text:p>1811.033503641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60.44941544933">
                <text:p>1860.4494154493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65.07582564443">
                <text:p>1865.0758256444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58.8245140057">
                <text:p>1658.824514005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420.11612924726">
                <text:p>1420.116129247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63.16602036668">
                <text:p>1463.166020366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54.56444286496">
                <text:p>1454.564442864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1.39992470582">
                <text:p>1341.399924705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46.36636553525">
                <text:p>1346.366365535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76.21543860852">
                <text:p>1476.215438608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523.82886661707">
                <text:p>1523.828866617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61.70613707444">
                <text:p>1561.706137074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806.16114973536">
                <text:p>1806.161149735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32.97799601288">
                <text:p>1532.977996012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50.18487724955">
                <text:p>1650.1848772495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4.83678019073">
                <text:p>1664.8367801907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786.79807758096">
                <text:p>1786.798077580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836.00563242986">
                <text:p>1836.0056324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702.63069657989">
                <text:p>1702.630696579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02.69065349595">
                <text:p>2002.6906534959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204.28174068787">
                <text:p>2204.281740687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43.31206930467">
                <text:p>2343.312069304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559.19974705254">
                <text:p>2559.199747052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524.74011522331">
                <text:p>2524.740115223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36.923370244">
                <text:p>2336.92337024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68.04192615956">
                <text:p>2168.041926159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14.02065733705">
                <text:p>2414.020657337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70.15592122625">
                <text:p>2370.15592122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70.15592122625">
                <text:p>2370.155921226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70.15592122625">
                <text:p>2370.15592122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01.46037075053">
                <text:p>2401.460370750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48.49919051503">
                <text:p>2448.499190515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305.49538337216">
                <text:p>2305.495383372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97.41992769971">
                <text:p>2197.4199276997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47.09489541646">
                <text:p>2147.094895416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59.45880830269">
                <text:p>2159.458808302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89.08059777494">
                <text:p>1989.080597774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04.17605697177">
                <text:p>2104.1760569717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83.55943700262">
                <text:p>2283.559437002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77.48348234366">
                <text:p>2177.4834823436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87.00763184556">
                <text:p>2187.007631845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105.65291465282">
                <text:p>2105.6529146528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23.53828397997">
                <text:p>2123.538283979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954.73617737457">
                <text:p>1954.7361773745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24.00570961494">
                <text:p>1824.005709614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917.25958382962">
                <text:p>1917.259583829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01.01080605406">
                <text:p>1801.010806054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16.61680255468">
                <text:p>1616.616802554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78.03364783971">
                <text:p>1478.0336478397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32.45075986139">
                <text:p>1632.450759861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19.23443013921">
                <text:p>1619.234430139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19.87240477339">
                <text:p>1519.872404773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72.50205933307">
                <text:p>1472.5020593330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58.21730683235">
                <text:p>1258.2173068323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37.52166277339">
                <text:p>1237.5216627733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21.39924314642">
                <text:p>1221.399243146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49.555506513">
                <text:p>1349.5555065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58.10859709298">
                <text:p>1358.1085970929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20.4497759588">
                <text:p>1320.449775958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99.2825984041">
                <text:p>1399.28259840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09.08545823863">
                <text:p>1509.085458238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09.08545823863">
                <text:p>1509.085458238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62.01846538908">
                <text:p>1462.0184653890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62.01846538908">
                <text:p>1462.0184653890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91.08443885606">
                <text:p>1491.084438856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55.66329524194">
                <text:p>1655.663295241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24.1735005623">
                <text:p>1724.173500562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62.66856109189">
                <text:p>1762.668561091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87.8795536224">
                <text:p>1787.87955362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836.02318909326">
                <text:p>1836.023189093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06.01136656823">
                <text:p>1906.011366568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18.88417966244">
                <text:p>2018.884179662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858.77440581065">
                <text:p>1858.7744058106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40.53162417749">
                <text:p>1940.531624177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63.39247886857">
                <text:p>1863.3924788685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000.04126065226">
                <text:p>2000.041260652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10.76534247882">
                <text:p>2010.7653424788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68.54454788608">
                <text:p>1968.5445478860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09.41854720589">
                <text:p>2009.418547205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965.96454192555">
                <text:p>1965.964541925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88.11258514141">
                <text:p>1988.1125851414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25.70012895232">
                <text:p>2025.7001289523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71.52956392913">
                <text:p>1871.529563929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19.42539410006">
                <text:p>1919.425394100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59.22409206752">
                <text:p>1959.2240920675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050.2729478752">
                <text:p>2050.272947875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33.59558785182">
                <text:p>2033.5955878518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81.21967375162">
                <text:p>1981.219673751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08.43631741628">
                <text:p>1908.4363174162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12.39005002607">
                <text:p>1912.3900500260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13.00008519619">
                <text:p>1813.0000851961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795.63782192332">
                <text:p>1795.637821923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67.16159388728">
                <text:p>1867.1615938872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905.10359801771">
                <text:p>1905.1035980177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09.95504757498">
                <text:p>1909.955047574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66.00024318358">
                <text:p>1866.000243183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37.40373011634">
                <text:p>1737.403730116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85.02807606836">
                <text:p>1585.028076068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78.77357534363">
                <text:p>1478.773575343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14.60905766926">
                <text:p>1514.609057669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16.9065306426">
                <text:p>1516.906530642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41.85372785733">
                <text:p>1541.853727857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43.44020114644">
                <text:p>1543.4402011464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42.25077386138">
                <text:p>1442.2507738613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76.31759413343">
                <text:p>1476.3175941334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30.54621056228">
                <text:p>1530.5462105622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88.03367399263">
                <text:p>1488.0336739926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88.40279862494">
                <text:p>1488.4027986249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32.30512212393">
                <text:p>1532.305122123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33.87199640999">
                <text:p>1533.871996409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18.26546610661">
                <text:p>1618.2654661066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19.35633840727">
                <text:p>1719.356338407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19.35633840727">
                <text:p>1719.356338407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08.72009704586">
                <text:p>1608.720097045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21.24090293286">
                <text:p>1421.2409029328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388.35512974068">
                <text:p>1388.355129740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07.14531495164">
                <text:p>1307.1453149516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327.38759625171">
                <text:p>1327.387596251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200.56501064615">
                <text:p>1200.565010646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40.32855646064">
                <text:p>1140.328556460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54.36944484763">
                <text:p>1154.3694448476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81.15208468071">
                <text:p>1081.152084680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23.25057929645">
                <text:p>1123.250579296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82.81480103628">
                <text:p>1182.814801036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66.45006215119">
                <text:p>1266.4500621511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49.57021543329">
                <text:p>1249.570215433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39.24692145542">
                <text:p>1239.246921455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77.51794339822">
                <text:p>1377.517943398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87.71293020105">
                <text:p>1387.7129302010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30.04797281935">
                <text:p>1430.047972819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13.8730561312">
                <text:p>1413.87305613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57.84456829418">
                <text:p>1457.844568294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60.66155209294">
                <text:p>1460.661552092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60.66155209294">
                <text:p>1460.6615520929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16.05892620669">
                <text:p>1616.058926206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14.87195668989">
                <text:p>1514.8719566898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12.58428957567">
                <text:p>1612.584289575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20.86107331389">
                <text:p>1620.8610733138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10.6764939072">
                <text:p>1510.676493907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13.72543024091">
                <text:p>1513.72543024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13.72543024091">
                <text:p>1513.7254302409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13.72543024091">
                <text:p>1513.725430240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529.15660010686">
                <text:p>1529.1566001068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71.61300665153">
                <text:p>1571.613006651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98.40796042871">
                <text:p>1598.4079604287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09.52829587244">
                <text:p>1709.528295872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93.31453224418">
                <text:p>1593.314532244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24.37150828765">
                <text:p>1624.3715082876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42.26663207672">
                <text:p>1642.266632076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42.26663207672">
                <text:p>1642.2666320767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767.04854702477">
                <text:p>1767.048547024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90.38403520343">
                <text:p>1690.3840352034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84.92108415559">
                <text:p>1784.9210841555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80.91293595694">
                <text:p>1680.9129359569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85.63518183956">
                <text:p>1685.6351818395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74.19005511697">
                <text:p>1574.190055116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711.60085776727">
                <text:p>1711.600857767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98.51441982298">
                <text:p>1598.5144198229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26.9190353778">
                <text:p>1526.91903537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83.32888874554">
                <text:p>1583.3288887455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79.0314376639">
                <text:p>1679.031437663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717.48001701896">
                <text:p>1717.4800170189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484.6049719525">
                <text:p>1484.60497195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29.776428339">
                <text:p>1629.77642833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93.42031421781">
                <text:p>1593.4203142178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20.9705447245">
                <text:p>1620.97054472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63.89899841081">
                <text:p>1663.898998410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23.83360046435">
                <text:p>1423.8336004643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82.95380557191">
                <text:p>1482.9538055719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29.83890031247">
                <text:p>1529.838900312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86.46870112717">
                <text:p>1586.4687011271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50.39454322941">
                <text:p>1550.394543229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52.89820270499">
                <text:p>1652.8982027049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94.26185424369">
                <text:p>1794.2618542436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866.83481791558">
                <text:p>1866.8348179155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20.20118497735">
                <text:p>2020.2011849773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6.94764276879">
                <text:p>1956.9476427687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806.14415952643">
                <text:p>1806.144159526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807.23217769448">
                <text:p>1807.232177694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08.32150749324">
                <text:p>1808.321507493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57.47332743814">
                <text:p>1757.4733274381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57.47332743814">
                <text:p>1757.473327438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93.18939259407">
                <text:p>1793.1893925940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35.1114336299">
                <text:p>1735.11143362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43.43013731606">
                <text:p>1743.4301373160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35.36234904121">
                <text:p>1735.3623490412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850.99740694705">
                <text:p>1850.9974069470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55.57686977035">
                <text:p>1855.5768697703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860.17904844714">
                <text:p>1860.179048447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12.08924992971">
                <text:p>1712.089249929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860.75592641073">
                <text:p>1860.7559264107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25.8783013269">
                <text:p>1725.878301326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04.30826947591">
                <text:p>1704.3082694759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88.77915616564">
                <text:p>1588.779156165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06.24687658951">
                <text:p>1706.2468765895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495.33466007241">
                <text:p>1495.334660072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92.76851006486">
                <text:p>1692.768510064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93.7241846705">
                <text:p>1693.724184670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16.98854490563">
                <text:p>1716.988544905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71.08183800081">
                <text:p>1671.0818380008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35.36234904121">
                <text:p>1735.362349041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19.44872228447">
                <text:p>1719.4487222844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58.60956982963">
                <text:p>1658.609569829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63.41324573958">
                <text:p>1763.413245739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08.6763462011">
                <text:p>1708.676346201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26.37487657229">
                <text:p>1726.3748765722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79.97166001065">
                <text:p>1679.971660010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73.31548684465">
                <text:p>1773.315486844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35.14576704277">
                <text:p>1835.145767042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64.73166892583">
                <text:p>1864.7316689258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88.42189470987">
                <text:p>1688.4218947098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35.04871611409">
                <text:p>1735.048716114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40.96404822568">
                <text:p>1740.9640482256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42.86968663209">
                <text:p>1542.8696866320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95.37981738776">
                <text:p>1595.3798173877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03.15930440344">
                <text:p>1703.159304403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42.73386663475">
                <text:p>1742.733866634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84.03846038747">
                <text:p>1684.0384603874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78.1752808816">
                <text:p>1578.175280881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02.68412214235">
                <text:p>1502.6841221423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14.82415007982">
                <text:p>1514.8241500798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97.06114316434">
                <text:p>1297.0611431643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65.8568513567">
                <text:p>1365.856851356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86.04999077875">
                <text:p>1386.049990778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17.85770877742">
                <text:p>1317.857708777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22.50527629195">
                <text:p>1322.505276291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295.10138696168">
                <text:p>1295.1013869616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243.58118748295">
                <text:p>1243.5811874829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295.1188585828">
                <text:p>1295.118858582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223.29800085767">
                <text:p>1223.298000857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41.52265100107">
                <text:p>1241.5226510010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144.87061453608">
                <text:p>1144.870614536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27.5526239842">
                <text:p>1227.552623984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23.54745623752">
                <text:p>1223.5474562375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54.23924788101">
                <text:p>1254.2392478810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383.83227882649">
                <text:p>1383.832278826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266.41664922709">
                <text:p>1266.4166492270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264.28188309991">
                <text:p>1264.2818830999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233.10273731997">
                <text:p>1233.102737319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65.34836577446">
                <text:p>1265.3483657744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01.58058124283">
                <text:p>1301.580581242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353.2460391772">
                <text:p>1353.24603917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01.28419955202">
                <text:p>1401.2841995520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03.90717603037">
                <text:p>1403.907176030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34.60757235379">
                <text:p>1534.6075723537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39.47078963994">
                <text:p>1839.470789639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14.29672006597">
                <text:p>1914.2967200659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39.21013064421">
                <text:p>1639.210130644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83.82519733574">
                <text:p>1583.8251973357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55.25616176013">
                <text:p>1755.2561617601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944.06829434427">
                <text:p>1944.0682943442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61.63253256257">
                <text:p>2061.6325325625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233.53916782161">
                <text:p>2233.5391678216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56.47559439572">
                <text:p>2156.4755943957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22.90434990289">
                <text:p>2122.90434990289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38.43453906241">
                <text:p>2238.4345390624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137.93827969242">
                <text:p>2137.9382796924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66.91273449972">
                <text:p>2366.912734499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85.7351021697">
                <text:p>2385.735102169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22.92829344049">
                <text:p>2322.9282934404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04.85923124521">
                <text:p>2404.859231245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535.44212210302">
                <text:p>2535.4421221030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805.76281597231">
                <text:p>2805.7628159723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82.81859242423">
                <text:p>2682.818592424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584.58918025276">
                <text:p>2584.5891802527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62.57988992979">
                <text:p>2662.5798899297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641.4808637274">
                <text:p>2641.480863727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73.50365942817">
                <text:p>2573.503659428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573.50365942817">
                <text:p>2573.5036594281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52.98177653443">
                <text:p>2752.9817765344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336.83804370061">
                <text:p>2336.8380437006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318.77639996398">
                <text:p>2318.7763999639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25.70324944248">
                <text:p>2525.7032494424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654.18801524215">
                <text:p>2654.188015242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41.50381264803">
                <text:p>2741.5038126480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900.36194898213">
                <text:p>2900.361948982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021.59072489326">
                <text:p>3021.5907248932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264.92927871407">
                <text:p>3264.9292787140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264.92927871407">
                <text:p>3264.9292787140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341.29126100893">
                <text:p>3341.2912610089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341.29126100893">
                <text:p>3341.291261008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401.91284590037">
                <text:p>3401.912845900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561.4327241174">
                <text:p>3561.43272411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3774.25619245591">
                <text:p>3774.256192455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3822.34354639706">
                <text:p>3822.3435463970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375.12236363762">
                <text:p>3375.122363637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286.38848799495">
                <text:p>3286.3884879949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299.94433216378">
                <text:p>3299.9443321637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671.48464552962">
                <text:p>3671.4846455296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994.09138422818">
                <text:p>3994.091384228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211.35201400722">
                <text:p>4211.352014007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412.66687402595">
                <text:p>4412.6668740259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729.16160154229">
                <text:p>4729.1616015422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475.19953903173">
                <text:p>4475.1995390317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475.19953903173">
                <text:p>4475.199539031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668.44877024453">
                <text:p>4668.4487702445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500.37410984946">
                <text:p>4500.3741098494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209.8746058283">
                <text:p>4209.874605828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275.87655938485">
                <text:p>4275.8765593848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551.41981767197">
                <text:p>3551.4198176719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281.21568459278">
                <text:p>4281.215684592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667.54086499945">
                <text:p>4667.5408649994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061.2600438269">
                <text:p>5061.260043826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403.08309946581">
                <text:p>5403.0830994658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275.11491411242">
                <text:p>4275.1149141124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933.21781839186">
                <text:p>3933.2178183918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318.18911979618">
                <text:p>4318.1891197961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061.2600438269">
                <text:p>5061.260043826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40.56411389122">
                <text:p>5340.5641138912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794.82471837522">
                <text:p>4794.8247183752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02.23152223413">
                <text:p>5202.231522234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890.57465671465">
                <text:p>4890.5746567146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3511.66802660431">
                <text:p>3511.6680266043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586.1778300825">
                <text:p>3586.17783008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129.75094579476">
                <text:p>3129.7509457947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3298.35705735273">
                <text:p>3298.3570573527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241.33906784079">
                <text:p>3241.3390678407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3780.49856309792">
                <text:p>3780.4985630979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3970.63365502972">
                <text:p>3970.6336550297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776.69322874458">
                <text:p>4776.693228744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869.7362539976">
                <text:p>4869.736253997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932.64000193478">
                <text:p>5932.6400019347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404.16462571376">
                <text:p>4404.1646257137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860.85977272449">
                <text:p>4860.8597727244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197.44358785711">
                <text:p>5197.443587857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90.35507742923">
                <text:p>5690.355077429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772.47192058857">
                <text:p>5772.4719205885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789.18051687322">
                <text:p>5789.1805168732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879.95225769024">
                <text:p>5879.952257690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946.97271333139">
                <text:p>5946.9727133313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160.6866785156">
                <text:p>6160.68667851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6211.71015925646">
                <text:p>6211.710159256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6343.04463239568">
                <text:p>6343.0446323956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6349.75729289692">
                <text:p>6349.7572928969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6601.2501211104">
                <text:p>6601.250121110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101.26344487821">
                <text:p>7101.263444878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186.31488219991">
                <text:p>7186.3148821999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6289.84999746502">
                <text:p>6289.8499974650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6289.84999746502">
                <text:p>6289.8499974650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975.48486713183">
                <text:p>4975.4848671318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254.33640804053">
                <text:p>5254.336408040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291.40608010299">
                <text:p>5291.406080102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319.55341670685">
                <text:p>5319.5534167068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6148.06151209149">
                <text:p>6148.061512091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55.49222452481">
                <text:p>5655.4922245248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598.01621300391">
                <text:p>4598.0162130039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416.93032028105">
                <text:p>4416.930320281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063.91993020821">
                <text:p>4063.9199302082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900.14139798125">
                <text:p>3900.141397981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900.14139798125">
                <text:p>3900.141397981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910.3083585723">
                <text:p>3910.308358572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503.11836912184">
                <text:p>4503.1183691218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165.48707039131">
                <text:p>4165.487070391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469.57402631913">
                <text:p>4469.5740263191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489.64039242897">
                <text:p>4489.6403924289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777.67207772827">
                <text:p>3777.6720777282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08.07500224032">
                <text:p>3508.0750022403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525.59605256366">
                <text:p>3525.5960525636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525.59605256366">
                <text:p>3525.596052563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533.90195506547">
                <text:p>3533.9019550654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405.53318592794">
                <text:p>3405.5331859279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468.53025909779">
                <text:p>3468.5302590977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601.7851171047">
                <text:p>3601.785117104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131.79293114467">
                <text:p>3131.792931144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805.27089332326">
                <text:p>2805.2708933232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805.27089332326">
                <text:p>2805.2708933232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392.0564098406">
                <text:p>3392.056409840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085.09481686833">
                <text:p>3085.0948168683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130.15912981117">
                <text:p>3130.1591298111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616.98366782114">
                <text:p>3616.9836678211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140.19300377171">
                <text:p>3140.1930037717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815.9679840229">
                <text:p>2815.967984022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133.63299749669">
                <text:p>3133.6329974966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135.27042819427">
                <text:p>3135.270428194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330.1644412137">
                <text:p>3330.164441213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337.8061508695">
                <text:p>3337.806150869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117.55473505581">
                <text:p>3117.5547350558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792.37872342375">
                <text:p>2792.378723423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252.54033443924">
                <text:p>3252.5403344392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552.42955735692">
                <text:p>2552.4295573569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556.23550195198">
                <text:p>2556.2355019519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98.49568311858">
                <text:p>2098.4956831185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31.00773415618">
                <text:p>1931.007734156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34.12000385423">
                <text:p>1934.1200038542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969.99877926842">
                <text:p>1969.9987792684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67.7604142179">
                <text:p>2067.760414217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81.93052809049">
                <text:p>2081.9305280904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54.05628503205">
                <text:p>2154.0562850320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13.80224264366">
                <text:p>2013.802242643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21.94567210001">
                <text:p>2021.9456721000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832.09886471963">
                <text:p>1832.098864719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962.10718834427">
                <text:p>1962.1071883442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78.41395694037">
                <text:p>1878.4139569403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80.32008959477">
                <text:p>1780.3200895947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859.78265229191">
                <text:p>1859.782652291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605.27691310462">
                <text:p>1605.2769131046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91.65031685305">
                <text:p>1591.650316853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649.40520430398">
                <text:p>1649.405204303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650.3125302776">
                <text:p>1650.31253027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02.88740796276">
                <text:p>1702.8874079627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37.11381630762">
                <text:p>1537.113816307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332.620495715">
                <text:p>1332.62049571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30.47414041168">
                <text:p>1430.4741404116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60.72656354616">
                <text:p>1360.726563546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321.4676317491">
                <text:p>1321.46763174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59.49332320308">
                <text:p>1359.4933232030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32.18477912656">
                <text:p>1232.1847791265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319.43348696136">
                <text:p>1319.4334869613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66.92647954364">
                <text:p>1366.9264795436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385.86991152715">
                <text:p>1385.8699115271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383.95197369549">
                <text:p>1383.9519736954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31.03439192569">
                <text:p>1531.0343919256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30.2534511494">
                <text:p>1530.25345114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636.69497598385">
                <text:p>1636.6949759838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01.68002891571">
                <text:p>1701.6800289157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74.134766989">
                <text:p>1774.13476698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80.45216081804">
                <text:p>1780.4521608180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35.14279408814">
                <text:p>1735.1427940881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20.77897945888">
                <text:p>1620.7789794588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08.95009454765">
                <text:p>1708.9500945476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67.1641516968">
                <text:p>1667.164151696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80.58925340152">
                <text:p>1680.5892534015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30.76333221513">
                <text:p>1730.763332215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23.95934283965">
                <text:p>1623.9593428396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28.79977870574">
                <text:p>1728.7997787057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11.77208185129">
                <text:p>1611.7720818512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514.53737377236">
                <text:p>1514.5373737723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514.91976631754">
                <text:p>1514.919766317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526.45774520302">
                <text:p>1526.4577452030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22.42014625894">
                <text:p>1422.4201462589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28.21222700103">
                <text:p>1228.2122270010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118.33069884102">
                <text:p>1118.330698841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171.61313779971">
                <text:p>1171.613137799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126.09651986239">
                <text:p>1126.0965198623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144.57032418461">
                <text:p>1144.570324184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118.95636756152">
                <text:p>1118.9563675615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66.45168308497">
                <text:p>1066.4516830849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247.10289050804">
                <text:p>1247.1028905080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281.18801728645">
                <text:p>1281.1880172864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52.82651078446">
                <text:p>1352.8265107844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80.84662147328">
                <text:p>1380.8466214732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47.46970193759">
                <text:p>1447.4697019375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63.89697833876">
                <text:p>1363.8969783387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94.32377434655">
                <text:p>1394.3237743465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0.95850777848">
                <text:p>1320.9585077784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51.60754225529">
                <text:p>1351.607542255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61.42124498424">
                <text:p>1361.4212449842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91.7364527589">
                <text:p>1391.736452758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2.99056527782">
                <text:p>1332.9905652778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45.37760480742">
                <text:p>1445.3776048074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46.77166362211">
                <text:p>1446.771663622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55.89900684423">
                <text:p>1455.8990068442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33.63569248116">
                <text:p>1433.6356924811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42.4241317283">
                <text:p>1442.424131728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48.69289115876">
                <text:p>1448.6928911587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00.01721564645">
                <text:p>1400.0172156464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9.43556990765">
                <text:p>1359.4355699076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61.9040801139">
                <text:p>1361.904080113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287.11411521188">
                <text:p>1287.114115211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23.45332181735">
                <text:p>1323.4533218173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252.71717245787">
                <text:p>1252.7171724578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32.86101755326">
                <text:p>1332.8610175532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14.17749943613">
                <text:p>1314.177499436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49.65037060225">
                <text:p>1349.650370602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74.38233541837">
                <text:p>1374.3823354183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05.94262863829">
                <text:p>1405.942628638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05.94262863829">
                <text:p>1405.942628638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66.24561332217">
                <text:p>1366.2456133221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87.09136569777">
                <text:p>1387.0913656977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84.53079091577">
                <text:p>1384.5307909157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85.17004792169">
                <text:p>1385.1700479216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45.41350306648">
                <text:p>1345.4135030664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506.17330851298">
                <text:p>1506.1733085129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530.7658536444">
                <text:p>1530.765853644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06.17330851298">
                <text:p>1506.173308512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506.17330851298">
                <text:p>1506.1733085129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24.54273413648">
                <text:p>1524.5427341364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530.03395507704">
                <text:p>1530.033955077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574.19005511697">
                <text:p>1574.1900551169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57.23524506393">
                <text:p>1657.2352450639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715.27060535848">
                <text:p>1715.2706053584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715.02546601834">
                <text:p>1715.0254660183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61.59510724525">
                <text:p>1661.5951072452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65.28440235405">
                <text:p>1665.2844023540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554.81383936041">
                <text:p>1554.8138393604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15.08017212544">
                <text:p>1615.0801721254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15.18886402928">
                <text:p>1615.1888640292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34.73519653256">
                <text:p>1734.735196532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88.83772559255">
                <text:p>1688.837725592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16.05892620669">
                <text:p>1616.0589262066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43.95397899393">
                <text:p>1643.9539789939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595.0087310191">
                <text:p>1595.008731019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502.82526120926">
                <text:p>1502.8252612092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63.24407491821">
                <text:p>1463.2440749182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05.35020071125">
                <text:p>1305.350200711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224.37450434655">
                <text:p>1224.3745043465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208.59064257058">
                <text:p>1208.5906425705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339.10784493603">
                <text:p>1339.1078449360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343.90677554852">
                <text:p>1343.9067755485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64.62813723448">
                <text:p>1464.6281372344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43.48685869621">
                <text:p>1443.4868586962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89.34951692252">
                <text:p>1489.3495169225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597.18469581427">
                <text:p>1597.1846958142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83.45793882884">
                <text:p>1483.457938828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510.7240390783">
                <text:p>1510.724039078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87.50337797779">
                <text:p>1487.5033779777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393.53443136707">
                <text:p>1393.5344313670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286.01064300959">
                <text:p>1286.0106430095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228.10224394352">
                <text:p>1228.102243943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310.73250018853">
                <text:p>1310.7325001885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329.31749970657">
                <text:p>1329.3174997065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301.6335233043">
                <text:p>1301.633523304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14.18519118354">
                <text:p>1214.1851911835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76.33628446298">
                <text:p>1176.3362844629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90.7952473135">
                <text:p>1090.795247313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43.60227895349">
                <text:p>1143.6022789534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62.20936904602">
                <text:p>1162.2093690460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307.59041271753">
                <text:p>1307.5904127175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97.75461921157">
                <text:p>1397.7546192115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357.89729007919">
                <text:p>1357.8972900791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21.5986807734">
                <text:p>1421.598680773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67.67333493309">
                <text:p>1467.6733349330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552.95266036831">
                <text:p>1552.9526603683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599.31331752892">
                <text:p>1599.3133175289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641.31200545911">
                <text:p>1641.3120054591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97.15360340765">
                <text:p>1497.1536034076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67.5584231881">
                <text:p>1567.558423188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702.79679510649">
                <text:p>1702.7967951064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607.4810038396">
                <text:p>1607.48100383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610.93365961856">
                <text:p>1610.9336596185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83.48086212116">
                <text:p>1483.4808621211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67.17458146379">
                <text:p>1567.1745814637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47.76997567647">
                <text:p>1547.7699756764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35.09834838512">
                <text:p>1535.0983483851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87.9119473239">
                <text:p>1587.911947323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600.61990248605">
                <text:p>1600.619902486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627.97999849599">
                <text:p>1627.9799984959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628.86389954373">
                <text:p>1628.8638995437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775.38152367697">
                <text:p>1775.3815236769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38.3073346364">
                <text:p>1438.30733463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287.12274354352">
                <text:p>1287.1227435435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402.66618711047">
                <text:p>1402.6661871104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423.88639565885">
                <text:p>1423.8863956588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35.02034489134">
                <text:p>1335.0203448913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302.5607070494">
                <text:p>1302.560707049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278.68804666194">
                <text:p>1278.6880466619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19.17059562496">
                <text:p>1319.1705956249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309.95450064212">
                <text:p>1309.9545006421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256.72669391231">
                <text:p>1256.7266939123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352.47392683138">
                <text:p>1352.4739268313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299.7391167549">
                <text:p>1299.739116754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213.51755470271">
                <text:p>1213.5175547027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15.69940330574">
                <text:p>1315.69940330574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299.87990591377">
                <text:p>1299.8799059137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339.34137169875">
                <text:p>1339.3413716987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404.55418045674">
                <text:p>1404.5541804567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412.48968994002">
                <text:p>1412.489689940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39.60142624532">
                <text:p>1439.6014262453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41.21379807176">
                <text:p>1641.2137980717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98.36804181159">
                <text:p>1598.36804181159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12.1104022856">
                <text:p>1612.110402285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67.67096334341">
                <text:p>1667.6709633434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67.67096334341">
                <text:p>1667.6709633434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99.72780637032">
                <text:p>1799.7278063703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843.97561606355">
                <text:p>1843.9756160635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712.40990878588">
                <text:p>1712.4099087858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09.51573874927">
                <text:p>1609.5157387492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07.60430147237">
                <text:p>1507.6043014723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08.36229032718">
                <text:p>1508.362290327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64.1925451459">
                <text:p>1464.19254514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